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48"/>
    <style:style style:name="ce31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2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7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2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3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4" style:family="table-cell" style:parent-style-name="Default" style:data-style-name="N3">
      <style:table-cell-properties fo:background-color="transparent"/>
    </style:style>
    <style:style style:name="ce5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/>
    <style:style style:name="ce57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48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2" style:family="table-cell" style:parent-style-name="Default" style:data-style-name="N3"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/>
    </style:style>
    <style:style style:name="ce89" style:family="table-cell" style:parent-style-name="Default" style:data-style-name="N0">
      <style:text-properties fo:color="#FF0000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0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30"/>
          <table:table-cell office:value-type="string" table:style-name="ce86">
            <text:p>中華民國111年03月底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1">
            <text:p>人 <text:s text:c="7"/>口 <text:s text:c="7"/>數</text:p>
          </table:table-cell>
          <table:table-cell table:number-columns-repeated="2" table:style-name="ce3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3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5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總　 <text:s/>計</text:p>
          </table:table-cell>
          <table:table-cell office:value-type="float" office:value="9004145" table:style-name="ce57">
            <text:p>9,004,145</text:p>
          </table:table-cell>
          <table:table-cell office:value-type="float" office:value="23268991" table:style-name="ce58">
            <text:p>23,268,991</text:p>
          </table:table-cell>
          <table:table-cell office:value-type="float" office:value="11523301" table:style-name="ce58">
            <text:p>11,523,301</text:p>
          </table:table-cell>
          <table:table-cell office:value-type="float" office:value="11745690" table:style-name="ce59">
            <text:p>11,745,690</text:p>
          </table:table-cell>
          <table:table-cell table:number-columns-repeated="16379"/>
        </table:table-row>
        <table:table-row table:style-name="ro3">
          <table:table-cell office:value-type="string" table:style-name="ce60">
            <text:p>新 北 市</text:p>
          </table:table-cell>
          <table:table-cell office:value-type="float" office:value="1621005" table:style-name="ce57">
            <text:p>1,621,005</text:p>
          </table:table-cell>
          <table:table-cell office:value-type="float" office:value="3989880" table:style-name="ce62">
            <text:p>3,989,880</text:p>
          </table:table-cell>
          <table:table-cell office:value-type="float" office:value="1948071" table:style-name="ce62">
            <text:p>1,948,071</text:p>
          </table:table-cell>
          <table:table-cell office:value-type="float" office:value="2041809" table:style-name="ce59">
            <text:p>2,041,809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北 市</text:p>
          </table:table-cell>
          <table:table-cell office:value-type="float" office:value="1045646" table:style-name="ce57">
            <text:p>1,045,646</text:p>
          </table:table-cell>
          <table:table-cell office:value-type="float" office:value="2490445" table:style-name="ce62">
            <text:p>2,490,445</text:p>
          </table:table-cell>
          <table:table-cell office:value-type="float" office:value="1186053" table:style-name="ce62">
            <text:p>1,186,053</text:p>
          </table:table-cell>
          <table:table-cell office:value-type="float" office:value="1304392" table:style-name="ce59">
            <text:p>1,304,392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桃 園 市</text:p>
          </table:table-cell>
          <table:table-cell office:value-type="float" office:value="862932" table:style-name="ce57">
            <text:p>862,932</text:p>
          </table:table-cell>
          <table:table-cell office:value-type="float" office:value="2266913" table:style-name="ce62">
            <text:p>2,266,913</text:p>
          </table:table-cell>
          <table:table-cell office:value-type="float" office:value="1121833" table:style-name="ce62">
            <text:p>1,121,833</text:p>
          </table:table-cell>
          <table:table-cell office:value-type="float" office:value="1145080" table:style-name="ce59">
            <text:p>1,145,080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中 市</text:p>
          </table:table-cell>
          <table:table-cell office:value-type="float" office:value="1019695" table:style-name="ce57">
            <text:p>1,019,695</text:p>
          </table:table-cell>
          <table:table-cell office:value-type="float" office:value="2806385" table:style-name="ce62">
            <text:p>2,806,385</text:p>
          </table:table-cell>
          <table:table-cell office:value-type="float" office:value="1376966" table:style-name="ce62">
            <text:p>1,376,966</text:p>
          </table:table-cell>
          <table:table-cell office:value-type="float" office:value="1429419" table:style-name="ce59">
            <text:p>1,429,419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南 市</text:p>
          </table:table-cell>
          <table:table-cell office:value-type="float" office:value="710209" table:style-name="ce57">
            <text:p>710,209</text:p>
          </table:table-cell>
          <table:table-cell office:value-type="float" office:value="1855449" table:style-name="ce62">
            <text:p>1,855,449</text:p>
          </table:table-cell>
          <table:table-cell office:value-type="float" office:value="923570" table:style-name="ce62">
            <text:p>923,570</text:p>
          </table:table-cell>
          <table:table-cell office:value-type="float" office:value="931879" table:style-name="ce59">
            <text:p>931,879</text:p>
          </table:table-cell>
          <table:table-cell table:number-columns-repeated="16379"/>
        </table:table-row>
        <table:table-row table:style-name="ro5">
          <table:table-cell office:value-type="string" table:style-name="ce60">
            <text:p>高 雄 市</text:p>
          </table:table-cell>
          <table:table-cell office:value-type="float" office:value="1128489" table:style-name="ce57">
            <text:p>1,128,489</text:p>
          </table:table-cell>
          <table:table-cell office:value-type="float" office:value="2731782" table:style-name="ce61">
            <text:p>2,731,782</text:p>
          </table:table-cell>
          <table:table-cell office:value-type="float" office:value="1346101" table:style-name="ce62">
            <text:p>1,346,101</text:p>
          </table:table-cell>
          <table:table-cell office:value-type="float" office:value="1385681" table:style-name="ce59">
            <text:p>1,385,681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臺 灣 省</text:p>
          </table:table-cell>
          <table:table-cell office:value-type="float" office:value="2569973" table:style-name="ce57">
            <text:p>2,569,973</text:p>
          </table:table-cell>
          <table:table-cell office:value-type="float" office:value="6973686" table:style-name="ce61">
            <text:p>6,973,686</text:p>
          </table:table-cell>
          <table:table-cell office:value-type="float" office:value="3542753" table:style-name="ce62">
            <text:p>3,542,753</text:p>
          </table:table-cell>
          <table:table-cell office:value-type="float" office:value="3430933" table:style-name="ce59">
            <text:p>3,430,933</text:p>
          </table:table-cell>
          <table:table-cell table:number-columns-repeated="16379"/>
        </table:table-row>
        <table:table-row table:style-name="ro6">
          <table:table-cell office:value-type="string" table:style-name="ce27">
            <text:p>宜蘭縣</text:p>
          </table:table-cell>
          <table:table-cell office:value-type="float" office:value="174348" table:style-name="ce36">
            <text:p>174,348</text:p>
          </table:table-cell>
          <table:table-cell office:value-type="float" office:value="449435" table:style-name="ce37">
            <text:p>449,435</text:p>
          </table:table-cell>
          <table:table-cell office:value-type="float" office:value="226309" table:style-name="ce37">
            <text:p>226,309</text:p>
          </table:table-cell>
          <table:table-cell office:value-type="float" office:value="223126" table:style-name="ce37">
            <text:p>223,126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新竹縣</text:p>
          </table:table-cell>
          <table:table-cell office:value-type="float" office:value="211362" table:style-name="ce36">
            <text:p>211,362</text:p>
          </table:table-cell>
          <table:table-cell office:value-type="float" office:value="575746" table:style-name="ce37">
            <text:p>575,746</text:p>
          </table:table-cell>
          <table:table-cell office:value-type="float" office:value="293833" table:style-name="ce37">
            <text:p>293,833</text:p>
          </table:table-cell>
          <table:table-cell office:value-type="float" office:value="281913" table:style-name="ce37">
            <text:p>281,913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苗栗縣</text:p>
          </table:table-cell>
          <table:table-cell office:value-type="float" office:value="195521" table:style-name="ce36">
            <text:p>195,521</text:p>
          </table:table-cell>
          <table:table-cell office:value-type="float" office:value="536585" table:style-name="ce37">
            <text:p>536,585</text:p>
          </table:table-cell>
          <table:table-cell office:value-type="float" office:value="276493" table:style-name="ce37">
            <text:p>276,493</text:p>
          </table:table-cell>
          <table:table-cell office:value-type="float" office:value="260092" table:style-name="ce37">
            <text:p>260,092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彰化縣</text:p>
          </table:table-cell>
          <table:table-cell office:value-type="float" office:value="399587" table:style-name="ce36">
            <text:p>399,587</text:p>
          </table:table-cell>
          <table:table-cell office:value-type="float" office:value="1250631" table:style-name="ce37">
            <text:p>1,250,631</text:p>
          </table:table-cell>
          <table:table-cell office:value-type="float" office:value="634978" table:style-name="ce37">
            <text:p>634,978</text:p>
          </table:table-cell>
          <table:table-cell office:value-type="float" office:value="615653" table:style-name="ce37">
            <text:p>615,653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南投縣</text:p>
          </table:table-cell>
          <table:table-cell office:value-type="float" office:value="179602" table:style-name="ce36">
            <text:p>179,602</text:p>
          </table:table-cell>
          <table:table-cell office:value-type="float" office:value="482841" table:style-name="ce37">
            <text:p>482,841</text:p>
          </table:table-cell>
          <table:table-cell office:value-type="float" office:value="246540" table:style-name="ce37">
            <text:p>246,540</text:p>
          </table:table-cell>
          <table:table-cell office:value-type="float" office:value="236301" table:style-name="ce37">
            <text:p>236,301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4644" table:style-name="ce36">
            <text:p>244,644</text:p>
          </table:table-cell>
          <table:table-cell office:value-type="float" office:value="667667" table:style-name="ce37">
            <text:p>667,667</text:p>
          </table:table-cell>
          <table:table-cell office:value-type="float" office:value="344968" table:style-name="ce37">
            <text:p>344,968</text:p>
          </table:table-cell>
          <table:table-cell office:value-type="float" office:value="322699" table:style-name="ce37">
            <text:p>322,69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嘉義縣</text:p>
          </table:table-cell>
          <table:table-cell office:value-type="float" office:value="185019" table:style-name="ce36">
            <text:p>185,019</text:p>
          </table:table-cell>
          <table:table-cell office:value-type="float" office:value="491507" table:style-name="ce37">
            <text:p>491,507</text:p>
          </table:table-cell>
          <table:table-cell office:value-type="float" office:value="254899" table:style-name="ce37">
            <text:p>254,899</text:p>
          </table:table-cell>
          <table:table-cell office:value-type="float" office:value="236608" table:style-name="ce37">
            <text:p>236,60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93494" table:style-name="ce36">
            <text:p>293,494</text:p>
          </table:table-cell>
          <table:table-cell office:value-type="float" office:value="801914" table:style-name="ce37">
            <text:p>801,914</text:p>
          </table:table-cell>
          <table:table-cell office:value-type="float" office:value="408068" table:style-name="ce37">
            <text:p>408,068</text:p>
          </table:table-cell>
          <table:table-cell office:value-type="float" office:value="393846" table:style-name="ce37">
            <text:p>393,84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4079" table:style-name="ce36">
            <text:p>84,079</text:p>
          </table:table-cell>
          <table:table-cell office:value-type="float" office:value="213032" table:style-name="ce55">
            <text:p>213,032</text:p>
          </table:table-cell>
          <table:table-cell office:value-type="float" office:value="109214" table:style-name="ce37">
            <text:p>109,214</text:p>
          </table:table-cell>
          <table:table-cell office:value-type="float" office:value="103818" table:style-name="ce37">
            <text:p>103,81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7937" table:style-name="ce36">
            <text:p>127,937</text:p>
          </table:table-cell>
          <table:table-cell office:value-type="float" office:value="320405" table:style-name="ce37">
            <text:p>320,405</text:p>
          </table:table-cell>
          <table:table-cell office:value-type="float" office:value="161854" table:style-name="ce37">
            <text:p>161,854</text:p>
          </table:table-cell>
          <table:table-cell office:value-type="float" office:value="158551" table:style-name="ce37">
            <text:p>158,55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澎湖縣</text:p>
          </table:table-cell>
          <table:table-cell office:value-type="float" office:value="42388" table:style-name="ce36">
            <text:p>42,388</text:p>
          </table:table-cell>
          <table:table-cell office:value-type="float" office:value="106174" table:style-name="ce37">
            <text:p>106,174</text:p>
          </table:table-cell>
          <table:table-cell office:value-type="float" office:value="54576" table:style-name="ce37">
            <text:p>54,576</text:p>
          </table:table-cell>
          <table:table-cell office:value-type="float" office:value="51598" table:style-name="ce37">
            <text:p>51,59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基隆市</text:p>
          </table:table-cell>
          <table:table-cell office:value-type="float" office:value="155983" table:style-name="ce36">
            <text:p>155,983</text:p>
          </table:table-cell>
          <table:table-cell office:value-type="float" office:value="362239" table:style-name="ce37">
            <text:p>362,239</text:p>
          </table:table-cell>
          <table:table-cell office:value-type="float" office:value="180600" table:style-name="ce37">
            <text:p>180,600</text:p>
          </table:table-cell>
          <table:table-cell office:value-type="float" office:value="181639" table:style-name="ce37">
            <text:p>181,63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新竹市</text:p>
          </table:table-cell>
          <table:table-cell office:value-type="float" office:value="174218" table:style-name="ce36">
            <text:p>174,218</text:p>
          </table:table-cell>
          <table:table-cell office:value-type="float" office:value="451689" table:style-name="ce37">
            <text:p>451,689</text:p>
          </table:table-cell>
          <table:table-cell office:value-type="float" office:value="223158" table:style-name="ce37">
            <text:p>223,158</text:p>
          </table:table-cell>
          <table:table-cell office:value-type="float" office:value="228531" table:style-name="ce37">
            <text:p>228,53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101791" table:style-name="ce36">
            <text:p>101,791</text:p>
          </table:table-cell>
          <table:table-cell office:value-type="float" office:value="263821" table:style-name="ce37">
            <text:p>263,821</text:p>
          </table:table-cell>
          <table:table-cell office:value-type="float" office:value="127263" table:style-name="ce37">
            <text:p>127,263</text:p>
          </table:table-cell>
          <table:table-cell office:value-type="float" office:value="136558" table:style-name="ce37">
            <text:p>136,558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0">
            <text:p>福 建 省</text:p>
          </table:table-cell>
          <table:table-cell office:value-type="float" office:value="46196" table:style-name="ce57">
            <text:p>46,196</text:p>
          </table:table-cell>
          <table:table-cell office:value-type="float" office:value="154451" table:style-name="ce61">
            <text:p>154,451</text:p>
          </table:table-cell>
          <table:table-cell office:value-type="float" office:value="77954" table:style-name="ce61">
            <text:p>77,954</text:p>
          </table:table-cell>
          <table:table-cell office:value-type="float" office:value="76497" table:style-name="ce61">
            <text:p>76,49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42620" table:style-name="ce36">
            <text:p>42,620</text:p>
          </table:table-cell>
          <table:table-cell office:value-type="float" office:value="140740" table:style-name="ce37">
            <text:p>140,740</text:p>
          </table:table-cell>
          <table:table-cell office:value-type="float" office:value="69981" table:style-name="ce37">
            <text:p>69,981</text:p>
          </table:table-cell>
          <table:table-cell office:value-type="float" office:value="70759" table:style-name="ce37">
            <text:p>70,759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9">
            <text:p>連江縣</text:p>
          </table:table-cell>
          <table:table-cell office:value-type="float" office:value="3576" table:style-name="ce38">
            <text:p>3,576</text:p>
          </table:table-cell>
          <table:table-cell office:value-type="float" office:value="13711" table:style-name="ce39">
            <text:p>13,711</text:p>
          </table:table-cell>
          <table:table-cell office:value-type="float" office:value="7973" table:style-name="ce39">
            <text:p>7,973</text:p>
          </table:table-cell>
          <table:table-cell office:value-type="float" office:value="5738" table:style-name="ce39">
            <text:p>5,738</text:p>
          </table:table-cell>
          <table:table-cell table:number-columns-repeated="16379" table:style-name="ce1"/>
        </table:table-row>
        <table:table-row table:style-name="ro7">
          <table:table-cell table:style-name="ce87"/>
          <table:table-cell table:number-columns-repeated="2" table:style-name="ce30"/>
          <table:table-cell table:style-name="ce84"/>
          <table:table-cell office:value-type="string" table:style-name="ce94">
            <text:p><text:s text:c="7"/>內政部戶政司編製</text:p>
          </table:table-cell>
          <table:table-cell table:style-name="ce84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0"/>
          <table:table-cell table:style-name="ce85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新北市</text:p>
          </table:table-cell>
          <table:table-cell office:value-type="float" office:value="1621005" table:style-name="ce82">
            <text:p>1,621,005</text:p>
          </table:table-cell>
          <table:table-cell office:value-type="float" office:value="3989880" table:style-name="ce79">
            <text:p>3,989,880</text:p>
          </table:table-cell>
          <table:table-cell office:value-type="float" office:value="1948071" table:style-name="ce79">
            <text:p>1,948,071</text:p>
          </table:table-cell>
          <table:table-cell office:value-type="float" office:value="2041809" table:style-name="ce83">
            <text:p>2,041,80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板橋區</text:p>
          </table:table-cell>
          <table:table-cell office:value-type="float" office:value="219343" table:style-name="ce9">
            <text:p>219,343</text:p>
          </table:table-cell>
          <table:table-cell office:value-type="float" office:value="550089" table:style-name="ce11">
            <text:p>550,089</text:p>
          </table:table-cell>
          <table:table-cell office:value-type="float" office:value="267355" table:style-name="ce11">
            <text:p>267,355</text:p>
          </table:table-cell>
          <table:table-cell office:value-type="float" office:value="282734" table:style-name="ce23">
            <text:p>282,73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三重區</text:p>
          </table:table-cell>
          <table:table-cell office:value-type="float" office:value="155839" table:style-name="ce9">
            <text:p>155,839</text:p>
          </table:table-cell>
          <table:table-cell office:value-type="float" office:value="380185" table:style-name="ce11">
            <text:p>380,185</text:p>
          </table:table-cell>
          <table:table-cell office:value-type="float" office:value="186444" table:style-name="ce11">
            <text:p>186,444</text:p>
          </table:table-cell>
          <table:table-cell office:value-type="float" office:value="193741" table:style-name="ce23">
            <text:p>193,74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中和區</text:p>
          </table:table-cell>
          <table:table-cell office:value-type="float" office:value="169432" table:style-name="ce9">
            <text:p>169,432</text:p>
          </table:table-cell>
          <table:table-cell office:value-type="float" office:value="402983" table:style-name="ce11">
            <text:p>402,983</text:p>
          </table:table-cell>
          <table:table-cell office:value-type="float" office:value="194708" table:style-name="ce11">
            <text:p>194,708</text:p>
          </table:table-cell>
          <table:table-cell office:value-type="float" office:value="208275" table:style-name="ce23">
            <text:p>208,27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永和區</text:p>
          </table:table-cell>
          <table:table-cell office:value-type="float" office:value="90924" table:style-name="ce9">
            <text:p>90,924</text:p>
          </table:table-cell>
          <table:table-cell office:value-type="float" office:value="212805" table:style-name="ce11">
            <text:p>212,805</text:p>
          </table:table-cell>
          <table:table-cell office:value-type="float" office:value="100831" table:style-name="ce11">
            <text:p>100,831</text:p>
          </table:table-cell>
          <table:table-cell office:value-type="float" office:value="111974" table:style-name="ce23">
            <text:p>111,97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莊區</text:p>
          </table:table-cell>
          <table:table-cell office:value-type="float" office:value="162668" table:style-name="ce9">
            <text:p>162,668</text:p>
          </table:table-cell>
          <table:table-cell office:value-type="float" office:value="419541" table:style-name="ce11">
            <text:p>419,541</text:p>
          </table:table-cell>
          <table:table-cell office:value-type="float" office:value="204225" table:style-name="ce11">
            <text:p>204,225</text:p>
          </table:table-cell>
          <table:table-cell office:value-type="float" office:value="215316" table:style-name="ce23">
            <text:p>215,3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30480" table:style-name="ce9">
            <text:p>130,480</text:p>
          </table:table-cell>
          <table:table-cell office:value-type="float" office:value="297535" table:style-name="ce11">
            <text:p>297,535</text:p>
          </table:table-cell>
          <table:table-cell office:value-type="float" office:value="142775" table:style-name="ce11">
            <text:p>142,775</text:p>
          </table:table-cell>
          <table:table-cell office:value-type="float" office:value="154760" table:style-name="ce23">
            <text:p>154,7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7703" table:style-name="ce9">
            <text:p>67,703</text:p>
          </table:table-cell>
          <table:table-cell office:value-type="float" office:value="180950" table:style-name="ce11">
            <text:p>180,950</text:p>
          </table:table-cell>
          <table:table-cell office:value-type="float" office:value="90145" table:style-name="ce11">
            <text:p>90,145</text:p>
          </table:table-cell>
          <table:table-cell office:value-type="float" office:value="90805" table:style-name="ce23">
            <text:p>90,8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32826" table:style-name="ce9">
            <text:p>32,826</text:p>
          </table:table-cell>
          <table:table-cell office:value-type="float" office:value="88044" table:style-name="ce11">
            <text:p>88,044</text:p>
          </table:table-cell>
          <table:table-cell office:value-type="float" office:value="44102" table:style-name="ce11">
            <text:p>44,102</text:p>
          </table:table-cell>
          <table:table-cell office:value-type="float" office:value="43942" table:style-name="ce23">
            <text:p>43,9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4805" table:style-name="ce9">
            <text:p>44,805</text:p>
          </table:table-cell>
          <table:table-cell office:value-type="float" office:value="115653" table:style-name="ce11">
            <text:p>115,653</text:p>
          </table:table-cell>
          <table:table-cell office:value-type="float" office:value="57744" table:style-name="ce11">
            <text:p>57,744</text:p>
          </table:table-cell>
          <table:table-cell office:value-type="float" office:value="57909" table:style-name="ce23">
            <text:p>57,9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85292" table:style-name="ce9">
            <text:p>85,292</text:p>
          </table:table-cell>
          <table:table-cell office:value-type="float" office:value="184821" table:style-name="ce11">
            <text:p>184,821</text:p>
          </table:table-cell>
          <table:table-cell office:value-type="float" office:value="88445" table:style-name="ce11">
            <text:p>88,445</text:p>
          </table:table-cell>
          <table:table-cell office:value-type="float" office:value="96376" table:style-name="ce23">
            <text:p>96,3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92370" table:style-name="ce9">
            <text:p>92,370</text:p>
          </table:table-cell>
          <table:table-cell office:value-type="float" office:value="205580" table:style-name="ce11">
            <text:p>205,580</text:p>
          </table:table-cell>
          <table:table-cell office:value-type="float" office:value="100071" table:style-name="ce11">
            <text:p>100,071</text:p>
          </table:table-cell>
          <table:table-cell office:value-type="float" office:value="105509" table:style-name="ce23">
            <text:p>105,5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060" table:style-name="ce9">
            <text:p>16,060</text:p>
          </table:table-cell>
          <table:table-cell office:value-type="float" office:value="38248" table:style-name="ce11">
            <text:p>38,248</text:p>
          </table:table-cell>
          <table:table-cell office:value-type="float" office:value="19293" table:style-name="ce11">
            <text:p>19,293</text:p>
          </table:table-cell>
          <table:table-cell office:value-type="float" office:value="18955" table:style-name="ce23">
            <text:p>18,9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90829" table:style-name="ce9">
            <text:p>90,829</text:p>
          </table:table-cell>
          <table:table-cell office:value-type="float" office:value="236872" table:style-name="ce11">
            <text:p>236,872</text:p>
          </table:table-cell>
          <table:table-cell office:value-type="float" office:value="116377" table:style-name="ce11">
            <text:p>116,377</text:p>
          </table:table-cell>
          <table:table-cell office:value-type="float" office:value="120495" table:style-name="ce23">
            <text:p>120,4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4087" table:style-name="ce9">
            <text:p>74,087</text:p>
          </table:table-cell>
          <table:table-cell office:value-type="float" office:value="200865" table:style-name="ce11">
            <text:p>200,865</text:p>
          </table:table-cell>
          <table:table-cell office:value-type="float" office:value="98328" table:style-name="ce11">
            <text:p>98,328</text:p>
          </table:table-cell>
          <table:table-cell office:value-type="float" office:value="102537" table:style-name="ce23">
            <text:p>102,5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5827" table:style-name="ce9">
            <text:p>35,827</text:p>
          </table:table-cell>
          <table:table-cell office:value-type="float" office:value="90420" table:style-name="ce11">
            <text:p>90,420</text:p>
          </table:table-cell>
          <table:table-cell office:value-type="float" office:value="45307" table:style-name="ce11">
            <text:p>45,307</text:p>
          </table:table-cell>
          <table:table-cell office:value-type="float" office:value="45113" table:style-name="ce23">
            <text:p>45,1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990" table:style-name="ce9">
            <text:p>28,990</text:p>
          </table:table-cell>
          <table:table-cell office:value-type="float" office:value="77190" table:style-name="ce11">
            <text:p>77,190</text:p>
          </table:table-cell>
          <table:table-cell office:value-type="float" office:value="38063" table:style-name="ce11">
            <text:p>38,063</text:p>
          </table:table-cell>
          <table:table-cell office:value-type="float" office:value="39127" table:style-name="ce23">
            <text:p>39,1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50894" table:style-name="ce9">
            <text:p>50,894</text:p>
          </table:table-cell>
          <table:table-cell office:value-type="float" office:value="124812" table:style-name="ce11">
            <text:p>124,812</text:p>
          </table:table-cell>
          <table:table-cell office:value-type="float" office:value="60622" table:style-name="ce11">
            <text:p>60,622</text:p>
          </table:table-cell>
          <table:table-cell office:value-type="float" office:value="64190" table:style-name="ce23">
            <text:p>64,1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827" table:style-name="ce9">
            <text:p>9,827</text:p>
          </table:table-cell>
          <table:table-cell office:value-type="float" office:value="23489" table:style-name="ce11">
            <text:p>23,489</text:p>
          </table:table-cell>
          <table:table-cell office:value-type="float" office:value="11741" table:style-name="ce11">
            <text:p>11,741</text:p>
          </table:table-cell>
          <table:table-cell office:value-type="float" office:value="11748" table:style-name="ce23">
            <text:p>11,7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376" table:style-name="ce9">
            <text:p>3,376</text:p>
          </table:table-cell>
          <table:table-cell office:value-type="float" office:value="7428" table:style-name="ce11">
            <text:p>7,428</text:p>
          </table:table-cell>
          <table:table-cell office:value-type="float" office:value="4062" table:style-name="ce11">
            <text:p>4,062</text:p>
          </table:table-cell>
          <table:table-cell office:value-type="float" office:value="3366" table:style-name="ce23">
            <text:p>3,3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62" table:style-name="ce9">
            <text:p>2,562</text:p>
          </table:table-cell>
          <table:table-cell office:value-type="float" office:value="6606" table:style-name="ce11">
            <text:p>6,606</text:p>
          </table:table-cell>
          <table:table-cell office:value-type="float" office:value="3590" table:style-name="ce11">
            <text:p>3,590</text:p>
          </table:table-cell>
          <table:table-cell office:value-type="float" office:value="3016" table:style-name="ce23">
            <text:p>3,0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610" table:style-name="ce9">
            <text:p>9,610</text:p>
          </table:table-cell>
          <table:table-cell office:value-type="float" office:value="22224" table:style-name="ce11">
            <text:p>22,224</text:p>
          </table:table-cell>
          <table:table-cell office:value-type="float" office:value="11410" table:style-name="ce11">
            <text:p>11,410</text:p>
          </table:table-cell>
          <table:table-cell office:value-type="float" office:value="10814" table:style-name="ce23">
            <text:p>10,8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10" table:style-name="ce9">
            <text:p>4,210</text:p>
          </table:table-cell>
          <table:table-cell office:value-type="float" office:value="11108" table:style-name="ce11">
            <text:p>11,108</text:p>
          </table:table-cell>
          <table:table-cell office:value-type="float" office:value="5792" table:style-name="ce11">
            <text:p>5,792</text:p>
          </table:table-cell>
          <table:table-cell office:value-type="float" office:value="5316" table:style-name="ce23">
            <text:p>5,3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6221" table:style-name="ce9">
            <text:p>16,221</text:p>
          </table:table-cell>
          <table:table-cell office:value-type="float" office:value="40111" table:style-name="ce11">
            <text:p>40,111</text:p>
          </table:table-cell>
          <table:table-cell office:value-type="float" office:value="19997" table:style-name="ce11">
            <text:p>19,997</text:p>
          </table:table-cell>
          <table:table-cell office:value-type="float" office:value="20114" table:style-name="ce23">
            <text:p>20,1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206" table:style-name="ce9">
            <text:p>2,206</text:p>
          </table:table-cell>
          <table:table-cell office:value-type="float" office:value="4315" table:style-name="ce11">
            <text:p>4,315</text:p>
          </table:table-cell>
          <table:table-cell office:value-type="float" office:value="2411" table:style-name="ce11">
            <text:p>2,411</text:p>
          </table:table-cell>
          <table:table-cell office:value-type="float" office:value="1904" table:style-name="ce23">
            <text:p>1,9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658" table:style-name="ce9">
            <text:p>3,658</text:p>
          </table:table-cell>
          <table:table-cell office:value-type="float" office:value="8227" table:style-name="ce11">
            <text:p>8,227</text:p>
          </table:table-cell>
          <table:table-cell office:value-type="float" office:value="4463" table:style-name="ce11">
            <text:p>4,463</text:p>
          </table:table-cell>
          <table:table-cell office:value-type="float" office:value="3764" table:style-name="ce23">
            <text:p>3,7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309" table:style-name="ce9">
            <text:p>4,309</text:p>
          </table:table-cell>
          <table:table-cell office:value-type="float" office:value="11474" table:style-name="ce11">
            <text:p>11,474</text:p>
          </table:table-cell>
          <table:table-cell office:value-type="float" office:value="5865" table:style-name="ce11">
            <text:p>5,865</text:p>
          </table:table-cell>
          <table:table-cell office:value-type="float" office:value="5609" table:style-name="ce23">
            <text:p>5,6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256" table:style-name="ce9">
            <text:p>7,256</text:p>
          </table:table-cell>
          <table:table-cell office:value-type="float" office:value="20734" table:style-name="ce11">
            <text:p>20,734</text:p>
          </table:table-cell>
          <table:table-cell office:value-type="float" office:value="10200" table:style-name="ce11">
            <text:p>10,200</text:p>
          </table:table-cell>
          <table:table-cell office:value-type="float" office:value="10534" table:style-name="ce23">
            <text:p>10,5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494" table:style-name="ce9">
            <text:p>7,494</text:p>
          </table:table-cell>
          <table:table-cell office:value-type="float" office:value="21258" table:style-name="ce11">
            <text:p>21,258</text:p>
          </table:table-cell>
          <table:table-cell office:value-type="float" office:value="10615" table:style-name="ce11">
            <text:p>10,615</text:p>
          </table:table-cell>
          <table:table-cell office:value-type="float" office:value="10643" table:style-name="ce23">
            <text:p>10,643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※烏來區</text:p>
          </table:table-cell>
          <table:table-cell office:value-type="float" office:value="1907" table:style-name="ce16">
            <text:p>1,907</text:p>
          </table:table-cell>
          <table:table-cell office:value-type="float" office:value="6313" table:style-name="ce18">
            <text:p>6,313</text:p>
          </table:table-cell>
          <table:table-cell office:value-type="float" office:value="3090" table:style-name="ce18">
            <text:p>3,090</text:p>
          </table:table-cell>
          <table:table-cell office:value-type="float" office:value="3223" table:style-name="ce19">
            <text:p>3,223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北市</text:p>
          </table:table-cell>
          <table:table-cell office:value-type="float" office:value="1045646" table:style-name="ce71">
            <text:p>1,045,646</text:p>
          </table:table-cell>
          <table:table-cell office:value-type="float" office:value="2490445" table:style-name="ce79">
            <text:p>2,490,445</text:p>
          </table:table-cell>
          <table:table-cell office:value-type="float" office:value="1186053" table:style-name="ce79">
            <text:p>1,186,053</text:p>
          </table:table-cell>
          <table:table-cell office:value-type="float" office:value="1304392" table:style-name="ce73">
            <text:p>1,304,3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79257" table:style-name="ce52">
            <text:p>79,257</text:p>
          </table:table-cell>
          <table:table-cell office:value-type="float" office:value="189961" table:style-name="ce11">
            <text:p>189,961</text:p>
          </table:table-cell>
          <table:table-cell office:value-type="float" office:value="88894" table:style-name="ce11">
            <text:p>88,894</text:p>
          </table:table-cell>
          <table:table-cell office:value-type="float" office:value="101067" table:style-name="ce10">
            <text:p>101,0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7129" table:style-name="ce52">
            <text:p>87,129</text:p>
          </table:table-cell>
          <table:table-cell office:value-type="float" office:value="204052" table:style-name="ce11">
            <text:p>204,052</text:p>
          </table:table-cell>
          <table:table-cell office:value-type="float" office:value="96971" table:style-name="ce11">
            <text:p>96,971</text:p>
          </table:table-cell>
          <table:table-cell office:value-type="float" office:value="107081" table:style-name="ce10">
            <text:p>107,0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18634" table:style-name="ce52">
            <text:p>118,634</text:p>
          </table:table-cell>
          <table:table-cell office:value-type="float" office:value="288292" table:style-name="ce11">
            <text:p>288,292</text:p>
          </table:table-cell>
          <table:table-cell office:value-type="float" office:value="134510" table:style-name="ce11">
            <text:p>134,510</text:p>
          </table:table-cell>
          <table:table-cell office:value-type="float" office:value="153782" table:style-name="ce10">
            <text:p>153,7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98589" table:style-name="ce52">
            <text:p>98,589</text:p>
          </table:table-cell>
          <table:table-cell office:value-type="float" office:value="211945" table:style-name="ce11">
            <text:p>211,945</text:p>
          </table:table-cell>
          <table:table-cell office:value-type="float" office:value="98259" table:style-name="ce11">
            <text:p>98,259</text:p>
          </table:table-cell>
          <table:table-cell office:value-type="float" office:value="113686" table:style-name="ce10">
            <text:p>113,6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4491" table:style-name="ce52">
            <text:p>64,491</text:p>
          </table:table-cell>
          <table:table-cell office:value-type="float" office:value="148249" table:style-name="ce11">
            <text:p>148,249</text:p>
          </table:table-cell>
          <table:table-cell office:value-type="float" office:value="70520" table:style-name="ce11">
            <text:p>70,520</text:p>
          </table:table-cell>
          <table:table-cell office:value-type="float" office:value="77729" table:style-name="ce10">
            <text:p>77,7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797" table:style-name="ce52">
            <text:p>51,797</text:p>
          </table:table-cell>
          <table:table-cell office:value-type="float" office:value="119188" table:style-name="ce11">
            <text:p>119,188</text:p>
          </table:table-cell>
          <table:table-cell office:value-type="float" office:value="57653" table:style-name="ce11">
            <text:p>57,653</text:p>
          </table:table-cell>
          <table:table-cell office:value-type="float" office:value="61535" table:style-name="ce10">
            <text:p>61,5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8173" table:style-name="ce52">
            <text:p>78,173</text:p>
          </table:table-cell>
          <table:table-cell office:value-type="float" office:value="174390" table:style-name="ce11">
            <text:p>174,390</text:p>
          </table:table-cell>
          <table:table-cell office:value-type="float" office:value="85213" table:style-name="ce11">
            <text:p>85,213</text:p>
          </table:table-cell>
          <table:table-cell office:value-type="float" office:value="89177" table:style-name="ce10">
            <text:p>89,1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6637" table:style-name="ce52">
            <text:p>106,637</text:p>
          </table:table-cell>
          <table:table-cell office:value-type="float" office:value="258278" table:style-name="ce11">
            <text:p>258,278</text:p>
          </table:table-cell>
          <table:table-cell office:value-type="float" office:value="123384" table:style-name="ce11">
            <text:p>123,384</text:p>
          </table:table-cell>
          <table:table-cell office:value-type="float" office:value="134894" table:style-name="ce10">
            <text:p>134,8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7492" table:style-name="ce52">
            <text:p>47,492</text:p>
          </table:table-cell>
          <table:table-cell office:value-type="float" office:value="114285" table:style-name="ce11">
            <text:p>114,285</text:p>
          </table:table-cell>
          <table:table-cell office:value-type="float" office:value="55673" table:style-name="ce11">
            <text:p>55,673</text:p>
          </table:table-cell>
          <table:table-cell office:value-type="float" office:value="58612" table:style-name="ce10">
            <text:p>58,6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9342" table:style-name="ce52">
            <text:p>109,342</text:p>
          </table:table-cell>
          <table:table-cell office:value-type="float" office:value="273414" table:style-name="ce11">
            <text:p>273,414</text:p>
          </table:table-cell>
          <table:table-cell office:value-type="float" office:value="130217" table:style-name="ce11">
            <text:p>130,217</text:p>
          </table:table-cell>
          <table:table-cell office:value-type="float" office:value="143197" table:style-name="ce10">
            <text:p>143,1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6601" table:style-name="ce52">
            <text:p>106,601</text:p>
          </table:table-cell>
          <table:table-cell office:value-type="float" office:value="266036" table:style-name="ce11">
            <text:p>266,036</text:p>
          </table:table-cell>
          <table:table-cell office:value-type="float" office:value="128378" table:style-name="ce11">
            <text:p>128,378</text:p>
          </table:table-cell>
          <table:table-cell office:value-type="float" office:value="137658" table:style-name="ce10">
            <text:p>137,658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7504" table:style-name="ce53">
            <text:p>97,504</text:p>
          </table:table-cell>
          <table:table-cell office:value-type="float" office:value="242355" table:style-name="ce18">
            <text:p>242,355</text:p>
          </table:table-cell>
          <table:table-cell office:value-type="float" office:value="116381" table:style-name="ce18">
            <text:p>116,381</text:p>
          </table:table-cell>
          <table:table-cell office:value-type="float" office:value="125974" table:style-name="ce17">
            <text:p>125,974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桃園市</text:p>
          </table:table-cell>
          <table:table-cell office:value-type="float" office:value="862932" table:style-name="ce71">
            <text:p>862,932</text:p>
          </table:table-cell>
          <table:table-cell office:value-type="float" office:value="2266913" table:style-name="ce79">
            <text:p>2,266,913</text:p>
          </table:table-cell>
          <table:table-cell office:value-type="float" office:value="1121833" table:style-name="ce79">
            <text:p>1,121,833</text:p>
          </table:table-cell>
          <table:table-cell office:value-type="float" office:value="1145080" table:style-name="ce83">
            <text:p>1,145,08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82427" table:style-name="ce52">
            <text:p>182,427</text:p>
          </table:table-cell>
          <table:table-cell office:value-type="float" office:value="458823" table:style-name="ce11">
            <text:p>458,823</text:p>
          </table:table-cell>
          <table:table-cell office:value-type="float" office:value="221309" table:style-name="ce11">
            <text:p>221,309</text:p>
          </table:table-cell>
          <table:table-cell office:value-type="float" office:value="237514" table:style-name="ce23">
            <text:p>237,51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64401" table:style-name="ce52">
            <text:p>164,401</text:p>
          </table:table-cell>
          <table:table-cell office:value-type="float" office:value="421476" table:style-name="ce11">
            <text:p>421,476</text:p>
          </table:table-cell>
          <table:table-cell office:value-type="float" office:value="206335" table:style-name="ce11">
            <text:p>206,335</text:p>
          </table:table-cell>
          <table:table-cell office:value-type="float" office:value="215141" table:style-name="ce23">
            <text:p>215,141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4459" table:style-name="ce52">
            <text:p>34,459</text:p>
          </table:table-cell>
          <table:table-cell office:value-type="float" office:value="94486" table:style-name="ce11">
            <text:p>94,486</text:p>
          </table:table-cell>
          <table:table-cell office:value-type="float" office:value="48030" table:style-name="ce11">
            <text:p>48,030</text:p>
          </table:table-cell>
          <table:table-cell office:value-type="float" office:value="46456" table:style-name="ce23">
            <text:p>46,45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64600" table:style-name="ce52">
            <text:p>64,600</text:p>
          </table:table-cell>
          <table:table-cell office:value-type="float" office:value="176704" table:style-name="ce11">
            <text:p>176,704</text:p>
          </table:table-cell>
          <table:table-cell office:value-type="float" office:value="88493" table:style-name="ce11">
            <text:p>88,493</text:p>
          </table:table-cell>
          <table:table-cell office:value-type="float" office:value="88211" table:style-name="ce23">
            <text:p>88,211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61828" table:style-name="ce52">
            <text:p>61,828</text:p>
          </table:table-cell>
          <table:table-cell office:value-type="float" office:value="166386" table:style-name="ce11">
            <text:p>166,386</text:p>
          </table:table-cell>
          <table:table-cell office:value-type="float" office:value="82330" table:style-name="ce11">
            <text:p>82,330</text:p>
          </table:table-cell>
          <table:table-cell office:value-type="float" office:value="84056" table:style-name="ce23">
            <text:p>84,05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2911" table:style-name="ce52">
            <text:p>32,911</text:p>
          </table:table-cell>
          <table:table-cell office:value-type="float" office:value="87241" table:style-name="ce11">
            <text:p>87,241</text:p>
          </table:table-cell>
          <table:table-cell office:value-type="float" office:value="44296" table:style-name="ce11">
            <text:p>44,296</text:p>
          </table:table-cell>
          <table:table-cell office:value-type="float" office:value="42945" table:style-name="ce23">
            <text:p>42,945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9038" table:style-name="ce52">
            <text:p>69,038</text:p>
          </table:table-cell>
          <table:table-cell office:value-type="float" office:value="167612" table:style-name="ce11">
            <text:p>167,612</text:p>
          </table:table-cell>
          <table:table-cell office:value-type="float" office:value="83117" table:style-name="ce11">
            <text:p>83,117</text:p>
          </table:table-cell>
          <table:table-cell office:value-type="float" office:value="84495" table:style-name="ce23">
            <text:p>84,495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8143" table:style-name="ce52">
            <text:p>78,143</text:p>
          </table:table-cell>
          <table:table-cell office:value-type="float" office:value="209447" table:style-name="ce11">
            <text:p>209,447</text:p>
          </table:table-cell>
          <table:table-cell office:value-type="float" office:value="103893" table:style-name="ce11">
            <text:p>103,893</text:p>
          </table:table-cell>
          <table:table-cell office:value-type="float" office:value="105554" table:style-name="ce23">
            <text:p>105,55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4994" table:style-name="ce52">
            <text:p>44,994</text:p>
          </table:table-cell>
          <table:table-cell office:value-type="float" office:value="124251" table:style-name="ce11">
            <text:p>124,251</text:p>
          </table:table-cell>
          <table:table-cell office:value-type="float" office:value="61868" table:style-name="ce11">
            <text:p>61,868</text:p>
          </table:table-cell>
          <table:table-cell office:value-type="float" office:value="62383" table:style-name="ce23">
            <text:p>62,38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82439" table:style-name="ce52">
            <text:p>82,439</text:p>
          </table:table-cell>
          <table:table-cell office:value-type="float" office:value="227496" table:style-name="ce11">
            <text:p>227,496</text:p>
          </table:table-cell>
          <table:table-cell office:value-type="float" office:value="112528" table:style-name="ce11">
            <text:p>112,528</text:p>
          </table:table-cell>
          <table:table-cell office:value-type="float" office:value="114968" table:style-name="ce23">
            <text:p>114,968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7598" table:style-name="ce52">
            <text:p>17,598</text:p>
          </table:table-cell>
          <table:table-cell office:value-type="float" office:value="49127" table:style-name="ce11">
            <text:p>49,127</text:p>
          </table:table-cell>
          <table:table-cell office:value-type="float" office:value="26049" table:style-name="ce11">
            <text:p>26,049</text:p>
          </table:table-cell>
          <table:table-cell office:value-type="float" office:value="23078" table:style-name="ce23">
            <text:p>23,078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6183" table:style-name="ce52">
            <text:p>26,183</text:p>
          </table:table-cell>
          <table:table-cell office:value-type="float" office:value="71147" table:style-name="ce11">
            <text:p>71,147</text:p>
          </table:table-cell>
          <table:table-cell office:value-type="float" office:value="36797" table:style-name="ce11">
            <text:p>36,797</text:p>
          </table:table-cell>
          <table:table-cell office:value-type="float" office:value="34350" table:style-name="ce23">
            <text:p>34,350</text:p>
          </table:table-cell>
          <table:table-cell table:style-name="ce14"/>
          <table:table-cell table:style-name="ce88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911" table:style-name="ce53">
            <text:p>3,911</text:p>
          </table:table-cell>
          <table:table-cell office:value-type="float" office:value="12717" table:style-name="ce18">
            <text:p>12,717</text:p>
          </table:table-cell>
          <table:table-cell office:value-type="float" office:value="6788" table:style-name="ce18">
            <text:p>6,788</text:p>
          </table:table-cell>
          <table:table-cell office:value-type="float" office:value="5929" table:style-name="ce19">
            <text:p>5,929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6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4"/>
          <table:table-cell table:style-name="ce26"/>
          <table:table-cell office:value-type="string" table:style-name="ce86">
            <text:p>中華民國111年03月底</text:p>
          </table:table-cell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臺中市</text:p>
          </table:table-cell>
          <table:table-cell office:value-type="float" office:value="1019695" table:style-name="ce71">
            <text:p>1,019,695</text:p>
          </table:table-cell>
          <table:table-cell office:value-type="float" office:value="2806385" table:style-name="ce79">
            <text:p>2,806,385</text:p>
          </table:table-cell>
          <table:table-cell office:value-type="float" office:value="1376966" table:style-name="ce79">
            <text:p>1,376,966</text:p>
          </table:table-cell>
          <table:table-cell office:value-type="float" office:value="1429419" table:style-name="ce73">
            <text:p>1,429,419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中　區</text:p>
          </table:table-cell>
          <table:table-cell office:value-type="float" office:value="7881" table:style-name="ce52">
            <text:p>7,881</text:p>
          </table:table-cell>
          <table:table-cell office:value-type="float" office:value="17466" table:style-name="ce11">
            <text:p>17,466</text:p>
          </table:table-cell>
          <table:table-cell office:value-type="float" office:value="8642" table:style-name="ce11">
            <text:p>8,642</text:p>
          </table:table-cell>
          <table:table-cell office:value-type="float" office:value="8824" table:style-name="ce10">
            <text:p>8,824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東　區</text:p>
          </table:table-cell>
          <table:table-cell office:value-type="float" office:value="29324" table:style-name="ce52">
            <text:p>29,324</text:p>
          </table:table-cell>
          <table:table-cell office:value-type="float" office:value="75329" table:style-name="ce11">
            <text:p>75,329</text:p>
          </table:table-cell>
          <table:table-cell office:value-type="float" office:value="37240" table:style-name="ce11">
            <text:p>37,240</text:p>
          </table:table-cell>
          <table:table-cell office:value-type="float" office:value="38089" table:style-name="ce10">
            <text:p>38,089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　區</text:p>
          </table:table-cell>
          <table:table-cell office:value-type="float" office:value="50567" table:style-name="ce52">
            <text:p>50,567</text:p>
          </table:table-cell>
          <table:table-cell office:value-type="float" office:value="125455" table:style-name="ce11">
            <text:p>125,455</text:p>
          </table:table-cell>
          <table:table-cell office:value-type="float" office:value="59980" table:style-name="ce11">
            <text:p>59,980</text:p>
          </table:table-cell>
          <table:table-cell office:value-type="float" office:value="65475" table:style-name="ce10">
            <text:p>65,475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　區</text:p>
          </table:table-cell>
          <table:table-cell office:value-type="float" office:value="46203" table:style-name="ce52">
            <text:p>46,203</text:p>
          </table:table-cell>
          <table:table-cell office:value-type="float" office:value="112034" table:style-name="ce11">
            <text:p>112,034</text:p>
          </table:table-cell>
          <table:table-cell office:value-type="float" office:value="53005" table:style-name="ce11">
            <text:p>53,005</text:p>
          </table:table-cell>
          <table:table-cell office:value-type="float" office:value="59029" table:style-name="ce10">
            <text:p>59,029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　區</text:p>
          </table:table-cell>
          <table:table-cell office:value-type="float" office:value="60575" table:style-name="ce52">
            <text:p>60,575</text:p>
          </table:table-cell>
          <table:table-cell office:value-type="float" office:value="142916" table:style-name="ce11">
            <text:p>142,916</text:p>
          </table:table-cell>
          <table:table-cell office:value-type="float" office:value="68075" table:style-name="ce11">
            <text:p>68,075</text:p>
          </table:table-cell>
          <table:table-cell office:value-type="float" office:value="74841" table:style-name="ce10">
            <text:p>74,841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西屯區</text:p>
          </table:table-cell>
          <table:table-cell office:value-type="float" office:value="91378" table:style-name="ce52">
            <text:p>91,378</text:p>
          </table:table-cell>
          <table:table-cell office:value-type="float" office:value="230560" table:style-name="ce11">
            <text:p>230,560</text:p>
          </table:table-cell>
          <table:table-cell office:value-type="float" office:value="110258" table:style-name="ce11">
            <text:p>110,258</text:p>
          </table:table-cell>
          <table:table-cell office:value-type="float" office:value="120302" table:style-name="ce10">
            <text:p>120,302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南屯區</text:p>
          </table:table-cell>
          <table:table-cell office:value-type="float" office:value="68208" table:style-name="ce52">
            <text:p>68,208</text:p>
          </table:table-cell>
          <table:table-cell office:value-type="float" office:value="176159" table:style-name="ce11">
            <text:p>176,159</text:p>
          </table:table-cell>
          <table:table-cell office:value-type="float" office:value="83987" table:style-name="ce11">
            <text:p>83,987</text:p>
          </table:table-cell>
          <table:table-cell office:value-type="float" office:value="92172" table:style-name="ce10">
            <text:p>92,172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屯區</text:p>
          </table:table-cell>
          <table:table-cell office:value-type="float" office:value="111714" table:style-name="ce52">
            <text:p>111,714</text:p>
          </table:table-cell>
          <table:table-cell office:value-type="float" office:value="290936" table:style-name="ce11">
            <text:p>290,936</text:p>
          </table:table-cell>
          <table:table-cell office:value-type="float" office:value="138632" table:style-name="ce11">
            <text:p>138,632</text:p>
          </table:table-cell>
          <table:table-cell office:value-type="float" office:value="152304" table:style-name="ce10">
            <text:p>152,304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豐原區</text:p>
          </table:table-cell>
          <table:table-cell office:value-type="float" office:value="55479" table:style-name="ce52">
            <text:p>55,479</text:p>
          </table:table-cell>
          <table:table-cell office:value-type="float" office:value="164095" table:style-name="ce11">
            <text:p>164,095</text:p>
          </table:table-cell>
          <table:table-cell office:value-type="float" office:value="80821" table:style-name="ce11">
            <text:p>80,821</text:p>
          </table:table-cell>
          <table:table-cell office:value-type="float" office:value="83274" table:style-name="ce10">
            <text:p>83,27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東勢區</text:p>
          </table:table-cell>
          <table:table-cell office:value-type="float" office:value="17463" table:style-name="ce52">
            <text:p>17,463</text:p>
          </table:table-cell>
          <table:table-cell office:value-type="float" office:value="48046" table:style-name="ce11">
            <text:p>48,046</text:p>
          </table:table-cell>
          <table:table-cell office:value-type="float" office:value="24561" table:style-name="ce11">
            <text:p>24,561</text:p>
          </table:table-cell>
          <table:table-cell office:value-type="float" office:value="23485" table:style-name="ce10">
            <text:p>23,48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甲區</text:p>
          </table:table-cell>
          <table:table-cell office:value-type="float" office:value="24115" table:style-name="ce52">
            <text:p>24,115</text:p>
          </table:table-cell>
          <table:table-cell office:value-type="float" office:value="75256" table:style-name="ce11">
            <text:p>75,256</text:p>
          </table:table-cell>
          <table:table-cell office:value-type="float" office:value="37716" table:style-name="ce11">
            <text:p>37,716</text:p>
          </table:table-cell>
          <table:table-cell office:value-type="float" office:value="37540" table:style-name="ce10">
            <text:p>37,54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清水區</text:p>
          </table:table-cell>
          <table:table-cell office:value-type="float" office:value="30366" table:style-name="ce52">
            <text:p>30,366</text:p>
          </table:table-cell>
          <table:table-cell office:value-type="float" office:value="88413" table:style-name="ce11">
            <text:p>88,413</text:p>
          </table:table-cell>
          <table:table-cell office:value-type="float" office:value="45082" table:style-name="ce11">
            <text:p>45,082</text:p>
          </table:table-cell>
          <table:table-cell office:value-type="float" office:value="43331" table:style-name="ce10">
            <text:p>43,33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沙鹿區</text:p>
          </table:table-cell>
          <table:table-cell office:value-type="float" office:value="32206" table:style-name="ce52">
            <text:p>32,206</text:p>
          </table:table-cell>
          <table:table-cell office:value-type="float" office:value="96215" table:style-name="ce11">
            <text:p>96,215</text:p>
          </table:table-cell>
          <table:table-cell office:value-type="float" office:value="48340" table:style-name="ce11">
            <text:p>48,340</text:p>
          </table:table-cell>
          <table:table-cell office:value-type="float" office:value="47875" table:style-name="ce10">
            <text:p>47,87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梧棲區</text:p>
          </table:table-cell>
          <table:table-cell office:value-type="float" office:value="19591" table:style-name="ce52">
            <text:p>19,591</text:p>
          </table:table-cell>
          <table:table-cell office:value-type="float" office:value="59478" table:style-name="ce11">
            <text:p>59,478</text:p>
          </table:table-cell>
          <table:table-cell office:value-type="float" office:value="29810" table:style-name="ce11">
            <text:p>29,810</text:p>
          </table:table-cell>
          <table:table-cell office:value-type="float" office:value="29668" table:style-name="ce10">
            <text:p>29,66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后里區</text:p>
          </table:table-cell>
          <table:table-cell office:value-type="float" office:value="16986" table:style-name="ce52">
            <text:p>16,986</text:p>
          </table:table-cell>
          <table:table-cell office:value-type="float" office:value="53766" table:style-name="ce11">
            <text:p>53,766</text:p>
          </table:table-cell>
          <table:table-cell office:value-type="float" office:value="27129" table:style-name="ce11">
            <text:p>27,129</text:p>
          </table:table-cell>
          <table:table-cell office:value-type="float" office:value="26637" table:style-name="ce10">
            <text:p>26,63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神岡區</text:p>
          </table:table-cell>
          <table:table-cell office:value-type="float" office:value="20315" table:style-name="ce52">
            <text:p>20,315</text:p>
          </table:table-cell>
          <table:table-cell office:value-type="float" office:value="64619" table:style-name="ce11">
            <text:p>64,619</text:p>
          </table:table-cell>
          <table:table-cell office:value-type="float" office:value="32926" table:style-name="ce11">
            <text:p>32,926</text:p>
          </table:table-cell>
          <table:table-cell office:value-type="float" office:value="31693" table:style-name="ce10">
            <text:p>31,69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潭子區</text:p>
          </table:table-cell>
          <table:table-cell office:value-type="float" office:value="38069" table:style-name="ce52">
            <text:p>38,069</text:p>
          </table:table-cell>
          <table:table-cell office:value-type="float" office:value="108892" table:style-name="ce11">
            <text:p>108,892</text:p>
          </table:table-cell>
          <table:table-cell office:value-type="float" office:value="53590" table:style-name="ce11">
            <text:p>53,590</text:p>
          </table:table-cell>
          <table:table-cell office:value-type="float" office:value="55302" table:style-name="ce10">
            <text:p>55,30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雅區</text:p>
          </table:table-cell>
          <table:table-cell office:value-type="float" office:value="30966" table:style-name="ce52">
            <text:p>30,966</text:p>
          </table:table-cell>
          <table:table-cell office:value-type="float" office:value="95249" table:style-name="ce11">
            <text:p>95,249</text:p>
          </table:table-cell>
          <table:table-cell office:value-type="float" office:value="47294" table:style-name="ce11">
            <text:p>47,294</text:p>
          </table:table-cell>
          <table:table-cell office:value-type="float" office:value="47955" table:style-name="ce10">
            <text:p>47,95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社區</text:p>
          </table:table-cell>
          <table:table-cell office:value-type="float" office:value="7799" table:style-name="ce52">
            <text:p>7,799</text:p>
          </table:table-cell>
          <table:table-cell office:value-type="float" office:value="23492" table:style-name="ce11">
            <text:p>23,492</text:p>
          </table:table-cell>
          <table:table-cell office:value-type="float" office:value="12118" table:style-name="ce11">
            <text:p>12,118</text:p>
          </table:table-cell>
          <table:table-cell office:value-type="float" office:value="11374" table:style-name="ce10">
            <text:p>11,37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石岡區</text:p>
          </table:table-cell>
          <table:table-cell office:value-type="float" office:value="4943" table:style-name="ce52">
            <text:p>4,943</text:p>
          </table:table-cell>
          <table:table-cell office:value-type="float" office:value="14303" table:style-name="ce11">
            <text:p>14,303</text:p>
          </table:table-cell>
          <table:table-cell office:value-type="float" office:value="7368" table:style-name="ce11">
            <text:p>7,368</text:p>
          </table:table-cell>
          <table:table-cell office:value-type="float" office:value="6935" table:style-name="ce10">
            <text:p>6,93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外埔區</text:p>
          </table:table-cell>
          <table:table-cell office:value-type="float" office:value="10006" table:style-name="ce52">
            <text:p>10,006</text:p>
          </table:table-cell>
          <table:table-cell office:value-type="float" office:value="31421" table:style-name="ce11">
            <text:p>31,421</text:p>
          </table:table-cell>
          <table:table-cell office:value-type="float" office:value="16005" table:style-name="ce11">
            <text:p>16,005</text:p>
          </table:table-cell>
          <table:table-cell office:value-type="float" office:value="15416" table:style-name="ce10">
            <text:p>15,41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安區</text:p>
          </table:table-cell>
          <table:table-cell office:value-type="float" office:value="5630" table:style-name="ce52">
            <text:p>5,630</text:p>
          </table:table-cell>
          <table:table-cell office:value-type="float" office:value="18418" table:style-name="ce11">
            <text:p>18,418</text:p>
          </table:table-cell>
          <table:table-cell office:value-type="float" office:value="9725" table:style-name="ce11">
            <text:p>9,725</text:p>
          </table:table-cell>
          <table:table-cell office:value-type="float" office:value="8693" table:style-name="ce10">
            <text:p>8,69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烏日區</text:p>
          </table:table-cell>
          <table:table-cell office:value-type="float" office:value="27616" table:style-name="ce52">
            <text:p>27,616</text:p>
          </table:table-cell>
          <table:table-cell office:value-type="float" office:value="77344" table:style-name="ce11">
            <text:p>77,344</text:p>
          </table:table-cell>
          <table:table-cell office:value-type="float" office:value="38623" table:style-name="ce11">
            <text:p>38,623</text:p>
          </table:table-cell>
          <table:table-cell office:value-type="float" office:value="38721" table:style-name="ce10">
            <text:p>38,72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肚區</text:p>
          </table:table-cell>
          <table:table-cell office:value-type="float" office:value="18656" table:style-name="ce52">
            <text:p>18,656</text:p>
          </table:table-cell>
          <table:table-cell office:value-type="float" office:value="56212" table:style-name="ce11">
            <text:p>56,212</text:p>
          </table:table-cell>
          <table:table-cell office:value-type="float" office:value="28599" table:style-name="ce11">
            <text:p>28,599</text:p>
          </table:table-cell>
          <table:table-cell office:value-type="float" office:value="27613" table:style-name="ce10">
            <text:p>27,61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龍井區</text:p>
          </table:table-cell>
          <table:table-cell office:value-type="float" office:value="24701" table:style-name="ce52">
            <text:p>24,701</text:p>
          </table:table-cell>
          <table:table-cell office:value-type="float" office:value="77748" table:style-name="ce11">
            <text:p>77,748</text:p>
          </table:table-cell>
          <table:table-cell office:value-type="float" office:value="39037" table:style-name="ce11">
            <text:p>39,037</text:p>
          </table:table-cell>
          <table:table-cell office:value-type="float" office:value="38711" table:style-name="ce10">
            <text:p>38,71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霧峰區</text:p>
          </table:table-cell>
          <table:table-cell office:value-type="float" office:value="21088" table:style-name="ce52">
            <text:p>21,088</text:p>
          </table:table-cell>
          <table:table-cell office:value-type="float" office:value="64310" table:style-name="ce11">
            <text:p>64,310</text:p>
          </table:table-cell>
          <table:table-cell office:value-type="float" office:value="32509" table:style-name="ce11">
            <text:p>32,509</text:p>
          </table:table-cell>
          <table:table-cell office:value-type="float" office:value="31801" table:style-name="ce10">
            <text:p>31,80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太平區</text:p>
          </table:table-cell>
          <table:table-cell office:value-type="float" office:value="69400" table:style-name="ce52">
            <text:p>69,400</text:p>
          </table:table-cell>
          <table:table-cell office:value-type="float" office:value="195633" table:style-name="ce11">
            <text:p>195,633</text:p>
          </table:table-cell>
          <table:table-cell office:value-type="float" office:value="96583" table:style-name="ce11">
            <text:p>96,583</text:p>
          </table:table-cell>
          <table:table-cell office:value-type="float" office:value="99050" table:style-name="ce10">
            <text:p>99,05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里區</text:p>
          </table:table-cell>
          <table:table-cell office:value-type="float" office:value="73771" table:style-name="ce52">
            <text:p>73,771</text:p>
          </table:table-cell>
          <table:table-cell office:value-type="float" office:value="211748" table:style-name="ce11">
            <text:p>211,748</text:p>
          </table:table-cell>
          <table:table-cell office:value-type="float" office:value="103492" table:style-name="ce11">
            <text:p>103,492</text:p>
          </table:table-cell>
          <table:table-cell office:value-type="float" office:value="108256" table:style-name="ce10">
            <text:p>108,25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※和平區</text:p>
          </table:table-cell>
          <table:table-cell office:value-type="float" office:value="4679" table:style-name="ce53">
            <text:p>4,679</text:p>
          </table:table-cell>
          <table:table-cell office:value-type="float" office:value="10872" table:style-name="ce18">
            <text:p>10,872</text:p>
          </table:table-cell>
          <table:table-cell office:value-type="float" office:value="5819" table:style-name="ce18">
            <text:p>5,819</text:p>
          </table:table-cell>
          <table:table-cell office:value-type="float" office:value="5053" table:style-name="ce17">
            <text:p>5,053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南市</text:p>
          </table:table-cell>
          <table:table-cell office:value-type="float" office:value="710209" table:style-name="ce71">
            <text:p>710,209</text:p>
          </table:table-cell>
          <table:table-cell office:value-type="float" office:value="1855449" table:style-name="ce79">
            <text:p>1,855,449</text:p>
          </table:table-cell>
          <table:table-cell office:value-type="float" office:value="923570" table:style-name="ce79">
            <text:p>923,570</text:p>
          </table:table-cell>
          <table:table-cell office:value-type="float" office:value="931879" table:style-name="ce73">
            <text:p>931,87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691" table:style-name="ce52">
            <text:p>29,691</text:p>
          </table:table-cell>
          <table:table-cell office:value-type="float" office:value="75337" table:style-name="ce11">
            <text:p>75,337</text:p>
          </table:table-cell>
          <table:table-cell office:value-type="float" office:value="37116" table:style-name="ce11">
            <text:p>37,116</text:p>
          </table:table-cell>
          <table:table-cell office:value-type="float" office:value="38221" table:style-name="ce10">
            <text:p>38,22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189" table:style-name="ce52">
            <text:p>10,189</text:p>
          </table:table-cell>
          <table:table-cell office:value-type="float" office:value="24665" table:style-name="ce11">
            <text:p>24,665</text:p>
          </table:table-cell>
          <table:table-cell office:value-type="float" office:value="12831" table:style-name="ce11">
            <text:p>12,831</text:p>
          </table:table-cell>
          <table:table-cell office:value-type="float" office:value="11834" table:style-name="ce10">
            <text:p>11,83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669" table:style-name="ce52">
            <text:p>10,669</text:p>
          </table:table-cell>
          <table:table-cell office:value-type="float" office:value="26553" table:style-name="ce11">
            <text:p>26,553</text:p>
          </table:table-cell>
          <table:table-cell office:value-type="float" office:value="13852" table:style-name="ce11">
            <text:p>13,852</text:p>
          </table:table-cell>
          <table:table-cell office:value-type="float" office:value="12701" table:style-name="ce10">
            <text:p>12,70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997" table:style-name="ce52">
            <text:p>7,997</text:p>
          </table:table-cell>
          <table:table-cell office:value-type="float" office:value="20556" table:style-name="ce11">
            <text:p>20,556</text:p>
          </table:table-cell>
          <table:table-cell office:value-type="float" office:value="10690" table:style-name="ce11">
            <text:p>10,690</text:p>
          </table:table-cell>
          <table:table-cell office:value-type="float" office:value="9866" table:style-name="ce10">
            <text:p>9,86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737" table:style-name="ce52">
            <text:p>8,737</text:p>
          </table:table-cell>
          <table:table-cell office:value-type="float" office:value="22148" table:style-name="ce11">
            <text:p>22,148</text:p>
          </table:table-cell>
          <table:table-cell office:value-type="float" office:value="11454" table:style-name="ce11">
            <text:p>11,454</text:p>
          </table:table-cell>
          <table:table-cell office:value-type="float" office:value="10694" table:style-name="ce10">
            <text:p>10,69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172" table:style-name="ce52">
            <text:p>8,172</text:p>
          </table:table-cell>
          <table:table-cell office:value-type="float" office:value="19632" table:style-name="ce11">
            <text:p>19,632</text:p>
          </table:table-cell>
          <table:table-cell office:value-type="float" office:value="10478" table:style-name="ce11">
            <text:p>10,478</text:p>
          </table:table-cell>
          <table:table-cell office:value-type="float" office:value="9154" table:style-name="ce10">
            <text:p>9,15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6168" table:style-name="ce52">
            <text:p>16,168</text:p>
          </table:table-cell>
          <table:table-cell office:value-type="float" office:value="43163" table:style-name="ce11">
            <text:p>43,163</text:p>
          </table:table-cell>
          <table:table-cell office:value-type="float" office:value="21897" table:style-name="ce11">
            <text:p>21,897</text:p>
          </table:table-cell>
          <table:table-cell office:value-type="float" office:value="21266" table:style-name="ce10">
            <text:p>21,26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357" table:style-name="ce52">
            <text:p>9,357</text:p>
          </table:table-cell>
          <table:table-cell office:value-type="float" office:value="22891" table:style-name="ce11">
            <text:p>22,891</text:p>
          </table:table-cell>
          <table:table-cell office:value-type="float" office:value="11845" table:style-name="ce11">
            <text:p>11,845</text:p>
          </table:table-cell>
          <table:table-cell office:value-type="float" office:value="11046" table:style-name="ce10">
            <text:p>11,04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8022" table:style-name="ce52">
            <text:p>8,022</text:p>
          </table:table-cell>
          <table:table-cell office:value-type="float" office:value="21401" table:style-name="ce11">
            <text:p>21,401</text:p>
          </table:table-cell>
          <table:table-cell office:value-type="float" office:value="11076" table:style-name="ce11">
            <text:p>11,076</text:p>
          </table:table-cell>
          <table:table-cell office:value-type="float" office:value="10325" table:style-name="ce10">
            <text:p>10,32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8150" table:style-name="ce52">
            <text:p>8,150</text:p>
          </table:table-cell>
          <table:table-cell office:value-type="float" office:value="20930" table:style-name="ce11">
            <text:p>20,930</text:p>
          </table:table-cell>
          <table:table-cell office:value-type="float" office:value="10661" table:style-name="ce11">
            <text:p>10,661</text:p>
          </table:table-cell>
          <table:table-cell office:value-type="float" office:value="10269" table:style-name="ce10">
            <text:p>10,26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676" table:style-name="ce52">
            <text:p>3,676</text:p>
          </table:table-cell>
          <table:table-cell office:value-type="float" office:value="8966" table:style-name="ce11">
            <text:p>8,966</text:p>
          </table:table-cell>
          <table:table-cell office:value-type="float" office:value="4824" table:style-name="ce11">
            <text:p>4,824</text:p>
          </table:table-cell>
          <table:table-cell office:value-type="float" office:value="4142" table:style-name="ce10">
            <text:p>4,14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1455" table:style-name="ce52">
            <text:p>21,455</text:p>
          </table:table-cell>
          <table:table-cell office:value-type="float" office:value="58348" table:style-name="ce11">
            <text:p>58,348</text:p>
          </table:table-cell>
          <table:table-cell office:value-type="float" office:value="28806" table:style-name="ce11">
            <text:p>28,806</text:p>
          </table:table-cell>
          <table:table-cell office:value-type="float" office:value="29542" table:style-name="ce10">
            <text:p>29,54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802" table:style-name="ce52">
            <text:p>9,802</text:p>
          </table:table-cell>
          <table:table-cell office:value-type="float" office:value="24913" table:style-name="ce11">
            <text:p>24,913</text:p>
          </table:table-cell>
          <table:table-cell office:value-type="float" office:value="12770" table:style-name="ce11">
            <text:p>12,770</text:p>
          </table:table-cell>
          <table:table-cell office:value-type="float" office:value="12143" table:style-name="ce10">
            <text:p>12,14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663" table:style-name="ce52">
            <text:p>8,663</text:p>
          </table:table-cell>
          <table:table-cell office:value-type="float" office:value="24530" table:style-name="ce11">
            <text:p>24,530</text:p>
          </table:table-cell>
          <table:table-cell office:value-type="float" office:value="12380" table:style-name="ce11">
            <text:p>12,380</text:p>
          </table:table-cell>
          <table:table-cell office:value-type="float" office:value="12150" table:style-name="ce10">
            <text:p>12,15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7907" table:style-name="ce52">
            <text:p>7,907</text:p>
          </table:table-cell>
          <table:table-cell office:value-type="float" office:value="21700" table:style-name="ce11">
            <text:p>21,700</text:p>
          </table:table-cell>
          <table:table-cell office:value-type="float" office:value="11212" table:style-name="ce11">
            <text:p>11,212</text:p>
          </table:table-cell>
          <table:table-cell office:value-type="float" office:value="10488" table:style-name="ce10">
            <text:p>10,48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143" table:style-name="ce52">
            <text:p>7,143</text:p>
          </table:table-cell>
          <table:table-cell office:value-type="float" office:value="18776" table:style-name="ce11">
            <text:p>18,776</text:p>
          </table:table-cell>
          <table:table-cell office:value-type="float" office:value="9580" table:style-name="ce11">
            <text:p>9,580</text:p>
          </table:table-cell>
          <table:table-cell office:value-type="float" office:value="9196" table:style-name="ce10">
            <text:p>9,19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085" table:style-name="ce52">
            <text:p>4,085</text:p>
          </table:table-cell>
          <table:table-cell office:value-type="float" office:value="10332" table:style-name="ce11">
            <text:p>10,332</text:p>
          </table:table-cell>
          <table:table-cell office:value-type="float" office:value="5183" table:style-name="ce11">
            <text:p>5,183</text:p>
          </table:table-cell>
          <table:table-cell office:value-type="float" office:value="5149" table:style-name="ce10">
            <text:p>5,14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891" table:style-name="ce52">
            <text:p>14,891</text:p>
          </table:table-cell>
          <table:table-cell office:value-type="float" office:value="42622" table:style-name="ce11">
            <text:p>42,622</text:p>
          </table:table-cell>
          <table:table-cell office:value-type="float" office:value="21615" table:style-name="ce11">
            <text:p>21,615</text:p>
          </table:table-cell>
          <table:table-cell office:value-type="float" office:value="21007" table:style-name="ce10">
            <text:p>21,0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9787" table:style-name="ce52">
            <text:p>19,787</text:p>
          </table:table-cell>
          <table:table-cell office:value-type="float" office:value="51316" table:style-name="ce11">
            <text:p>51,316</text:p>
          </table:table-cell>
          <table:table-cell office:value-type="float" office:value="25813" table:style-name="ce11">
            <text:p>25,813</text:p>
          </table:table-cell>
          <table:table-cell office:value-type="float" office:value="25503" table:style-name="ce10">
            <text:p>25,50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3501" table:style-name="ce52">
            <text:p>13,501</text:p>
          </table:table-cell>
          <table:table-cell office:value-type="float" office:value="37467" table:style-name="ce11">
            <text:p>37,467</text:p>
          </table:table-cell>
          <table:table-cell office:value-type="float" office:value="18825" table:style-name="ce11">
            <text:p>18,825</text:p>
          </table:table-cell>
          <table:table-cell office:value-type="float" office:value="18642" table:style-name="ce10">
            <text:p>18,64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598" table:style-name="ce52">
            <text:p>10,598</text:p>
          </table:table-cell>
          <table:table-cell office:value-type="float" office:value="30016" table:style-name="ce11">
            <text:p>30,016</text:p>
          </table:table-cell>
          <table:table-cell office:value-type="float" office:value="15427" table:style-name="ce11">
            <text:p>15,427</text:p>
          </table:table-cell>
          <table:table-cell office:value-type="float" office:value="14589" table:style-name="ce10">
            <text:p>14,58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14" table:style-name="ce52">
            <text:p>2,714</text:p>
          </table:table-cell>
          <table:table-cell office:value-type="float" office:value="6974" table:style-name="ce11">
            <text:p>6,974</text:p>
          </table:table-cell>
          <table:table-cell office:value-type="float" office:value="3672" table:style-name="ce11">
            <text:p>3,672</text:p>
          </table:table-cell>
          <table:table-cell office:value-type="float" office:value="3302" table:style-name="ce10">
            <text:p>3,30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56" table:style-name="ce52">
            <text:p>5,156</text:p>
          </table:table-cell>
          <table:table-cell office:value-type="float" office:value="13254" table:style-name="ce11">
            <text:p>13,254</text:p>
          </table:table-cell>
          <table:table-cell office:value-type="float" office:value="6864" table:style-name="ce11">
            <text:p>6,864</text:p>
          </table:table-cell>
          <table:table-cell office:value-type="float" office:value="6390" table:style-name="ce10">
            <text:p>6,39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482" table:style-name="ce52">
            <text:p>3,482</text:p>
          </table:table-cell>
          <table:table-cell office:value-type="float" office:value="8977" table:style-name="ce11">
            <text:p>8,977</text:p>
          </table:table-cell>
          <table:table-cell office:value-type="float" office:value="4733" table:style-name="ce11">
            <text:p>4,733</text:p>
          </table:table-cell>
          <table:table-cell office:value-type="float" office:value="4244" table:style-name="ce10">
            <text:p>4,24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06" table:style-name="ce52">
            <text:p>2,806</text:p>
          </table:table-cell>
          <table:table-cell office:value-type="float" office:value="8226" table:style-name="ce11">
            <text:p>8,226</text:p>
          </table:table-cell>
          <table:table-cell office:value-type="float" office:value="4438" table:style-name="ce11">
            <text:p>4,438</text:p>
          </table:table-cell>
          <table:table-cell office:value-type="float" office:value="3788" table:style-name="ce10">
            <text:p>3,78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884" table:style-name="ce52">
            <text:p>1,884</text:p>
          </table:table-cell>
          <table:table-cell office:value-type="float" office:value="4420" table:style-name="ce11">
            <text:p>4,420</text:p>
          </table:table-cell>
          <table:table-cell office:value-type="float" office:value="2515" table:style-name="ce11">
            <text:p>2,515</text:p>
          </table:table-cell>
          <table:table-cell office:value-type="float" office:value="1905" table:style-name="ce10">
            <text:p>1,90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9430" table:style-name="ce52">
            <text:p>29,430</text:p>
          </table:table-cell>
          <table:table-cell office:value-type="float" office:value="76481" table:style-name="ce11">
            <text:p>76,481</text:p>
          </table:table-cell>
          <table:table-cell office:value-type="float" office:value="38483" table:style-name="ce11">
            <text:p>38,483</text:p>
          </table:table-cell>
          <table:table-cell office:value-type="float" office:value="37998" table:style-name="ce10">
            <text:p>37,99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3647" table:style-name="ce52">
            <text:p>23,647</text:p>
          </table:table-cell>
          <table:table-cell office:value-type="float" office:value="67920" table:style-name="ce11">
            <text:p>67,920</text:p>
          </table:table-cell>
          <table:table-cell office:value-type="float" office:value="34274" table:style-name="ce11">
            <text:p>34,274</text:p>
          </table:table-cell>
          <table:table-cell office:value-type="float" office:value="33646" table:style-name="ce10">
            <text:p>33,64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651" table:style-name="ce52">
            <text:p>11,651</text:p>
          </table:table-cell>
          <table:table-cell office:value-type="float" office:value="33690" table:style-name="ce11">
            <text:p>33,690</text:p>
          </table:table-cell>
          <table:table-cell office:value-type="float" office:value="17280" table:style-name="ce11">
            <text:p>17,280</text:p>
          </table:table-cell>
          <table:table-cell office:value-type="float" office:value="16410" table:style-name="ce10">
            <text:p>16,41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493" table:style-name="ce52">
            <text:p>1,493</text:p>
          </table:table-cell>
          <table:table-cell office:value-type="float" office:value="3647" table:style-name="ce11">
            <text:p>3,647</text:p>
          </table:table-cell>
          <table:table-cell office:value-type="float" office:value="1982" table:style-name="ce11">
            <text:p>1,982</text:p>
          </table:table-cell>
          <table:table-cell office:value-type="float" office:value="1665" table:style-name="ce10">
            <text:p>1,66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8836" table:style-name="ce52">
            <text:p>88,836</text:p>
          </table:table-cell>
          <table:table-cell office:value-type="float" office:value="234097" table:style-name="ce11">
            <text:p>234,097</text:p>
          </table:table-cell>
          <table:table-cell office:value-type="float" office:value="114793" table:style-name="ce11">
            <text:p>114,793</text:p>
          </table:table-cell>
          <table:table-cell office:value-type="float" office:value="119304" table:style-name="ce10">
            <text:p>119,3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3067" table:style-name="ce52">
            <text:p>73,067</text:p>
          </table:table-cell>
          <table:table-cell office:value-type="float" office:value="181417" table:style-name="ce11">
            <text:p>181,417</text:p>
          </table:table-cell>
          <table:table-cell office:value-type="float" office:value="86670" table:style-name="ce11">
            <text:p>86,670</text:p>
          </table:table-cell>
          <table:table-cell office:value-type="float" office:value="94747" table:style-name="ce10">
            <text:p>94,74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7545" table:style-name="ce52">
            <text:p>47,545</text:p>
          </table:table-cell>
          <table:table-cell office:value-type="float" office:value="121530" table:style-name="ce11">
            <text:p>121,530</text:p>
          </table:table-cell>
          <table:table-cell office:value-type="float" office:value="59831" table:style-name="ce11">
            <text:p>59,831</text:p>
          </table:table-cell>
          <table:table-cell office:value-type="float" office:value="61699" table:style-name="ce10">
            <text:p>61,6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1684" table:style-name="ce52">
            <text:p>51,684</text:p>
          </table:table-cell>
          <table:table-cell office:value-type="float" office:value="126935" table:style-name="ce11">
            <text:p>126,935</text:p>
          </table:table-cell>
          <table:table-cell office:value-type="float" office:value="61479" table:style-name="ce11">
            <text:p>61,479</text:p>
          </table:table-cell>
          <table:table-cell office:value-type="float" office:value="65456" table:style-name="ce10">
            <text:p>65,45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8078" table:style-name="ce52">
            <text:p>68,078</text:p>
          </table:table-cell>
          <table:table-cell office:value-type="float" office:value="197151" table:style-name="ce11">
            <text:p>197,151</text:p>
          </table:table-cell>
          <table:table-cell office:value-type="float" office:value="99091" table:style-name="ce11">
            <text:p>99,091</text:p>
          </table:table-cell>
          <table:table-cell office:value-type="float" office:value="98060" table:style-name="ce10">
            <text:p>98,06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7537" table:style-name="ce52">
            <text:p>27,537</text:p>
          </table:table-cell>
          <table:table-cell office:value-type="float" office:value="67253" table:style-name="ce11">
            <text:p>67,253</text:p>
          </table:table-cell>
          <table:table-cell office:value-type="float" office:value="31859" table:style-name="ce11">
            <text:p>31,859</text:p>
          </table:table-cell>
          <table:table-cell office:value-type="float" office:value="35394" table:style-name="ce10">
            <text:p>35,394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西區</text:p>
          </table:table-cell>
          <table:table-cell office:value-type="float" office:value="32539" table:style-name="ce53">
            <text:p>32,539</text:p>
          </table:table-cell>
          <table:table-cell office:value-type="float" office:value="77215" table:style-name="ce18">
            <text:p>77,215</text:p>
          </table:table-cell>
          <table:table-cell office:value-type="float" office:value="37271" table:style-name="ce18">
            <text:p>37,271</text:p>
          </table:table-cell>
          <table:table-cell office:value-type="float" office:value="39944" table:style-name="ce17">
            <text:p>39,944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28489" table:style-name="ce75">
            <text:p>1,128,489</text:p>
          </table:table-cell>
          <table:table-cell office:value-type="float" office:value="2731782" table:style-name="ce79">
            <text:p>2,731,782</text:p>
          </table:table-cell>
          <table:table-cell office:value-type="float" office:value="1346101" table:style-name="ce80">
            <text:p>1,346,101</text:p>
          </table:table-cell>
          <table:table-cell office:value-type="float" office:value="1385681" table:style-name="ce72">
            <text:p>1,385,6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734" table:style-name="ce9">
            <text:p>10,734</text:p>
          </table:table-cell>
          <table:table-cell office:value-type="float" office:value="22692" table:style-name="ce11">
            <text:p>22,692</text:p>
          </table:table-cell>
          <table:table-cell office:value-type="float" office:value="11223" table:style-name="ce9">
            <text:p>11,223</text:p>
          </table:table-cell>
          <table:table-cell office:value-type="float" office:value="11469" table:style-name="ce9">
            <text:p>11,4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60146" table:style-name="ce9">
            <text:p>60,146</text:p>
          </table:table-cell>
          <table:table-cell office:value-type="float" office:value="139577" table:style-name="ce11">
            <text:p>139,577</text:p>
          </table:table-cell>
          <table:table-cell office:value-type="float" office:value="66970" table:style-name="ce9">
            <text:p>66,970</text:p>
          </table:table-cell>
          <table:table-cell office:value-type="float" office:value="72607" table:style-name="ce9">
            <text:p>72,6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81560" table:style-name="ce9">
            <text:p>81,560</text:p>
          </table:table-cell>
          <table:table-cell office:value-type="float" office:value="195131" table:style-name="ce11">
            <text:p>195,131</text:p>
          </table:table-cell>
          <table:table-cell office:value-type="float" office:value="93112" table:style-name="ce9">
            <text:p>93,112</text:p>
          </table:table-cell>
          <table:table-cell office:value-type="float" office:value="102019" table:style-name="ce9">
            <text:p>102,0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6064" table:style-name="ce9">
            <text:p>76,064</text:p>
          </table:table-cell>
          <table:table-cell office:value-type="float" office:value="189700" table:style-name="ce11">
            <text:p>189,700</text:p>
          </table:table-cell>
          <table:table-cell office:value-type="float" office:value="92636" table:style-name="ce9">
            <text:p>92,636</text:p>
          </table:table-cell>
          <table:table-cell office:value-type="float" office:value="97064" table:style-name="ce9">
            <text:p>97,0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9672" table:style-name="ce9">
            <text:p>139,672</text:p>
          </table:table-cell>
          <table:table-cell office:value-type="float" office:value="331151" table:style-name="ce11">
            <text:p>331,151</text:p>
          </table:table-cell>
          <table:table-cell office:value-type="float" office:value="159339" table:style-name="ce9">
            <text:p>159,339</text:p>
          </table:table-cell>
          <table:table-cell office:value-type="float" office:value="171812" table:style-name="ce9">
            <text:p>171,8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3044" table:style-name="ce9">
            <text:p>23,044</text:p>
          </table:table-cell>
          <table:table-cell office:value-type="float" office:value="48808" table:style-name="ce11">
            <text:p>48,808</text:p>
          </table:table-cell>
          <table:table-cell office:value-type="float" office:value="23459" table:style-name="ce9">
            <text:p>23,459</text:p>
          </table:table-cell>
          <table:table-cell office:value-type="float" office:value="25349" table:style-name="ce9">
            <text:p>25,3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3178" table:style-name="ce9">
            <text:p>13,178</text:p>
          </table:table-cell>
          <table:table-cell office:value-type="float" office:value="26138" table:style-name="ce11">
            <text:p>26,138</text:p>
          </table:table-cell>
          <table:table-cell office:value-type="float" office:value="12339" table:style-name="ce9">
            <text:p>12,339</text:p>
          </table:table-cell>
          <table:table-cell office:value-type="float" office:value="13799" table:style-name="ce9">
            <text:p>13,7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3045" table:style-name="ce9">
            <text:p>73,045</text:p>
          </table:table-cell>
          <table:table-cell office:value-type="float" office:value="163426" table:style-name="ce11">
            <text:p>163,426</text:p>
          </table:table-cell>
          <table:table-cell office:value-type="float" office:value="78067" table:style-name="ce9">
            <text:p>78,067</text:p>
          </table:table-cell>
          <table:table-cell office:value-type="float" office:value="85359" table:style-name="ce9">
            <text:p>85,3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9413" table:style-name="ce9">
            <text:p>79,413</text:p>
          </table:table-cell>
          <table:table-cell office:value-type="float" office:value="181514" table:style-name="ce11">
            <text:p>181,514</text:p>
          </table:table-cell>
          <table:table-cell office:value-type="float" office:value="88888" table:style-name="ce9">
            <text:p>88,888</text:p>
          </table:table-cell>
          <table:table-cell office:value-type="float" office:value="92626" table:style-name="ce9">
            <text:p>92,6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0889" table:style-name="ce9">
            <text:p>10,889</text:p>
          </table:table-cell>
          <table:table-cell office:value-type="float" office:value="27022" table:style-name="ce11">
            <text:p>27,022</text:p>
          </table:table-cell>
          <table:table-cell office:value-type="float" office:value="13854" table:style-name="ce9">
            <text:p>13,854</text:p>
          </table:table-cell>
          <table:table-cell office:value-type="float" office:value="13168" table:style-name="ce9">
            <text:p>13,168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小港區</text:p>
          </table:table-cell>
          <table:table-cell office:value-type="float" office:value="69576" table:style-name="ce9">
            <text:p>69,576</text:p>
          </table:table-cell>
          <table:table-cell office:value-type="float" office:value="155408" table:style-name="ce11">
            <text:p>155,408</text:p>
          </table:table-cell>
          <table:table-cell office:value-type="float" office:value="76835" table:style-name="ce9">
            <text:p>76,835</text:p>
          </table:table-cell>
          <table:table-cell office:value-type="float" office:value="78573" table:style-name="ce9">
            <text:p>78,5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6043" table:style-name="ce9">
            <text:p>146,043</text:p>
          </table:table-cell>
          <table:table-cell office:value-type="float" office:value="356674" table:style-name="ce11">
            <text:p>356,674</text:p>
          </table:table-cell>
          <table:table-cell office:value-type="float" office:value="173872" table:style-name="ce9">
            <text:p>173,872</text:p>
          </table:table-cell>
          <table:table-cell office:value-type="float" office:value="182802" table:style-name="ce9">
            <text:p>182,8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7000" table:style-name="ce9">
            <text:p>27,000</text:p>
          </table:table-cell>
          <table:table-cell office:value-type="float" office:value="68666" table:style-name="ce11">
            <text:p>68,666</text:p>
          </table:table-cell>
          <table:table-cell office:value-type="float" office:value="34500" table:style-name="ce9">
            <text:p>34,500</text:p>
          </table:table-cell>
          <table:table-cell office:value-type="float" office:value="34166" table:style-name="ce9">
            <text:p>34,1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3907" table:style-name="ce9">
            <text:p>43,907</text:p>
          </table:table-cell>
          <table:table-cell office:value-type="float" office:value="111606" table:style-name="ce11">
            <text:p>111,606</text:p>
          </table:table-cell>
          <table:table-cell office:value-type="float" office:value="56879" table:style-name="ce9">
            <text:p>56,879</text:p>
          </table:table-cell>
          <table:table-cell office:value-type="float" office:value="54727" table:style-name="ce9">
            <text:p>54,7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4004" table:style-name="ce9">
            <text:p>14,004</text:p>
          </table:table-cell>
          <table:table-cell office:value-type="float" office:value="41033" table:style-name="ce11">
            <text:p>41,033</text:p>
          </table:table-cell>
          <table:table-cell office:value-type="float" office:value="20994" table:style-name="ce9">
            <text:p>20,994</text:p>
          </table:table-cell>
          <table:table-cell office:value-type="float" office:value="20039" table:style-name="ce9">
            <text:p>20,0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441" table:style-name="ce9">
            <text:p>13,441</text:p>
          </table:table-cell>
          <table:table-cell office:value-type="float" office:value="33872" table:style-name="ce11">
            <text:p>33,872</text:p>
          </table:table-cell>
          <table:table-cell office:value-type="float" office:value="17177" table:style-name="ce9">
            <text:p>17,177</text:p>
          </table:table-cell>
          <table:table-cell office:value-type="float" office:value="16695" table:style-name="ce9">
            <text:p>16,6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8360" table:style-name="ce9">
            <text:p>38,360</text:p>
          </table:table-cell>
          <table:table-cell office:value-type="float" office:value="93969" table:style-name="ce11">
            <text:p>93,969</text:p>
          </table:table-cell>
          <table:table-cell office:value-type="float" office:value="47438" table:style-name="ce9">
            <text:p>47,438</text:p>
          </table:table-cell>
          <table:table-cell office:value-type="float" office:value="46531" table:style-name="ce9">
            <text:p>46,5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9288" table:style-name="ce9">
            <text:p>19,288</text:p>
          </table:table-cell>
          <table:table-cell office:value-type="float" office:value="44076" table:style-name="ce11">
            <text:p>44,076</text:p>
          </table:table-cell>
          <table:table-cell office:value-type="float" office:value="22213" table:style-name="ce9">
            <text:p>22,213</text:p>
          </table:table-cell>
          <table:table-cell office:value-type="float" office:value="21863" table:style-name="ce9">
            <text:p>21,8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5642" table:style-name="ce9">
            <text:p>35,642</text:p>
          </table:table-cell>
          <table:table-cell office:value-type="float" office:value="95381" table:style-name="ce11">
            <text:p>95,381</text:p>
          </table:table-cell>
          <table:table-cell office:value-type="float" office:value="47123" table:style-name="ce9">
            <text:p>47,123</text:p>
          </table:table-cell>
          <table:table-cell office:value-type="float" office:value="48258" table:style-name="ce9">
            <text:p>48,2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5981" table:style-name="ce9">
            <text:p>15,981</text:p>
          </table:table-cell>
          <table:table-cell office:value-type="float" office:value="40083" table:style-name="ce11">
            <text:p>40,083</text:p>
          </table:table-cell>
          <table:table-cell office:value-type="float" office:value="20106" table:style-name="ce9">
            <text:p>20,106</text:p>
          </table:table-cell>
          <table:table-cell office:value-type="float" office:value="19977" table:style-name="ce9">
            <text:p>19,9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843" table:style-name="ce9">
            <text:p>10,843</text:p>
          </table:table-cell>
          <table:table-cell office:value-type="float" office:value="29142" table:style-name="ce11">
            <text:p>29,142</text:p>
          </table:table-cell>
          <table:table-cell office:value-type="float" office:value="15301" table:style-name="ce9">
            <text:p>15,301</text:p>
          </table:table-cell>
          <table:table-cell office:value-type="float" office:value="13841" table:style-name="ce9">
            <text:p>13,8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091" table:style-name="ce9">
            <text:p>3,091</text:p>
          </table:table-cell>
          <table:table-cell office:value-type="float" office:value="6760" table:style-name="ce11">
            <text:p>6,760</text:p>
          </table:table-cell>
          <table:table-cell office:value-type="float" office:value="3739" table:style-name="ce9">
            <text:p>3,739</text:p>
          </table:table-cell>
          <table:table-cell office:value-type="float" office:value="3021" table:style-name="ce9">
            <text:p>3,0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90" table:style-name="ce9">
            <text:p>9,490</text:p>
          </table:table-cell>
          <table:table-cell office:value-type="float" office:value="27853" table:style-name="ce11">
            <text:p>27,853</text:p>
          </table:table-cell>
          <table:table-cell office:value-type="float" office:value="14030" table:style-name="ce9">
            <text:p>14,030</text:p>
          </table:table-cell>
          <table:table-cell office:value-type="float" office:value="13823" table:style-name="ce9">
            <text:p>13,8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419" table:style-name="ce9">
            <text:p>17,419</text:p>
          </table:table-cell>
          <table:table-cell office:value-type="float" office:value="50962" table:style-name="ce11">
            <text:p>50,962</text:p>
          </table:table-cell>
          <table:table-cell office:value-type="float" office:value="25811" table:style-name="ce9">
            <text:p>25,811</text:p>
          </table:table-cell>
          <table:table-cell office:value-type="float" office:value="25151" table:style-name="ce9">
            <text:p>25,1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1232" table:style-name="ce9">
            <text:p>11,232</text:p>
          </table:table-cell>
          <table:table-cell office:value-type="float" office:value="29567" table:style-name="ce11">
            <text:p>29,567</text:p>
          </table:table-cell>
          <table:table-cell office:value-type="float" office:value="15033" table:style-name="ce9">
            <text:p>15,033</text:p>
          </table:table-cell>
          <table:table-cell office:value-type="float" office:value="14534" table:style-name="ce9">
            <text:p>14,5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717" table:style-name="ce9">
            <text:p>10,717</text:p>
          </table:table-cell>
          <table:table-cell office:value-type="float" office:value="29677" table:style-name="ce11">
            <text:p>29,677</text:p>
          </table:table-cell>
          <table:table-cell office:value-type="float" office:value="15163" table:style-name="ce9">
            <text:p>15,163</text:p>
          </table:table-cell>
          <table:table-cell office:value-type="float" office:value="14514" table:style-name="ce9">
            <text:p>14,5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97" table:style-name="ce9">
            <text:p>5,797</text:p>
          </table:table-cell>
          <table:table-cell office:value-type="float" office:value="13647" table:style-name="ce11">
            <text:p>13,647</text:p>
          </table:table-cell>
          <table:table-cell office:value-type="float" office:value="6821" table:style-name="ce9">
            <text:p>6,821</text:p>
          </table:table-cell>
          <table:table-cell office:value-type="float" office:value="6826" table:style-name="ce9">
            <text:p>6,8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820" table:style-name="ce9">
            <text:p>6,820</text:p>
          </table:table-cell>
          <table:table-cell office:value-type="float" office:value="18577" table:style-name="ce11">
            <text:p>18,577</text:p>
          </table:table-cell>
          <table:table-cell office:value-type="float" office:value="9486" table:style-name="ce9">
            <text:p>9,486</text:p>
          </table:table-cell>
          <table:table-cell office:value-type="float" office:value="9091" table:style-name="ce9">
            <text:p>9,0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987" table:style-name="ce9">
            <text:p>12,987</text:p>
          </table:table-cell>
          <table:table-cell office:value-type="float" office:value="34995" table:style-name="ce11">
            <text:p>34,995</text:p>
          </table:table-cell>
          <table:table-cell office:value-type="float" office:value="17976" table:style-name="ce9">
            <text:p>17,976</text:p>
          </table:table-cell>
          <table:table-cell office:value-type="float" office:value="17019" table:style-name="ce9">
            <text:p>17,0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694" table:style-name="ce9">
            <text:p>13,694</text:p>
          </table:table-cell>
          <table:table-cell office:value-type="float" office:value="34962" table:style-name="ce11">
            <text:p>34,962</text:p>
          </table:table-cell>
          <table:table-cell office:value-type="float" office:value="17968" table:style-name="ce9">
            <text:p>17,968</text:p>
          </table:table-cell>
          <table:table-cell office:value-type="float" office:value="16994" table:style-name="ce9">
            <text:p>16,9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978" table:style-name="ce9">
            <text:p>14,978</text:p>
          </table:table-cell>
          <table:table-cell office:value-type="float" office:value="37737" table:style-name="ce11">
            <text:p>37,737</text:p>
          </table:table-cell>
          <table:table-cell office:value-type="float" office:value="19894" table:style-name="ce9">
            <text:p>19,894</text:p>
          </table:table-cell>
          <table:table-cell office:value-type="float" office:value="17843" table:style-name="ce9">
            <text:p>17,8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434" table:style-name="ce9">
            <text:p>5,434</text:p>
          </table:table-cell>
          <table:table-cell office:value-type="float" office:value="12058" table:style-name="ce11">
            <text:p>12,058</text:p>
          </table:table-cell>
          <table:table-cell office:value-type="float" office:value="6495" table:style-name="ce9">
            <text:p>6,495</text:p>
          </table:table-cell>
          <table:table-cell office:value-type="float" office:value="5563" table:style-name="ce9">
            <text:p>5,5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286" table:style-name="ce9">
            <text:p>2,286</text:p>
          </table:table-cell>
          <table:table-cell office:value-type="float" office:value="5743" table:style-name="ce11">
            <text:p>5,743</text:p>
          </table:table-cell>
          <table:table-cell office:value-type="float" office:value="3032" table:style-name="ce9">
            <text:p>3,032</text:p>
          </table:table-cell>
          <table:table-cell office:value-type="float" office:value="2711" table:style-name="ce9">
            <text:p>2,711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745" table:style-name="ce9">
            <text:p>4,745</text:p>
          </table:table-cell>
          <table:table-cell office:value-type="float" office:value="11215" table:style-name="ce11">
            <text:p>11,215</text:p>
          </table:table-cell>
          <table:table-cell office:value-type="float" office:value="6124" table:style-name="ce9">
            <text:p>6,124</text:p>
          </table:table-cell>
          <table:table-cell office:value-type="float" office:value="5091" table:style-name="ce9">
            <text:p>5,091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17" table:style-name="ce9">
            <text:p>5,117</text:p>
          </table:table-cell>
          <table:table-cell office:value-type="float" office:value="13700" table:style-name="ce11">
            <text:p>13,700</text:p>
          </table:table-cell>
          <table:table-cell office:value-type="float" office:value="7423" table:style-name="ce9">
            <text:p>7,423</text:p>
          </table:table-cell>
          <table:table-cell office:value-type="float" office:value="6277" table:style-name="ce9">
            <text:p>6,277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621" table:style-name="ce9">
            <text:p>621</text:p>
          </table:table-cell>
          <table:table-cell office:value-type="float" office:value="1889" table:style-name="ce11">
            <text:p>1,889</text:p>
          </table:table-cell>
          <table:table-cell office:value-type="float" office:value="945" table:style-name="ce9">
            <text:p>945</text:p>
          </table:table-cell>
          <table:table-cell office:value-type="float" office:value="944" table:style-name="ce9">
            <text:p>944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67" table:style-name="ce9">
            <text:p>1,367</text:p>
          </table:table-cell>
          <table:table-cell office:value-type="float" office:value="4220" table:style-name="ce11">
            <text:p>4,220</text:p>
          </table:table-cell>
          <table:table-cell office:value-type="float" office:value="2216" table:style-name="ce9">
            <text:p>2,216</text:p>
          </table:table-cell>
          <table:table-cell office:value-type="float" office:value="2004" table:style-name="ce9">
            <text:p>2,004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64" table:style-name="ce16">
            <text:p>864</text:p>
          </table:table-cell>
          <table:table-cell office:value-type="float" office:value="3151" table:style-name="ce18">
            <text:p>3,151</text:p>
          </table:table-cell>
          <table:table-cell office:value-type="float" office:value="1620" table:style-name="ce16">
            <text:p>1,620</text:p>
          </table:table-cell>
          <table:table-cell office:value-type="float" office:value="1531" table:style-name="ce16">
            <text:p>1,531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7">
            <text:p>宜蘭縣</text:p>
          </table:table-cell>
          <table:table-cell office:value-type="float" office:value="174348" table:style-name="ce71">
            <text:p>174,348</text:p>
          </table:table-cell>
          <table:table-cell office:value-type="float" office:value="449435" table:style-name="ce79">
            <text:p>449,435</text:p>
          </table:table-cell>
          <table:table-cell office:value-type="float" office:value="226309" table:style-name="ce79">
            <text:p>226,309</text:p>
          </table:table-cell>
          <table:table-cell office:value-type="float" office:value="223126" table:style-name="ce73">
            <text:p>223,12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7506" table:style-name="ce52">
            <text:p>37,506</text:p>
          </table:table-cell>
          <table:table-cell office:value-type="float" office:value="94700" table:style-name="ce11">
            <text:p>94,700</text:p>
          </table:table-cell>
          <table:table-cell office:value-type="float" office:value="46075" table:style-name="ce11">
            <text:p>46,075</text:p>
          </table:table-cell>
          <table:table-cell office:value-type="float" office:value="48625" table:style-name="ce10">
            <text:p>48,6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768" table:style-name="ce52">
            <text:p>26,768</text:p>
          </table:table-cell>
          <table:table-cell office:value-type="float" office:value="70457" table:style-name="ce11">
            <text:p>70,457</text:p>
          </table:table-cell>
          <table:table-cell office:value-type="float" office:value="33239" table:style-name="ce11">
            <text:p>33,239</text:p>
          </table:table-cell>
          <table:table-cell office:value-type="float" office:value="37218" table:style-name="ce10">
            <text:p>37,2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411" table:style-name="ce52">
            <text:p>14,411</text:p>
          </table:table-cell>
          <table:table-cell office:value-type="float" office:value="38059" table:style-name="ce11">
            <text:p>38,059</text:p>
          </table:table-cell>
          <table:table-cell office:value-type="float" office:value="19356" table:style-name="ce11">
            <text:p>19,356</text:p>
          </table:table-cell>
          <table:table-cell office:value-type="float" office:value="18703" table:style-name="ce10">
            <text:p>18,7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488" table:style-name="ce52">
            <text:p>10,488</text:p>
          </table:table-cell>
          <table:table-cell office:value-type="float" office:value="28426" table:style-name="ce11">
            <text:p>28,426</text:p>
          </table:table-cell>
          <table:table-cell office:value-type="float" office:value="14637" table:style-name="ce11">
            <text:p>14,637</text:p>
          </table:table-cell>
          <table:table-cell office:value-type="float" office:value="13789" table:style-name="ce10">
            <text:p>13,7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539" table:style-name="ce52">
            <text:p>14,539</text:p>
          </table:table-cell>
          <table:table-cell office:value-type="float" office:value="34939" table:style-name="ce11">
            <text:p>34,939</text:p>
          </table:table-cell>
          <table:table-cell office:value-type="float" office:value="18083" table:style-name="ce11">
            <text:p>18,083</text:p>
          </table:table-cell>
          <table:table-cell office:value-type="float" office:value="16856" table:style-name="ce10">
            <text:p>16,8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9308" table:style-name="ce52">
            <text:p>9,308</text:p>
          </table:table-cell>
          <table:table-cell office:value-type="float" office:value="24341" table:style-name="ce11">
            <text:p>24,341</text:p>
          </table:table-cell>
          <table:table-cell office:value-type="float" office:value="12752" table:style-name="ce11">
            <text:p>12,752</text:p>
          </table:table-cell>
          <table:table-cell office:value-type="float" office:value="11589" table:style-name="ce10">
            <text:p>11,5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2152" table:style-name="ce52">
            <text:p>12,152</text:p>
          </table:table-cell>
          <table:table-cell office:value-type="float" office:value="31929" table:style-name="ce11">
            <text:p>31,929</text:p>
          </table:table-cell>
          <table:table-cell office:value-type="float" office:value="16834" table:style-name="ce11">
            <text:p>16,834</text:p>
          </table:table-cell>
          <table:table-cell office:value-type="float" office:value="15095" table:style-name="ce10">
            <text:p>15,0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20123" table:style-name="ce52">
            <text:p>20,123</text:p>
          </table:table-cell>
          <table:table-cell office:value-type="float" office:value="52852" table:style-name="ce11">
            <text:p>52,852</text:p>
          </table:table-cell>
          <table:table-cell office:value-type="float" office:value="26845" table:style-name="ce11">
            <text:p>26,845</text:p>
          </table:table-cell>
          <table:table-cell office:value-type="float" office:value="26007" table:style-name="ce10">
            <text:p>26,0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5980" table:style-name="ce52">
            <text:p>15,980</text:p>
          </table:table-cell>
          <table:table-cell office:value-type="float" office:value="40430" table:style-name="ce11">
            <text:p>40,430</text:p>
          </table:table-cell>
          <table:table-cell office:value-type="float" office:value="20650" table:style-name="ce11">
            <text:p>20,650</text:p>
          </table:table-cell>
          <table:table-cell office:value-type="float" office:value="19780" table:style-name="ce10">
            <text:p>19,7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9035" table:style-name="ce52">
            <text:p>9,035</text:p>
          </table:table-cell>
          <table:table-cell office:value-type="float" office:value="21188" table:style-name="ce11">
            <text:p>21,188</text:p>
          </table:table-cell>
          <table:table-cell office:value-type="float" office:value="11458" table:style-name="ce11">
            <text:p>11,458</text:p>
          </table:table-cell>
          <table:table-cell office:value-type="float" office:value="9730" table:style-name="ce10">
            <text:p>9,7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998" table:style-name="ce52">
            <text:p>1,998</text:p>
          </table:table-cell>
          <table:table-cell office:value-type="float" office:value="6121" table:style-name="ce11">
            <text:p>6,121</text:p>
          </table:table-cell>
          <table:table-cell office:value-type="float" office:value="3289" table:style-name="ce11">
            <text:p>3,289</text:p>
          </table:table-cell>
          <table:table-cell office:value-type="float" office:value="2832" table:style-name="ce10">
            <text:p>2,83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2040" table:style-name="ce53">
            <text:p>2,040</text:p>
          </table:table-cell>
          <table:table-cell office:value-type="float" office:value="5993" table:style-name="ce18">
            <text:p>5,993</text:p>
          </table:table-cell>
          <table:table-cell office:value-type="float" office:value="3091" table:style-name="ce18">
            <text:p>3,091</text:p>
          </table:table-cell>
          <table:table-cell office:value-type="float" office:value="2902" table:style-name="ce17">
            <text:p>2,902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6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43"/>
          <table:table-cell office:value-type="string" table:style-name="ce86">
            <text:p>中華民國111年03月底</text:p>
          </table:table-cell>
          <table:table-cell table:number-columns-repeated="2" table:style-name="ce43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4">
            <text:p>人 <text:s text:c="7"/>口 <text:s text:c="7"/>數</text:p>
          </table:table-cell>
          <table:table-cell table:number-columns-repeated="2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6">
            <text:p>計</text:p>
          </table:table-cell>
          <table:table-cell office:value-type="string" table:style-name="ce47">
            <text:p>男</text:p>
          </table:table-cell>
          <table:table-cell office:value-type="string" table:style-name="ce4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新竹縣</text:p>
          </table:table-cell>
          <table:table-cell office:value-type="float" office:value="211362" table:style-name="ce71">
            <text:p>211,362</text:p>
          </table:table-cell>
          <table:table-cell office:value-type="float" office:value="575746" table:style-name="ce79">
            <text:p>575,746</text:p>
          </table:table-cell>
          <table:table-cell office:value-type="float" office:value="293833" table:style-name="ce79">
            <text:p>293,833</text:p>
          </table:table-cell>
          <table:table-cell office:value-type="float" office:value="281913" table:style-name="ce73">
            <text:p>281,913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北市</text:p>
          </table:table-cell>
          <table:table-cell office:value-type="float" office:value="77608" table:style-name="ce52">
            <text:p>77,608</text:p>
          </table:table-cell>
          <table:table-cell office:value-type="float" office:value="206595" table:style-name="ce11">
            <text:p>206,595</text:p>
          </table:table-cell>
          <table:table-cell office:value-type="float" office:value="102775" table:style-name="ce11">
            <text:p>102,775</text:p>
          </table:table-cell>
          <table:table-cell office:value-type="float" office:value="103820" table:style-name="ce10">
            <text:p>103,820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關西鎮</text:p>
          </table:table-cell>
          <table:table-cell office:value-type="float" office:value="9370" table:style-name="ce52">
            <text:p>9,370</text:p>
          </table:table-cell>
          <table:table-cell office:value-type="float" office:value="27307" table:style-name="ce49">
            <text:p>27,307</text:p>
          </table:table-cell>
          <table:table-cell office:value-type="float" office:value="14663" table:style-name="ce11">
            <text:p>14,663</text:p>
          </table:table-cell>
          <table:table-cell office:value-type="float" office:value="12644" table:style-name="ce10">
            <text:p>12,64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埔鎮</text:p>
          </table:table-cell>
          <table:table-cell office:value-type="float" office:value="11626" table:style-name="ce52">
            <text:p>11,626</text:p>
          </table:table-cell>
          <table:table-cell office:value-type="float" office:value="32848" table:style-name="ce49">
            <text:p>32,848</text:p>
          </table:table-cell>
          <table:table-cell office:value-type="float" office:value="17527" table:style-name="ce11">
            <text:p>17,527</text:p>
          </table:table-cell>
          <table:table-cell office:value-type="float" office:value="15321" table:style-name="ce10">
            <text:p>15,321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東鎮</text:p>
          </table:table-cell>
          <table:table-cell office:value-type="float" office:value="35820" table:style-name="ce52">
            <text:p>35,820</text:p>
          </table:table-cell>
          <table:table-cell office:value-type="float" office:value="96432" table:style-name="ce49">
            <text:p>96,432</text:p>
          </table:table-cell>
          <table:table-cell office:value-type="float" office:value="48628" table:style-name="ce11">
            <text:p>48,628</text:p>
          </table:table-cell>
          <table:table-cell office:value-type="float" office:value="47804" table:style-name="ce10">
            <text:p>47,80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湖口鄉</text:p>
          </table:table-cell>
          <table:table-cell office:value-type="float" office:value="29553" table:style-name="ce52">
            <text:p>29,553</text:p>
          </table:table-cell>
          <table:table-cell office:value-type="float" office:value="79840" table:style-name="ce49">
            <text:p>79,840</text:p>
          </table:table-cell>
          <table:table-cell office:value-type="float" office:value="40365" table:style-name="ce11">
            <text:p>40,365</text:p>
          </table:table-cell>
          <table:table-cell office:value-type="float" office:value="39475" table:style-name="ce10">
            <text:p>39,475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橫山鄉</text:p>
          </table:table-cell>
          <table:table-cell office:value-type="float" office:value="4374" table:style-name="ce52">
            <text:p>4,374</text:p>
          </table:table-cell>
          <table:table-cell office:value-type="float" office:value="12240" table:style-name="ce49">
            <text:p>12,240</text:p>
          </table:table-cell>
          <table:table-cell office:value-type="float" office:value="6654" table:style-name="ce11">
            <text:p>6,654</text:p>
          </table:table-cell>
          <table:table-cell office:value-type="float" office:value="5586" table:style-name="ce10">
            <text:p>5,58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豐鄉</text:p>
          </table:table-cell>
          <table:table-cell office:value-type="float" office:value="20108" table:style-name="ce52">
            <text:p>20,108</text:p>
          </table:table-cell>
          <table:table-cell office:value-type="float" office:value="58144" table:style-name="ce49">
            <text:p>58,144</text:p>
          </table:table-cell>
          <table:table-cell office:value-type="float" office:value="29778" table:style-name="ce11">
            <text:p>29,778</text:p>
          </table:table-cell>
          <table:table-cell office:value-type="float" office:value="28366" table:style-name="ce10">
            <text:p>28,36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芎林鄉</text:p>
          </table:table-cell>
          <table:table-cell office:value-type="float" office:value="7051" table:style-name="ce52">
            <text:p>7,051</text:p>
          </table:table-cell>
          <table:table-cell office:value-type="float" office:value="19898" table:style-name="ce49">
            <text:p>19,898</text:p>
          </table:table-cell>
          <table:table-cell office:value-type="float" office:value="10509" table:style-name="ce11">
            <text:p>10,509</text:p>
          </table:table-cell>
          <table:table-cell office:value-type="float" office:value="9389" table:style-name="ce10">
            <text:p>9,389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寶山鄉</text:p>
          </table:table-cell>
          <table:table-cell office:value-type="float" office:value="5935" table:style-name="ce52">
            <text:p>5,935</text:p>
          </table:table-cell>
          <table:table-cell office:value-type="float" office:value="14352" table:style-name="ce49">
            <text:p>14,352</text:p>
          </table:table-cell>
          <table:table-cell office:value-type="float" office:value="7819" table:style-name="ce11">
            <text:p>7,819</text:p>
          </table:table-cell>
          <table:table-cell office:value-type="float" office:value="6533" table:style-name="ce10">
            <text:p>6,533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北埔鄉</text:p>
          </table:table-cell>
          <table:table-cell office:value-type="float" office:value="3099" table:style-name="ce52">
            <text:p>3,099</text:p>
          </table:table-cell>
          <table:table-cell office:value-type="float" office:value="8733" table:style-name="ce49">
            <text:p>8,733</text:p>
          </table:table-cell>
          <table:table-cell office:value-type="float" office:value="4786" table:style-name="ce11">
            <text:p>4,786</text:p>
          </table:table-cell>
          <table:table-cell office:value-type="float" office:value="3947" table:style-name="ce10">
            <text:p>3,94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峨眉鄉</text:p>
          </table:table-cell>
          <table:table-cell office:value-type="float" office:value="2090" table:style-name="ce52">
            <text:p>2,090</text:p>
          </table:table-cell>
          <table:table-cell office:value-type="float" office:value="5308" table:style-name="ce49">
            <text:p>5,308</text:p>
          </table:table-cell>
          <table:table-cell office:value-type="float" office:value="2928" table:style-name="ce11">
            <text:p>2,928</text:p>
          </table:table-cell>
          <table:table-cell office:value-type="float" office:value="2380" table:style-name="ce10">
            <text:p>2,380</text:p>
          </table:table-cell>
          <table:table-cell table:number-columns-repeated="16379"/>
        </table:table-row>
        <table:table-row table:style-name="ro4">
          <table:table-cell office:value-type="string" table:style-name="ce91">
            <text:p>※尖石鄉</text:p>
          </table:table-cell>
          <table:table-cell office:value-type="float" office:value="2954" table:style-name="ce52">
            <text:p>2,954</text:p>
          </table:table-cell>
          <table:table-cell office:value-type="float" office:value="9558" table:style-name="ce49">
            <text:p>9,558</text:p>
          </table:table-cell>
          <table:table-cell office:value-type="float" office:value="4970" table:style-name="ce11">
            <text:p>4,970</text:p>
          </table:table-cell>
          <table:table-cell office:value-type="float" office:value="4588" table:style-name="ce10">
            <text:p>4,588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五峰鄉</text:p>
          </table:table-cell>
          <table:table-cell office:value-type="float" office:value="1774" table:style-name="ce53">
            <text:p>1,774</text:p>
          </table:table-cell>
          <table:table-cell office:value-type="float" office:value="4491" table:style-name="ce51">
            <text:p>4,491</text:p>
          </table:table-cell>
          <table:table-cell office:value-type="float" office:value="2431" table:style-name="ce18">
            <text:p>2,431</text:p>
          </table:table-cell>
          <table:table-cell office:value-type="float" office:value="2060" table:style-name="ce17">
            <text:p>2,060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苗栗縣</text:p>
          </table:table-cell>
          <table:table-cell office:value-type="float" office:value="195521" table:style-name="ce71">
            <text:p>195,521</text:p>
          </table:table-cell>
          <table:table-cell office:value-type="float" office:value="536585" table:style-name="ce79">
            <text:p>536,585</text:p>
          </table:table-cell>
          <table:table-cell office:value-type="float" office:value="276493" table:style-name="ce79">
            <text:p>276,493</text:p>
          </table:table-cell>
          <table:table-cell office:value-type="float" office:value="260092" table:style-name="ce73">
            <text:p>260,0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2529" table:style-name="ce52">
            <text:p>32,529</text:p>
          </table:table-cell>
          <table:table-cell office:value-type="float" office:value="86596" table:style-name="ce11">
            <text:p>86,596</text:p>
          </table:table-cell>
          <table:table-cell office:value-type="float" office:value="43116" table:style-name="ce11">
            <text:p>43,116</text:p>
          </table:table-cell>
          <table:table-cell office:value-type="float" office:value="43480" table:style-name="ce10">
            <text:p>43,480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頭份市</text:p>
          </table:table-cell>
          <table:table-cell office:value-type="float" office:value="38182" table:style-name="ce52">
            <text:p>38,182</text:p>
          </table:table-cell>
          <table:table-cell office:value-type="float" office:value="105018" table:style-name="ce11">
            <text:p>105,018</text:p>
          </table:table-cell>
          <table:table-cell office:value-type="float" office:value="52907" table:style-name="ce11">
            <text:p>52,907</text:p>
          </table:table-cell>
          <table:table-cell office:value-type="float" office:value="52111" table:style-name="ce10">
            <text:p>52,111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苑裡鎮</text:p>
          </table:table-cell>
          <table:table-cell office:value-type="float" office:value="15202" table:style-name="ce52">
            <text:p>15,202</text:p>
          </table:table-cell>
          <table:table-cell office:value-type="float" office:value="44062" table:style-name="ce11">
            <text:p>44,062</text:p>
          </table:table-cell>
          <table:table-cell office:value-type="float" office:value="23004" table:style-name="ce11">
            <text:p>23,004</text:p>
          </table:table-cell>
          <table:table-cell office:value-type="float" office:value="21058" table:style-name="ce10">
            <text:p>21,0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73" table:style-name="ce52">
            <text:p>11,573</text:p>
          </table:table-cell>
          <table:table-cell office:value-type="float" office:value="32280" table:style-name="ce11">
            <text:p>32,280</text:p>
          </table:table-cell>
          <table:table-cell office:value-type="float" office:value="17074" table:style-name="ce11">
            <text:p>17,074</text:p>
          </table:table-cell>
          <table:table-cell office:value-type="float" office:value="15206" table:style-name="ce10">
            <text:p>15,2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31974" table:style-name="ce52">
            <text:p>31,974</text:p>
          </table:table-cell>
          <table:table-cell office:value-type="float" office:value="87354" table:style-name="ce11">
            <text:p>87,354</text:p>
          </table:table-cell>
          <table:table-cell office:value-type="float" office:value="44081" table:style-name="ce11">
            <text:p>44,081</text:p>
          </table:table-cell>
          <table:table-cell office:value-type="float" office:value="43273" table:style-name="ce10">
            <text:p>43,2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2141" table:style-name="ce52">
            <text:p>12,141</text:p>
          </table:table-cell>
          <table:table-cell office:value-type="float" office:value="34598" table:style-name="ce11">
            <text:p>34,598</text:p>
          </table:table-cell>
          <table:table-cell office:value-type="float" office:value="18291" table:style-name="ce11">
            <text:p>18,291</text:p>
          </table:table-cell>
          <table:table-cell office:value-type="float" office:value="16307" table:style-name="ce10">
            <text:p>16,3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5862" table:style-name="ce52">
            <text:p>5,862</text:p>
          </table:table-cell>
          <table:table-cell office:value-type="float" office:value="15742" table:style-name="ce11">
            <text:p>15,742</text:p>
          </table:table-cell>
          <table:table-cell office:value-type="float" office:value="8230" table:style-name="ce11">
            <text:p>8,230</text:p>
          </table:table-cell>
          <table:table-cell office:value-type="float" office:value="7512" table:style-name="ce10">
            <text:p>7,5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214" table:style-name="ce52">
            <text:p>5,214</text:p>
          </table:table-cell>
          <table:table-cell office:value-type="float" office:value="13424" table:style-name="ce11">
            <text:p>13,424</text:p>
          </table:table-cell>
          <table:table-cell office:value-type="float" office:value="7161" table:style-name="ce11">
            <text:p>7,161</text:p>
          </table:table-cell>
          <table:table-cell office:value-type="float" office:value="6263" table:style-name="ce10">
            <text:p>6,2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847" table:style-name="ce52">
            <text:p>10,847</text:p>
          </table:table-cell>
          <table:table-cell office:value-type="float" office:value="31745" table:style-name="ce11">
            <text:p>31,745</text:p>
          </table:table-cell>
          <table:table-cell office:value-type="float" office:value="16547" table:style-name="ce11">
            <text:p>16,547</text:p>
          </table:table-cell>
          <table:table-cell office:value-type="float" office:value="15198" table:style-name="ce10">
            <text:p>15,1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01" table:style-name="ce52">
            <text:p>6,101</text:p>
          </table:table-cell>
          <table:table-cell office:value-type="float" office:value="16788" table:style-name="ce11">
            <text:p>16,788</text:p>
          </table:table-cell>
          <table:table-cell office:value-type="float" office:value="8887" table:style-name="ce11">
            <text:p>8,887</text:p>
          </table:table-cell>
          <table:table-cell office:value-type="float" office:value="7901" table:style-name="ce10">
            <text:p>7,9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855" table:style-name="ce52">
            <text:p>3,855</text:p>
          </table:table-cell>
          <table:table-cell office:value-type="float" office:value="9237" table:style-name="ce11">
            <text:p>9,237</text:p>
          </table:table-cell>
          <table:table-cell office:value-type="float" office:value="5089" table:style-name="ce11">
            <text:p>5,089</text:p>
          </table:table-cell>
          <table:table-cell office:value-type="float" office:value="4148" table:style-name="ce10">
            <text:p>4,1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05" table:style-name="ce52">
            <text:p>3,605</text:p>
          </table:table-cell>
          <table:table-cell office:value-type="float" office:value="9964" table:style-name="ce11">
            <text:p>9,964</text:p>
          </table:table-cell>
          <table:table-cell office:value-type="float" office:value="5290" table:style-name="ce11">
            <text:p>5,290</text:p>
          </table:table-cell>
          <table:table-cell office:value-type="float" office:value="4674" table:style-name="ce10">
            <text:p>4,6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624" table:style-name="ce52">
            <text:p>5,624</text:p>
          </table:table-cell>
          <table:table-cell office:value-type="float" office:value="15327" table:style-name="ce11">
            <text:p>15,327</text:p>
          </table:table-cell>
          <table:table-cell office:value-type="float" office:value="8102" table:style-name="ce11">
            <text:p>8,102</text:p>
          </table:table-cell>
          <table:table-cell office:value-type="float" office:value="7225" table:style-name="ce10">
            <text:p>7,2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15" table:style-name="ce52">
            <text:p>2,615</text:p>
          </table:table-cell>
          <table:table-cell office:value-type="float" office:value="6517" table:style-name="ce11">
            <text:p>6,517</text:p>
          </table:table-cell>
          <table:table-cell office:value-type="float" office:value="3655" table:style-name="ce11">
            <text:p>3,655</text:p>
          </table:table-cell>
          <table:table-cell office:value-type="float" office:value="2862" table:style-name="ce10">
            <text:p>2,8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48" table:style-name="ce52">
            <text:p>4,148</text:p>
          </table:table-cell>
          <table:table-cell office:value-type="float" office:value="11849" table:style-name="ce11">
            <text:p>11,849</text:p>
          </table:table-cell>
          <table:table-cell office:value-type="float" office:value="6285" table:style-name="ce11">
            <text:p>6,285</text:p>
          </table:table-cell>
          <table:table-cell office:value-type="float" office:value="5564" table:style-name="ce10">
            <text:p>5,5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336" table:style-name="ce52">
            <text:p>2,336</text:p>
          </table:table-cell>
          <table:table-cell office:value-type="float" office:value="6225" table:style-name="ce11">
            <text:p>6,225</text:p>
          </table:table-cell>
          <table:table-cell office:value-type="float" office:value="3400" table:style-name="ce11">
            <text:p>3,400</text:p>
          </table:table-cell>
          <table:table-cell office:value-type="float" office:value="2825" table:style-name="ce10">
            <text:p>2,8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17" table:style-name="ce52">
            <text:p>1,717</text:p>
          </table:table-cell>
          <table:table-cell office:value-type="float" office:value="4136" table:style-name="ce11">
            <text:p>4,136</text:p>
          </table:table-cell>
          <table:table-cell office:value-type="float" office:value="2291" table:style-name="ce11">
            <text:p>2,291</text:p>
          </table:table-cell>
          <table:table-cell office:value-type="float" office:value="1845" table:style-name="ce10">
            <text:p>1,84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96" table:style-name="ce53">
            <text:p>1,996</text:p>
          </table:table-cell>
          <table:table-cell office:value-type="float" office:value="5723" table:style-name="ce18">
            <text:p>5,723</text:p>
          </table:table-cell>
          <table:table-cell office:value-type="float" office:value="3083" table:style-name="ce18">
            <text:p>3,083</text:p>
          </table:table-cell>
          <table:table-cell office:value-type="float" office:value="2640" table:style-name="ce17">
            <text:p>2,64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彰化縣</text:p>
          </table:table-cell>
          <table:table-cell office:value-type="float" office:value="399587" table:style-name="ce71">
            <text:p>399,587</text:p>
          </table:table-cell>
          <table:table-cell office:value-type="float" office:value="1250631" table:style-name="ce79">
            <text:p>1,250,631</text:p>
          </table:table-cell>
          <table:table-cell office:value-type="float" office:value="634978" table:style-name="ce79">
            <text:p>634,978</text:p>
          </table:table-cell>
          <table:table-cell office:value-type="float" office:value="615653" table:style-name="ce73">
            <text:p>615,65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8377" table:style-name="ce52">
            <text:p>78,377</text:p>
          </table:table-cell>
          <table:table-cell office:value-type="float" office:value="227514" table:style-name="ce11">
            <text:p>227,514</text:p>
          </table:table-cell>
          <table:table-cell office:value-type="float" office:value="111836" table:style-name="ce11">
            <text:p>111,836</text:p>
          </table:table-cell>
          <table:table-cell office:value-type="float" office:value="115678" table:style-name="ce10">
            <text:p>115,67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0">
            <text:p>員林市</text:p>
          </table:table-cell>
          <table:table-cell office:value-type="float" office:value="41258" table:style-name="ce52">
            <text:p>41,258</text:p>
          </table:table-cell>
          <table:table-cell office:value-type="float" office:value="122349" table:style-name="ce11">
            <text:p>122,349</text:p>
          </table:table-cell>
          <table:table-cell office:value-type="float" office:value="60499" table:style-name="ce11">
            <text:p>60,499</text:p>
          </table:table-cell>
          <table:table-cell office:value-type="float" office:value="61850" table:style-name="ce10">
            <text:p>61,850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5445" table:style-name="ce52">
            <text:p>25,445</text:p>
          </table:table-cell>
          <table:table-cell office:value-type="float" office:value="85691" table:style-name="ce11">
            <text:p>85,691</text:p>
          </table:table-cell>
          <table:table-cell office:value-type="float" office:value="43453" table:style-name="ce11">
            <text:p>43,453</text:p>
          </table:table-cell>
          <table:table-cell office:value-type="float" office:value="42238" table:style-name="ce10">
            <text:p>42,23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7687" table:style-name="ce52">
            <text:p>27,687</text:p>
          </table:table-cell>
          <table:table-cell office:value-type="float" office:value="89230" table:style-name="ce11">
            <text:p>89,230</text:p>
          </table:table-cell>
          <table:table-cell office:value-type="float" office:value="45306" table:style-name="ce11">
            <text:p>45,306</text:p>
          </table:table-cell>
          <table:table-cell office:value-type="float" office:value="43924" table:style-name="ce10">
            <text:p>43,92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1211" table:style-name="ce52">
            <text:p>11,211</text:p>
          </table:table-cell>
          <table:table-cell office:value-type="float" office:value="33265" table:style-name="ce11">
            <text:p>33,265</text:p>
          </table:table-cell>
          <table:table-cell office:value-type="float" office:value="16666" table:style-name="ce11">
            <text:p>16,666</text:p>
          </table:table-cell>
          <table:table-cell office:value-type="float" office:value="16599" table:style-name="ce10">
            <text:p>16,59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874" table:style-name="ce52">
            <text:p>16,874</text:p>
          </table:table-cell>
          <table:table-cell office:value-type="float" office:value="54190" table:style-name="ce11">
            <text:p>54,190</text:p>
          </table:table-cell>
          <table:table-cell office:value-type="float" office:value="27403" table:style-name="ce11">
            <text:p>27,403</text:p>
          </table:table-cell>
          <table:table-cell office:value-type="float" office:value="26787" table:style-name="ce10">
            <text:p>26,78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449" table:style-name="ce52">
            <text:p>13,449</text:p>
          </table:table-cell>
          <table:table-cell office:value-type="float" office:value="39940" table:style-name="ce11">
            <text:p>39,940</text:p>
          </table:table-cell>
          <table:table-cell office:value-type="float" office:value="20456" table:style-name="ce11">
            <text:p>20,456</text:p>
          </table:table-cell>
          <table:table-cell office:value-type="float" office:value="19484" table:style-name="ce10">
            <text:p>19,48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399" table:style-name="ce52">
            <text:p>15,399</text:p>
          </table:table-cell>
          <table:table-cell office:value-type="float" office:value="48832" table:style-name="ce11">
            <text:p>48,832</text:p>
          </table:table-cell>
          <table:table-cell office:value-type="float" office:value="24996" table:style-name="ce11">
            <text:p>24,996</text:p>
          </table:table-cell>
          <table:table-cell office:value-type="float" office:value="23836" table:style-name="ce10">
            <text:p>23,83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579" table:style-name="ce52">
            <text:p>4,579</text:p>
          </table:table-cell>
          <table:table-cell office:value-type="float" office:value="16413" table:style-name="ce11">
            <text:p>16,413</text:p>
          </table:table-cell>
          <table:table-cell office:value-type="float" office:value="8488" table:style-name="ce11">
            <text:p>8,488</text:p>
          </table:table-cell>
          <table:table-cell office:value-type="float" office:value="7925" table:style-name="ce10">
            <text:p>7,92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10776" table:style-name="ce52">
            <text:p>10,776</text:p>
          </table:table-cell>
          <table:table-cell office:value-type="float" office:value="37858" table:style-name="ce11">
            <text:p>37,858</text:p>
          </table:table-cell>
          <table:table-cell office:value-type="float" office:value="19098" table:style-name="ce11">
            <text:p>19,098</text:p>
          </table:table-cell>
          <table:table-cell office:value-type="float" office:value="18760" table:style-name="ce10">
            <text:p>18,76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3325" table:style-name="ce52">
            <text:p>13,325</text:p>
          </table:table-cell>
          <table:table-cell office:value-type="float" office:value="45695" table:style-name="ce11">
            <text:p>45,695</text:p>
          </table:table-cell>
          <table:table-cell office:value-type="float" office:value="23823" table:style-name="ce11">
            <text:p>23,823</text:p>
          </table:table-cell>
          <table:table-cell office:value-type="float" office:value="21872" table:style-name="ce10">
            <text:p>21,87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1197" table:style-name="ce52">
            <text:p>11,197</text:p>
          </table:table-cell>
          <table:table-cell office:value-type="float" office:value="38432" table:style-name="ce11">
            <text:p>38,432</text:p>
          </table:table-cell>
          <table:table-cell office:value-type="float" office:value="19761" table:style-name="ce11">
            <text:p>19,761</text:p>
          </table:table-cell>
          <table:table-cell office:value-type="float" office:value="18671" table:style-name="ce10">
            <text:p>18,67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536" table:style-name="ce52">
            <text:p>14,536</text:p>
          </table:table-cell>
          <table:table-cell office:value-type="float" office:value="44571" table:style-name="ce11">
            <text:p>44,571</text:p>
          </table:table-cell>
          <table:table-cell office:value-type="float" office:value="22851" table:style-name="ce11">
            <text:p>22,851</text:p>
          </table:table-cell>
          <table:table-cell office:value-type="float" office:value="21720" table:style-name="ce10">
            <text:p>21,7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19" table:style-name="ce52">
            <text:p>6,819</text:p>
          </table:table-cell>
          <table:table-cell office:value-type="float" office:value="22680" table:style-name="ce11">
            <text:p>22,680</text:p>
          </table:table-cell>
          <table:table-cell office:value-type="float" office:value="11943" table:style-name="ce11">
            <text:p>11,943</text:p>
          </table:table-cell>
          <table:table-cell office:value-type="float" office:value="10737" table:style-name="ce10">
            <text:p>10,7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2039" table:style-name="ce52">
            <text:p>12,039</text:p>
          </table:table-cell>
          <table:table-cell office:value-type="float" office:value="39873" table:style-name="ce11">
            <text:p>39,873</text:p>
          </table:table-cell>
          <table:table-cell office:value-type="float" office:value="20250" table:style-name="ce11">
            <text:p>20,250</text:p>
          </table:table-cell>
          <table:table-cell office:value-type="float" office:value="19623" table:style-name="ce10">
            <text:p>19,6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354" table:style-name="ce52">
            <text:p>9,354</text:p>
          </table:table-cell>
          <table:table-cell office:value-type="float" office:value="31540" table:style-name="ce11">
            <text:p>31,540</text:p>
          </table:table-cell>
          <table:table-cell office:value-type="float" office:value="16542" table:style-name="ce11">
            <text:p>16,542</text:p>
          </table:table-cell>
          <table:table-cell office:value-type="float" office:value="14998" table:style-name="ce10">
            <text:p>14,9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1111" table:style-name="ce52">
            <text:p>11,111</text:p>
          </table:table-cell>
          <table:table-cell office:value-type="float" office:value="33971" table:style-name="ce11">
            <text:p>33,971</text:p>
          </table:table-cell>
          <table:table-cell office:value-type="float" office:value="17443" table:style-name="ce11">
            <text:p>17,443</text:p>
          </table:table-cell>
          <table:table-cell office:value-type="float" office:value="16528" table:style-name="ce10">
            <text:p>16,5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1198" table:style-name="ce52">
            <text:p>11,198</text:p>
          </table:table-cell>
          <table:table-cell office:value-type="float" office:value="35773" table:style-name="ce11">
            <text:p>35,773</text:p>
          </table:table-cell>
          <table:table-cell office:value-type="float" office:value="18528" table:style-name="ce11">
            <text:p>18,528</text:p>
          </table:table-cell>
          <table:table-cell office:value-type="float" office:value="17245" table:style-name="ce10">
            <text:p>17,2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3305" table:style-name="ce52">
            <text:p>13,305</text:p>
          </table:table-cell>
          <table:table-cell office:value-type="float" office:value="41833" table:style-name="ce11">
            <text:p>41,833</text:p>
          </table:table-cell>
          <table:table-cell office:value-type="float" office:value="21476" table:style-name="ce11">
            <text:p>21,476</text:p>
          </table:table-cell>
          <table:table-cell office:value-type="float" office:value="20357" table:style-name="ce10">
            <text:p>20,3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284" table:style-name="ce52">
            <text:p>5,284</text:p>
          </table:table-cell>
          <table:table-cell office:value-type="float" office:value="14277" table:style-name="ce11">
            <text:p>14,277</text:p>
          </table:table-cell>
          <table:table-cell office:value-type="float" office:value="7502" table:style-name="ce11">
            <text:p>7,502</text:p>
          </table:table-cell>
          <table:table-cell office:value-type="float" office:value="6775" table:style-name="ce10">
            <text:p>6,7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8218" table:style-name="ce52">
            <text:p>8,218</text:p>
          </table:table-cell>
          <table:table-cell office:value-type="float" office:value="26211" table:style-name="ce11">
            <text:p>26,211</text:p>
          </table:table-cell>
          <table:table-cell office:value-type="float" office:value="13517" table:style-name="ce11">
            <text:p>13,517</text:p>
          </table:table-cell>
          <table:table-cell office:value-type="float" office:value="12694" table:style-name="ce10">
            <text:p>12,6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200" table:style-name="ce52">
            <text:p>9,200</text:p>
          </table:table-cell>
          <table:table-cell office:value-type="float" office:value="29536" table:style-name="ce11">
            <text:p>29,536</text:p>
          </table:table-cell>
          <table:table-cell office:value-type="float" office:value="15227" table:style-name="ce11">
            <text:p>15,227</text:p>
          </table:table-cell>
          <table:table-cell office:value-type="float" office:value="14309" table:style-name="ce10">
            <text:p>14,3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15" table:style-name="ce52">
            <text:p>10,115</text:p>
          </table:table-cell>
          <table:table-cell office:value-type="float" office:value="31937" table:style-name="ce11">
            <text:p>31,937</text:p>
          </table:table-cell>
          <table:table-cell office:value-type="float" office:value="16853" table:style-name="ce11">
            <text:p>16,853</text:p>
          </table:table-cell>
          <table:table-cell office:value-type="float" office:value="15084" table:style-name="ce10">
            <text:p>15,0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147" table:style-name="ce52">
            <text:p>5,147</text:p>
          </table:table-cell>
          <table:table-cell office:value-type="float" office:value="15631" table:style-name="ce11">
            <text:p>15,631</text:p>
          </table:table-cell>
          <table:table-cell office:value-type="float" office:value="8440" table:style-name="ce11">
            <text:p>8,440</text:p>
          </table:table-cell>
          <table:table-cell office:value-type="float" office:value="7191" table:style-name="ce10">
            <text:p>7,1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567" table:style-name="ce52">
            <text:p>4,567</text:p>
          </table:table-cell>
          <table:table-cell office:value-type="float" office:value="14556" table:style-name="ce11">
            <text:p>14,556</text:p>
          </table:table-cell>
          <table:table-cell office:value-type="float" office:value="7618" table:style-name="ce11">
            <text:p>7,618</text:p>
          </table:table-cell>
          <table:table-cell office:value-type="float" office:value="6938" table:style-name="ce10">
            <text:p>6,938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9117" table:style-name="ce53">
            <text:p>9,117</text:p>
          </table:table-cell>
          <table:table-cell office:value-type="float" office:value="28833" table:style-name="ce18">
            <text:p>28,833</text:p>
          </table:table-cell>
          <table:table-cell office:value-type="float" office:value="15003" table:style-name="ce18">
            <text:p>15,003</text:p>
          </table:table-cell>
          <table:table-cell office:value-type="float" office:value="13830" table:style-name="ce17">
            <text:p>13,830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南投縣</text:p>
          </table:table-cell>
          <table:table-cell office:value-type="float" office:value="179602" table:style-name="ce71">
            <text:p>179,602</text:p>
          </table:table-cell>
          <table:table-cell office:value-type="float" office:value="482841" table:style-name="ce79">
            <text:p>482,841</text:p>
          </table:table-cell>
          <table:table-cell office:value-type="float" office:value="246540" table:style-name="ce79">
            <text:p>246,540</text:p>
          </table:table-cell>
          <table:table-cell office:value-type="float" office:value="236301" table:style-name="ce73">
            <text:p>236,3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5646" table:style-name="ce52">
            <text:p>35,646</text:p>
          </table:table-cell>
          <table:table-cell office:value-type="float" office:value="98079" table:style-name="ce11">
            <text:p>98,079</text:p>
          </table:table-cell>
          <table:table-cell office:value-type="float" office:value="48941" table:style-name="ce11">
            <text:p>48,941</text:p>
          </table:table-cell>
          <table:table-cell office:value-type="float" office:value="49138" table:style-name="ce10">
            <text:p>49,1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33" table:style-name="ce52">
            <text:p>29,033</text:p>
          </table:table-cell>
          <table:table-cell office:value-type="float" office:value="77681" table:style-name="ce11">
            <text:p>77,681</text:p>
          </table:table-cell>
          <table:table-cell office:value-type="float" office:value="38475" table:style-name="ce11">
            <text:p>38,475</text:p>
          </table:table-cell>
          <table:table-cell office:value-type="float" office:value="39206" table:style-name="ce10">
            <text:p>39,2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4303" table:style-name="ce52">
            <text:p>34,303</text:p>
          </table:table-cell>
          <table:table-cell office:value-type="float" office:value="96658" table:style-name="ce11">
            <text:p>96,658</text:p>
          </table:table-cell>
          <table:table-cell office:value-type="float" office:value="48584" table:style-name="ce11">
            <text:p>48,584</text:p>
          </table:table-cell>
          <table:table-cell office:value-type="float" office:value="48074" table:style-name="ce10">
            <text:p>48,0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283" table:style-name="ce52">
            <text:p>20,283</text:p>
          </table:table-cell>
          <table:table-cell office:value-type="float" office:value="52350" table:style-name="ce11">
            <text:p>52,350</text:p>
          </table:table-cell>
          <table:table-cell office:value-type="float" office:value="26725" table:style-name="ce11">
            <text:p>26,725</text:p>
          </table:table-cell>
          <table:table-cell office:value-type="float" office:value="25625" table:style-name="ce10">
            <text:p>25,6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15" table:style-name="ce52">
            <text:p>4,215</text:p>
          </table:table-cell>
          <table:table-cell office:value-type="float" office:value="10135" table:style-name="ce11">
            <text:p>10,135</text:p>
          </table:table-cell>
          <table:table-cell office:value-type="float" office:value="5321" table:style-name="ce11">
            <text:p>5,321</text:p>
          </table:table-cell>
          <table:table-cell office:value-type="float" office:value="4814" table:style-name="ce10">
            <text:p>4,8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13" table:style-name="ce52">
            <text:p>12,613</text:p>
          </table:table-cell>
          <table:table-cell office:value-type="float" office:value="36655" table:style-name="ce11">
            <text:p>36,655</text:p>
          </table:table-cell>
          <table:table-cell office:value-type="float" office:value="19319" table:style-name="ce11">
            <text:p>19,319</text:p>
          </table:table-cell>
          <table:table-cell office:value-type="float" office:value="17336" table:style-name="ce10">
            <text:p>17,3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7902" table:style-name="ce52">
            <text:p>7,902</text:p>
          </table:table-cell>
          <table:table-cell office:value-type="float" office:value="16669" table:style-name="ce11">
            <text:p>16,669</text:p>
          </table:table-cell>
          <table:table-cell office:value-type="float" office:value="8897" table:style-name="ce11">
            <text:p>8,897</text:p>
          </table:table-cell>
          <table:table-cell office:value-type="float" office:value="7772" table:style-name="ce10">
            <text:p>7,7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564" table:style-name="ce52">
            <text:p>5,564</text:p>
          </table:table-cell>
          <table:table-cell office:value-type="float" office:value="13977" table:style-name="ce11">
            <text:p>13,977</text:p>
          </table:table-cell>
          <table:table-cell office:value-type="float" office:value="7661" table:style-name="ce11">
            <text:p>7,661</text:p>
          </table:table-cell>
          <table:table-cell office:value-type="float" office:value="6316" table:style-name="ce10">
            <text:p>6,3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08" table:style-name="ce52">
            <text:p>5,708</text:p>
          </table:table-cell>
          <table:table-cell office:value-type="float" office:value="15073" table:style-name="ce11">
            <text:p>15,073</text:p>
          </table:table-cell>
          <table:table-cell office:value-type="float" office:value="7964" table:style-name="ce11">
            <text:p>7,964</text:p>
          </table:table-cell>
          <table:table-cell office:value-type="float" office:value="7109" table:style-name="ce10">
            <text:p>7,1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111" table:style-name="ce52">
            <text:p>7,111</text:p>
          </table:table-cell>
          <table:table-cell office:value-type="float" office:value="17449" table:style-name="ce11">
            <text:p>17,449</text:p>
          </table:table-cell>
          <table:table-cell office:value-type="float" office:value="9422" table:style-name="ce11">
            <text:p>9,422</text:p>
          </table:table-cell>
          <table:table-cell office:value-type="float" office:value="8027" table:style-name="ce10">
            <text:p>8,0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058" table:style-name="ce52">
            <text:p>7,058</text:p>
          </table:table-cell>
          <table:table-cell office:value-type="float" office:value="16572" table:style-name="ce11">
            <text:p>16,572</text:p>
          </table:table-cell>
          <table:table-cell office:value-type="float" office:value="8701" table:style-name="ce11">
            <text:p>8,701</text:p>
          </table:table-cell>
          <table:table-cell office:value-type="float" office:value="7871" table:style-name="ce10">
            <text:p>7,87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294" table:style-name="ce52">
            <text:p>5,294</text:p>
          </table:table-cell>
          <table:table-cell office:value-type="float" office:value="15747" table:style-name="ce11">
            <text:p>15,747</text:p>
          </table:table-cell>
          <table:table-cell office:value-type="float" office:value="8414" table:style-name="ce11">
            <text:p>8,414</text:p>
          </table:table-cell>
          <table:table-cell office:value-type="float" office:value="7333" table:style-name="ce10">
            <text:p>7,33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872" table:style-name="ce53">
            <text:p>4,872</text:p>
          </table:table-cell>
          <table:table-cell office:value-type="float" office:value="15796" table:style-name="ce18">
            <text:p>15,796</text:p>
          </table:table-cell>
          <table:table-cell office:value-type="float" office:value="8116" table:style-name="ce18">
            <text:p>8,116</text:p>
          </table:table-cell>
          <table:table-cell office:value-type="float" office:value="7680" table:style-name="ce17">
            <text:p>7,680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4644" table:style-name="ce71">
            <text:p>244,644</text:p>
          </table:table-cell>
          <table:table-cell office:value-type="float" office:value="667667" table:style-name="ce79">
            <text:p>667,667</text:p>
          </table:table-cell>
          <table:table-cell office:value-type="float" office:value="344968" table:style-name="ce79">
            <text:p>344,968</text:p>
          </table:table-cell>
          <table:table-cell office:value-type="float" office:value="322699" table:style-name="ce73">
            <text:p>322,6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9839" table:style-name="ce52">
            <text:p>39,839</text:p>
          </table:table-cell>
          <table:table-cell office:value-type="float" office:value="107814" table:style-name="ce11">
            <text:p>107,814</text:p>
          </table:table-cell>
          <table:table-cell office:value-type="float" office:value="53384" table:style-name="ce11">
            <text:p>53,384</text:p>
          </table:table-cell>
          <table:table-cell office:value-type="float" office:value="54430" table:style-name="ce10">
            <text:p>54,4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6227" table:style-name="ce52">
            <text:p>16,227</text:p>
          </table:table-cell>
          <table:table-cell office:value-type="float" office:value="43400" table:style-name="ce11">
            <text:p>43,400</text:p>
          </table:table-cell>
          <table:table-cell office:value-type="float" office:value="22003" table:style-name="ce11">
            <text:p>22,003</text:p>
          </table:table-cell>
          <table:table-cell office:value-type="float" office:value="21397" table:style-name="ce10">
            <text:p>21,3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6204" table:style-name="ce52">
            <text:p>26,204</text:p>
          </table:table-cell>
          <table:table-cell office:value-type="float" office:value="70513" table:style-name="ce11">
            <text:p>70,513</text:p>
          </table:table-cell>
          <table:table-cell office:value-type="float" office:value="35550" table:style-name="ce11">
            <text:p>35,550</text:p>
          </table:table-cell>
          <table:table-cell office:value-type="float" office:value="34963" table:style-name="ce10">
            <text:p>34,9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5129" table:style-name="ce52">
            <text:p>15,129</text:p>
          </table:table-cell>
          <table:table-cell office:value-type="float" office:value="44879" table:style-name="ce11">
            <text:p>44,879</text:p>
          </table:table-cell>
          <table:table-cell office:value-type="float" office:value="22547" table:style-name="ce11">
            <text:p>22,547</text:p>
          </table:table-cell>
          <table:table-cell office:value-type="float" office:value="22332" table:style-name="ce10">
            <text:p>22,3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578" table:style-name="ce52">
            <text:p>9,578</text:p>
          </table:table-cell>
          <table:table-cell office:value-type="float" office:value="27832" table:style-name="ce11">
            <text:p>27,832</text:p>
          </table:table-cell>
          <table:table-cell office:value-type="float" office:value="14530" table:style-name="ce11">
            <text:p>14,530</text:p>
          </table:table-cell>
          <table:table-cell office:value-type="float" office:value="13302" table:style-name="ce10">
            <text:p>13,3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6041" table:style-name="ce52">
            <text:p>16,041</text:p>
          </table:table-cell>
          <table:table-cell office:value-type="float" office:value="38204" table:style-name="ce11">
            <text:p>38,204</text:p>
          </table:table-cell>
          <table:table-cell office:value-type="float" office:value="19737" table:style-name="ce11">
            <text:p>19,737</text:p>
          </table:table-cell>
          <table:table-cell office:value-type="float" office:value="18467" table:style-name="ce10">
            <text:p>18,4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1311" table:style-name="ce52">
            <text:p>11,311</text:p>
          </table:table-cell>
          <table:table-cell office:value-type="float" office:value="30321" table:style-name="ce11">
            <text:p>30,321</text:p>
          </table:table-cell>
          <table:table-cell office:value-type="float" office:value="15941" table:style-name="ce11">
            <text:p>15,941</text:p>
          </table:table-cell>
          <table:table-cell office:value-type="float" office:value="14380" table:style-name="ce10">
            <text:p>14,3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85" table:style-name="ce52">
            <text:p>6,685</text:p>
          </table:table-cell>
          <table:table-cell office:value-type="float" office:value="18346" table:style-name="ce11">
            <text:p>18,346</text:p>
          </table:table-cell>
          <table:table-cell office:value-type="float" office:value="9731" table:style-name="ce11">
            <text:p>9,731</text:p>
          </table:table-cell>
          <table:table-cell office:value-type="float" office:value="8615" table:style-name="ce10">
            <text:p>8,6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449" table:style-name="ce52">
            <text:p>9,449</text:p>
          </table:table-cell>
          <table:table-cell office:value-type="float" office:value="27835" table:style-name="ce11">
            <text:p>27,835</text:p>
          </table:table-cell>
          <table:table-cell office:value-type="float" office:value="14524" table:style-name="ce11">
            <text:p>14,524</text:p>
          </table:table-cell>
          <table:table-cell office:value-type="float" office:value="13311" table:style-name="ce10">
            <text:p>13,3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40" table:style-name="ce52">
            <text:p>6,040</text:p>
          </table:table-cell>
          <table:table-cell office:value-type="float" office:value="17038" table:style-name="ce11">
            <text:p>17,038</text:p>
          </table:table-cell>
          <table:table-cell office:value-type="float" office:value="8895" table:style-name="ce11">
            <text:p>8,895</text:p>
          </table:table-cell>
          <table:table-cell office:value-type="float" office:value="8143" table:style-name="ce10">
            <text:p>8,1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60" table:style-name="ce52">
            <text:p>8,960</text:p>
          </table:table-cell>
          <table:table-cell office:value-type="float" office:value="25492" table:style-name="ce11">
            <text:p>25,492</text:p>
          </table:table-cell>
          <table:table-cell office:value-type="float" office:value="13632" table:style-name="ce11">
            <text:p>13,632</text:p>
          </table:table-cell>
          <table:table-cell office:value-type="float" office:value="11860" table:style-name="ce10">
            <text:p>11,8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645" table:style-name="ce52">
            <text:p>8,645</text:p>
          </table:table-cell>
          <table:table-cell office:value-type="float" office:value="23444" table:style-name="ce11">
            <text:p>23,444</text:p>
          </table:table-cell>
          <table:table-cell office:value-type="float" office:value="12365" table:style-name="ce11">
            <text:p>12,365</text:p>
          </table:table-cell>
          <table:table-cell office:value-type="float" office:value="11079" table:style-name="ce10">
            <text:p>11,0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5341" table:style-name="ce52">
            <text:p>15,341</text:p>
          </table:table-cell>
          <table:table-cell office:value-type="float" office:value="48684" table:style-name="ce11">
            <text:p>48,684</text:p>
          </table:table-cell>
          <table:table-cell office:value-type="float" office:value="24147" table:style-name="ce11">
            <text:p>24,147</text:p>
          </table:table-cell>
          <table:table-cell office:value-type="float" office:value="24537" table:style-name="ce10">
            <text:p>24,5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743" table:style-name="ce52">
            <text:p>5,743</text:p>
          </table:table-cell>
          <table:table-cell office:value-type="float" office:value="13837" table:style-name="ce11">
            <text:p>13,837</text:p>
          </table:table-cell>
          <table:table-cell office:value-type="float" office:value="7657" table:style-name="ce11">
            <text:p>7,657</text:p>
          </table:table-cell>
          <table:table-cell office:value-type="float" office:value="6180" table:style-name="ce10">
            <text:p>6,1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35" table:style-name="ce52">
            <text:p>4,435</text:p>
          </table:table-cell>
          <table:table-cell office:value-type="float" office:value="12233" table:style-name="ce11">
            <text:p>12,233</text:p>
          </table:table-cell>
          <table:table-cell office:value-type="float" office:value="6564" table:style-name="ce11">
            <text:p>6,564</text:p>
          </table:table-cell>
          <table:table-cell office:value-type="float" office:value="5669" table:style-name="ce10">
            <text:p>5,6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483" table:style-name="ce52">
            <text:p>8,483</text:p>
          </table:table-cell>
          <table:table-cell office:value-type="float" office:value="22457" table:style-name="ce11">
            <text:p>22,457</text:p>
          </table:table-cell>
          <table:table-cell office:value-type="float" office:value="12011" table:style-name="ce11">
            <text:p>12,011</text:p>
          </table:table-cell>
          <table:table-cell office:value-type="float" office:value="10446" table:style-name="ce10">
            <text:p>10,4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079" table:style-name="ce52">
            <text:p>9,079</text:p>
          </table:table-cell>
          <table:table-cell office:value-type="float" office:value="24069" table:style-name="ce11">
            <text:p>24,069</text:p>
          </table:table-cell>
          <table:table-cell office:value-type="float" office:value="13176" table:style-name="ce11">
            <text:p>13,176</text:p>
          </table:table-cell>
          <table:table-cell office:value-type="float" office:value="10893" table:style-name="ce10">
            <text:p>10,8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594" table:style-name="ce52">
            <text:p>8,594</text:p>
          </table:table-cell>
          <table:table-cell office:value-type="float" office:value="21829" table:style-name="ce11">
            <text:p>21,829</text:p>
          </table:table-cell>
          <table:table-cell office:value-type="float" office:value="11909" table:style-name="ce11">
            <text:p>11,909</text:p>
          </table:table-cell>
          <table:table-cell office:value-type="float" office:value="9920" table:style-name="ce10">
            <text:p>9,9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311" table:style-name="ce52">
            <text:p>9,311</text:p>
          </table:table-cell>
          <table:table-cell office:value-type="float" office:value="25842" table:style-name="ce11">
            <text:p>25,842</text:p>
          </table:table-cell>
          <table:table-cell office:value-type="float" office:value="13768" table:style-name="ce11">
            <text:p>13,768</text:p>
          </table:table-cell>
          <table:table-cell office:value-type="float" office:value="12074" table:style-name="ce10">
            <text:p>12,074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550" table:style-name="ce53">
            <text:p>9,550</text:p>
          </table:table-cell>
          <table:table-cell office:value-type="float" office:value="23598" table:style-name="ce18">
            <text:p>23,598</text:p>
          </table:table-cell>
          <table:table-cell office:value-type="float" office:value="12897" table:style-name="ce18">
            <text:p>12,897</text:p>
          </table:table-cell>
          <table:table-cell office:value-type="float" office:value="10701" table:style-name="ce17">
            <text:p>10,701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嘉義縣</text:p>
          </table:table-cell>
          <table:table-cell office:value-type="float" office:value="185019" table:style-name="ce71">
            <text:p>185,019</text:p>
          </table:table-cell>
          <table:table-cell office:value-type="float" office:value="491507" table:style-name="ce79">
            <text:p>491,507</text:p>
          </table:table-cell>
          <table:table-cell office:value-type="float" office:value="254899" table:style-name="ce79">
            <text:p>254,899</text:p>
          </table:table-cell>
          <table:table-cell office:value-type="float" office:value="236608" table:style-name="ce73">
            <text:p>236,6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3883" table:style-name="ce52">
            <text:p>13,883</text:p>
          </table:table-cell>
          <table:table-cell office:value-type="float" office:value="38645" table:style-name="ce11">
            <text:p>38,645</text:p>
          </table:table-cell>
          <table:table-cell office:value-type="float" office:value="19632" table:style-name="ce11">
            <text:p>19,632</text:p>
          </table:table-cell>
          <table:table-cell office:value-type="float" office:value="19013" table:style-name="ce10">
            <text:p>19,0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942" table:style-name="ce52">
            <text:p>15,942</text:p>
          </table:table-cell>
          <table:table-cell office:value-type="float" office:value="41123" table:style-name="ce11">
            <text:p>41,123</text:p>
          </table:table-cell>
          <table:table-cell office:value-type="float" office:value="20731" table:style-name="ce11">
            <text:p>20,731</text:p>
          </table:table-cell>
          <table:table-cell office:value-type="float" office:value="20392" table:style-name="ce10">
            <text:p>20,3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735" table:style-name="ce52">
            <text:p>9,735</text:p>
          </table:table-cell>
          <table:table-cell office:value-type="float" office:value="25327" table:style-name="ce11">
            <text:p>25,327</text:p>
          </table:table-cell>
          <table:table-cell office:value-type="float" office:value="12878" table:style-name="ce11">
            <text:p>12,878</text:p>
          </table:table-cell>
          <table:table-cell office:value-type="float" office:value="12449" table:style-name="ce10">
            <text:p>12,4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502" table:style-name="ce52">
            <text:p>11,502</text:p>
          </table:table-cell>
          <table:table-cell office:value-type="float" office:value="29994" table:style-name="ce11">
            <text:p>29,994</text:p>
          </table:table-cell>
          <table:table-cell office:value-type="float" office:value="15222" table:style-name="ce11">
            <text:p>15,222</text:p>
          </table:table-cell>
          <table:table-cell office:value-type="float" office:value="14772" table:style-name="ce10">
            <text:p>14,7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5962" table:style-name="ce52">
            <text:p>25,962</text:p>
          </table:table-cell>
          <table:table-cell office:value-type="float" office:value="70518" table:style-name="ce11">
            <text:p>70,518</text:p>
          </table:table-cell>
          <table:table-cell office:value-type="float" office:value="35988" table:style-name="ce11">
            <text:p>35,988</text:p>
          </table:table-cell>
          <table:table-cell office:value-type="float" office:value="34530" table:style-name="ce10">
            <text:p>34,5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270" table:style-name="ce52">
            <text:p>5,270</text:p>
          </table:table-cell>
          <table:table-cell office:value-type="float" office:value="13702" table:style-name="ce11">
            <text:p>13,702</text:p>
          </table:table-cell>
          <table:table-cell office:value-type="float" office:value="7316" table:style-name="ce11">
            <text:p>7,316</text:p>
          </table:table-cell>
          <table:table-cell office:value-type="float" office:value="6386" table:style-name="ce10">
            <text:p>6,3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855" table:style-name="ce52">
            <text:p>10,855</text:p>
          </table:table-cell>
          <table:table-cell office:value-type="float" office:value="30568" table:style-name="ce11">
            <text:p>30,568</text:p>
          </table:table-cell>
          <table:table-cell office:value-type="float" office:value="16159" table:style-name="ce11">
            <text:p>16,159</text:p>
          </table:table-cell>
          <table:table-cell office:value-type="float" office:value="14409" table:style-name="ce10">
            <text:p>14,4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690" table:style-name="ce52">
            <text:p>8,690</text:p>
          </table:table-cell>
          <table:table-cell office:value-type="float" office:value="21635" table:style-name="ce11">
            <text:p>21,635</text:p>
          </table:table-cell>
          <table:table-cell office:value-type="float" office:value="11509" table:style-name="ce11">
            <text:p>11,509</text:p>
          </table:table-cell>
          <table:table-cell office:value-type="float" office:value="10126" table:style-name="ce10">
            <text:p>10,1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038" table:style-name="ce52">
            <text:p>9,038</text:p>
          </table:table-cell>
          <table:table-cell office:value-type="float" office:value="23416" table:style-name="ce11">
            <text:p>23,416</text:p>
          </table:table-cell>
          <table:table-cell office:value-type="float" office:value="12402" table:style-name="ce11">
            <text:p>12,402</text:p>
          </table:table-cell>
          <table:table-cell office:value-type="float" office:value="11014" table:style-name="ce10">
            <text:p>11,0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169" table:style-name="ce52">
            <text:p>7,169</text:p>
          </table:table-cell>
          <table:table-cell office:value-type="float" office:value="17146" table:style-name="ce11">
            <text:p>17,146</text:p>
          </table:table-cell>
          <table:table-cell office:value-type="float" office:value="8950" table:style-name="ce11">
            <text:p>8,950</text:p>
          </table:table-cell>
          <table:table-cell office:value-type="float" office:value="8196" table:style-name="ce10">
            <text:p>8,1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36" table:style-name="ce52">
            <text:p>5,736</text:p>
          </table:table-cell>
          <table:table-cell office:value-type="float" office:value="14581" table:style-name="ce11">
            <text:p>14,581</text:p>
          </table:table-cell>
          <table:table-cell office:value-type="float" office:value="7847" table:style-name="ce11">
            <text:p>7,847</text:p>
          </table:table-cell>
          <table:table-cell office:value-type="float" office:value="6734" table:style-name="ce10">
            <text:p>6,7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598" table:style-name="ce52">
            <text:p>18,598</text:p>
          </table:table-cell>
          <table:table-cell office:value-type="float" office:value="48315" table:style-name="ce11">
            <text:p>48,315</text:p>
          </table:table-cell>
          <table:table-cell office:value-type="float" office:value="24950" table:style-name="ce11">
            <text:p>24,950</text:p>
          </table:table-cell>
          <table:table-cell office:value-type="float" office:value="23365" table:style-name="ce10">
            <text:p>23,3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6161" table:style-name="ce52">
            <text:p>16,161</text:p>
          </table:table-cell>
          <table:table-cell office:value-type="float" office:value="43358" table:style-name="ce11">
            <text:p>43,358</text:p>
          </table:table-cell>
          <table:table-cell office:value-type="float" office:value="22497" table:style-name="ce11">
            <text:p>22,497</text:p>
          </table:table-cell>
          <table:table-cell office:value-type="float" office:value="20861" table:style-name="ce10">
            <text:p>20,8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686" table:style-name="ce52">
            <text:p>11,686</text:p>
          </table:table-cell>
          <table:table-cell office:value-type="float" office:value="34009" table:style-name="ce11">
            <text:p>34,009</text:p>
          </table:table-cell>
          <table:table-cell office:value-type="float" office:value="18102" table:style-name="ce11">
            <text:p>18,102</text:p>
          </table:table-cell>
          <table:table-cell office:value-type="float" office:value="15907" table:style-name="ce10">
            <text:p>15,9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37" table:style-name="ce52">
            <text:p>6,737</text:p>
          </table:table-cell>
          <table:table-cell office:value-type="float" office:value="18241" table:style-name="ce11">
            <text:p>18,241</text:p>
          </table:table-cell>
          <table:table-cell office:value-type="float" office:value="9685" table:style-name="ce11">
            <text:p>9,685</text:p>
          </table:table-cell>
          <table:table-cell office:value-type="float" office:value="8556" table:style-name="ce10">
            <text:p>8,5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41" table:style-name="ce52">
            <text:p>4,241</text:p>
          </table:table-cell>
          <table:table-cell office:value-type="float" office:value="11005" table:style-name="ce11">
            <text:p>11,005</text:p>
          </table:table-cell>
          <table:table-cell office:value-type="float" office:value="5913" table:style-name="ce11">
            <text:p>5,913</text:p>
          </table:table-cell>
          <table:table-cell office:value-type="float" office:value="5092" table:style-name="ce10">
            <text:p>5,0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34" table:style-name="ce52">
            <text:p>1,934</text:p>
          </table:table-cell>
          <table:table-cell office:value-type="float" office:value="4514" table:style-name="ce11">
            <text:p>4,514</text:p>
          </table:table-cell>
          <table:table-cell office:value-type="float" office:value="2292" table:style-name="ce11">
            <text:p>2,292</text:p>
          </table:table-cell>
          <table:table-cell office:value-type="float" office:value="2222" table:style-name="ce10">
            <text:p>2,22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880" table:style-name="ce53">
            <text:p>1,880</text:p>
          </table:table-cell>
          <table:table-cell office:value-type="float" office:value="5410" table:style-name="ce18">
            <text:p>5,410</text:p>
          </table:table-cell>
          <table:table-cell office:value-type="float" office:value="2826" table:style-name="ce18">
            <text:p>2,826</text:p>
          </table:table-cell>
          <table:table-cell office:value-type="float" office:value="2584" table:style-name="ce17">
            <text:p>2,584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93494" table:style-name="ce71">
            <text:p>293,494</text:p>
          </table:table-cell>
          <table:table-cell office:value-type="float" office:value="801914" table:style-name="ce79">
            <text:p>801,914</text:p>
          </table:table-cell>
          <table:table-cell office:value-type="float" office:value="408068" table:style-name="ce79">
            <text:p>408,068</text:p>
          </table:table-cell>
          <table:table-cell office:value-type="float" office:value="393846" table:style-name="ce73">
            <text:p>393,8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5370" table:style-name="ce52">
            <text:p>75,370</text:p>
          </table:table-cell>
          <table:table-cell office:value-type="float" office:value="194855" table:style-name="ce11">
            <text:p>194,855</text:p>
          </table:table-cell>
          <table:table-cell office:value-type="float" office:value="95785" table:style-name="ce11">
            <text:p>95,785</text:p>
          </table:table-cell>
          <table:table-cell office:value-type="float" office:value="99070" table:style-name="ce10">
            <text:p>99,0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20398" table:style-name="ce52">
            <text:p>20,398</text:p>
          </table:table-cell>
          <table:table-cell office:value-type="float" office:value="53381" table:style-name="ce11">
            <text:p>53,381</text:p>
          </table:table-cell>
          <table:table-cell office:value-type="float" office:value="26486" table:style-name="ce11">
            <text:p>26,486</text:p>
          </table:table-cell>
          <table:table-cell office:value-type="float" office:value="26895" table:style-name="ce10">
            <text:p>26,8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7309" table:style-name="ce52">
            <text:p>17,309</text:p>
          </table:table-cell>
          <table:table-cell office:value-type="float" office:value="46183" table:style-name="ce11">
            <text:p>46,183</text:p>
          </table:table-cell>
          <table:table-cell office:value-type="float" office:value="23278" table:style-name="ce11">
            <text:p>23,278</text:p>
          </table:table-cell>
          <table:table-cell office:value-type="float" office:value="22905" table:style-name="ce10">
            <text:p>22,9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938" table:style-name="ce52">
            <text:p>11,938</text:p>
          </table:table-cell>
          <table:table-cell office:value-type="float" office:value="29937" table:style-name="ce11">
            <text:p>29,937</text:p>
          </table:table-cell>
          <table:table-cell office:value-type="float" office:value="15306" table:style-name="ce11">
            <text:p>15,306</text:p>
          </table:table-cell>
          <table:table-cell office:value-type="float" office:value="14631" table:style-name="ce10">
            <text:p>14,6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5723" table:style-name="ce52">
            <text:p>15,723</text:p>
          </table:table-cell>
          <table:table-cell office:value-type="float" office:value="49547" table:style-name="ce11">
            <text:p>49,547</text:p>
          </table:table-cell>
          <table:table-cell office:value-type="float" office:value="25681" table:style-name="ce11">
            <text:p>25,681</text:p>
          </table:table-cell>
          <table:table-cell office:value-type="float" office:value="23866" table:style-name="ce10">
            <text:p>23,8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525" table:style-name="ce52">
            <text:p>10,525</text:p>
          </table:table-cell>
          <table:table-cell office:value-type="float" office:value="29231" table:style-name="ce11">
            <text:p>29,231</text:p>
          </table:table-cell>
          <table:table-cell office:value-type="float" office:value="15138" table:style-name="ce11">
            <text:p>15,138</text:p>
          </table:table-cell>
          <table:table-cell office:value-type="float" office:value="14093" table:style-name="ce10">
            <text:p>14,0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931" table:style-name="ce52">
            <text:p>3,931</text:p>
          </table:table-cell>
          <table:table-cell office:value-type="float" office:value="10610" table:style-name="ce11">
            <text:p>10,610</text:p>
          </table:table-cell>
          <table:table-cell office:value-type="float" office:value="5476" table:style-name="ce11">
            <text:p>5,476</text:p>
          </table:table-cell>
          <table:table-cell office:value-type="float" office:value="5134" table:style-name="ce10">
            <text:p>5,1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7366" table:style-name="ce52">
            <text:p>7,366</text:p>
          </table:table-cell>
          <table:table-cell office:value-type="float" office:value="21636" table:style-name="ce11">
            <text:p>21,636</text:p>
          </table:table-cell>
          <table:table-cell office:value-type="float" office:value="11085" table:style-name="ce11">
            <text:p>11,085</text:p>
          </table:table-cell>
          <table:table-cell office:value-type="float" office:value="10551" table:style-name="ce10">
            <text:p>10,5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419" table:style-name="ce52">
            <text:p>8,419</text:p>
          </table:table-cell>
          <table:table-cell office:value-type="float" office:value="25717" table:style-name="ce11">
            <text:p>25,717</text:p>
          </table:table-cell>
          <table:table-cell office:value-type="float" office:value="13051" table:style-name="ce11">
            <text:p>13,051</text:p>
          </table:table-cell>
          <table:table-cell office:value-type="float" office:value="12666" table:style-name="ce10">
            <text:p>12,6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994" table:style-name="ce52">
            <text:p>7,994</text:p>
          </table:table-cell>
          <table:table-cell office:value-type="float" office:value="24462" table:style-name="ce11">
            <text:p>24,462</text:p>
          </table:table-cell>
          <table:table-cell office:value-type="float" office:value="12677" table:style-name="ce11">
            <text:p>12,677</text:p>
          </table:table-cell>
          <table:table-cell office:value-type="float" office:value="11785" table:style-name="ce10">
            <text:p>11,7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147" table:style-name="ce52">
            <text:p>9,147</text:p>
          </table:table-cell>
          <table:table-cell office:value-type="float" office:value="23364" table:style-name="ce11">
            <text:p>23,364</text:p>
          </table:table-cell>
          <table:table-cell office:value-type="float" office:value="12384" table:style-name="ce11">
            <text:p>12,384</text:p>
          </table:table-cell>
          <table:table-cell office:value-type="float" office:value="10980" table:style-name="ce10">
            <text:p>10,9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619" table:style-name="ce52">
            <text:p>6,619</text:p>
          </table:table-cell>
          <table:table-cell office:value-type="float" office:value="19777" table:style-name="ce11">
            <text:p>19,777</text:p>
          </table:table-cell>
          <table:table-cell office:value-type="float" office:value="10303" table:style-name="ce11">
            <text:p>10,303</text:p>
          </table:table-cell>
          <table:table-cell office:value-type="float" office:value="9474" table:style-name="ce10">
            <text:p>9,4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9237" table:style-name="ce52">
            <text:p>19,237</text:p>
          </table:table-cell>
          <table:table-cell office:value-type="float" office:value="52458" table:style-name="ce11">
            <text:p>52,458</text:p>
          </table:table-cell>
          <table:table-cell office:value-type="float" office:value="26959" table:style-name="ce11">
            <text:p>26,959</text:p>
          </table:table-cell>
          <table:table-cell office:value-type="float" office:value="25499" table:style-name="ce10">
            <text:p>25,4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89" table:style-name="ce52">
            <text:p>5,689</text:p>
          </table:table-cell>
          <table:table-cell office:value-type="float" office:value="16233" table:style-name="ce11">
            <text:p>16,233</text:p>
          </table:table-cell>
          <table:table-cell office:value-type="float" office:value="8621" table:style-name="ce11">
            <text:p>8,621</text:p>
          </table:table-cell>
          <table:table-cell office:value-type="float" office:value="7612" table:style-name="ce10">
            <text:p>7,6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50" table:style-name="ce52">
            <text:p>3,450</text:p>
          </table:table-cell>
          <table:table-cell office:value-type="float" office:value="9660" table:style-name="ce11">
            <text:p>9,660</text:p>
          </table:table-cell>
          <table:table-cell office:value-type="float" office:value="5120" table:style-name="ce11">
            <text:p>5,120</text:p>
          </table:table-cell>
          <table:table-cell office:value-type="float" office:value="4540" table:style-name="ce10">
            <text:p>4,5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680" table:style-name="ce52">
            <text:p>8,680</text:p>
          </table:table-cell>
          <table:table-cell office:value-type="float" office:value="23151" table:style-name="ce11">
            <text:p>23,151</text:p>
          </table:table-cell>
          <table:table-cell office:value-type="float" office:value="12070" table:style-name="ce11">
            <text:p>12,070</text:p>
          </table:table-cell>
          <table:table-cell office:value-type="float" office:value="11081" table:style-name="ce10">
            <text:p>11,0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934" table:style-name="ce52">
            <text:p>11,934</text:p>
          </table:table-cell>
          <table:table-cell office:value-type="float" office:value="33293" table:style-name="ce11">
            <text:p>33,293</text:p>
          </table:table-cell>
          <table:table-cell office:value-type="float" office:value="17257" table:style-name="ce11">
            <text:p>17,257</text:p>
          </table:table-cell>
          <table:table-cell office:value-type="float" office:value="16036" table:style-name="ce10">
            <text:p>16,0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573" table:style-name="ce52">
            <text:p>4,573</text:p>
          </table:table-cell>
          <table:table-cell office:value-type="float" office:value="15172" table:style-name="ce11">
            <text:p>15,172</text:p>
          </table:table-cell>
          <table:table-cell office:value-type="float" office:value="7652" table:style-name="ce11">
            <text:p>7,652</text:p>
          </table:table-cell>
          <table:table-cell office:value-type="float" office:value="7520" table:style-name="ce10">
            <text:p>7,5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640" table:style-name="ce52">
            <text:p>6,640</text:p>
          </table:table-cell>
          <table:table-cell office:value-type="float" office:value="16929" table:style-name="ce11">
            <text:p>16,929</text:p>
          </table:table-cell>
          <table:table-cell office:value-type="float" office:value="8624" table:style-name="ce11">
            <text:p>8,624</text:p>
          </table:table-cell>
          <table:table-cell office:value-type="float" office:value="8305" table:style-name="ce10">
            <text:p>8,3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96" table:style-name="ce52">
            <text:p>3,796</text:p>
          </table:table-cell>
          <table:table-cell office:value-type="float" office:value="10110" table:style-name="ce11">
            <text:p>10,110</text:p>
          </table:table-cell>
          <table:table-cell office:value-type="float" office:value="5164" table:style-name="ce11">
            <text:p>5,164</text:p>
          </table:table-cell>
          <table:table-cell office:value-type="float" office:value="4946" table:style-name="ce10">
            <text:p>4,9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70" table:style-name="ce52">
            <text:p>6,970</text:p>
          </table:table-cell>
          <table:table-cell office:value-type="float" office:value="18208" table:style-name="ce11">
            <text:p>18,208</text:p>
          </table:table-cell>
          <table:table-cell office:value-type="float" office:value="9399" table:style-name="ce11">
            <text:p>9,399</text:p>
          </table:table-cell>
          <table:table-cell office:value-type="float" office:value="8809" table:style-name="ce10">
            <text:p>8,8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761" table:style-name="ce52">
            <text:p>4,761</text:p>
          </table:table-cell>
          <table:table-cell office:value-type="float" office:value="12126" table:style-name="ce11">
            <text:p>12,126</text:p>
          </table:table-cell>
          <table:table-cell office:value-type="float" office:value="6600" table:style-name="ce11">
            <text:p>6,600</text:p>
          </table:table-cell>
          <table:table-cell office:value-type="float" office:value="5526" table:style-name="ce10">
            <text:p>5,5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528" table:style-name="ce52">
            <text:p>3,528</text:p>
          </table:table-cell>
          <table:table-cell office:value-type="float" office:value="8189" table:style-name="ce11">
            <text:p>8,189</text:p>
          </table:table-cell>
          <table:table-cell office:value-type="float" office:value="4370" table:style-name="ce11">
            <text:p>4,370</text:p>
          </table:table-cell>
          <table:table-cell office:value-type="float" office:value="3819" table:style-name="ce10">
            <text:p>3,8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29" table:style-name="ce52">
            <text:p>3,029</text:p>
          </table:table-cell>
          <table:table-cell office:value-type="float" office:value="7424" table:style-name="ce11">
            <text:p>7,424</text:p>
          </table:table-cell>
          <table:table-cell office:value-type="float" office:value="4015" table:style-name="ce11">
            <text:p>4,015</text:p>
          </table:table-cell>
          <table:table-cell office:value-type="float" office:value="3409" table:style-name="ce10">
            <text:p>3,4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035" table:style-name="ce52">
            <text:p>2,035</text:p>
          </table:table-cell>
          <table:table-cell office:value-type="float" office:value="5140" table:style-name="ce11">
            <text:p>5,140</text:p>
          </table:table-cell>
          <table:table-cell office:value-type="float" office:value="2695" table:style-name="ce11">
            <text:p>2,695</text:p>
          </table:table-cell>
          <table:table-cell office:value-type="float" office:value="2445" table:style-name="ce10">
            <text:p>2,44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392" table:style-name="ce52">
            <text:p>2,392</text:p>
          </table:table-cell>
          <table:table-cell office:value-type="float" office:value="7729" table:style-name="ce11">
            <text:p>7,729</text:p>
          </table:table-cell>
          <table:table-cell office:value-type="float" office:value="3885" table:style-name="ce11">
            <text:p>3,885</text:p>
          </table:table-cell>
          <table:table-cell office:value-type="float" office:value="3844" table:style-name="ce10">
            <text:p>3,84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095" table:style-name="ce52">
            <text:p>1,095</text:p>
          </table:table-cell>
          <table:table-cell office:value-type="float" office:value="3276" table:style-name="ce11">
            <text:p>3,276</text:p>
          </table:table-cell>
          <table:table-cell office:value-type="float" office:value="1676" table:style-name="ce11">
            <text:p>1,676</text:p>
          </table:table-cell>
          <table:table-cell office:value-type="float" office:value="1600" table:style-name="ce10">
            <text:p>1,60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106" table:style-name="ce52">
            <text:p>2,106</text:p>
          </table:table-cell>
          <table:table-cell office:value-type="float" office:value="6729" table:style-name="ce11">
            <text:p>6,729</text:p>
          </table:table-cell>
          <table:table-cell office:value-type="float" office:value="3402" table:style-name="ce11">
            <text:p>3,402</text:p>
          </table:table-cell>
          <table:table-cell office:value-type="float" office:value="3327" table:style-name="ce10">
            <text:p>3,32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433" table:style-name="ce52">
            <text:p>1,433</text:p>
          </table:table-cell>
          <table:table-cell office:value-type="float" office:value="5351" table:style-name="ce11">
            <text:p>5,351</text:p>
          </table:table-cell>
          <table:table-cell office:value-type="float" office:value="2772" table:style-name="ce11">
            <text:p>2,772</text:p>
          </table:table-cell>
          <table:table-cell office:value-type="float" office:value="2579" table:style-name="ce10">
            <text:p>2,57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77" table:style-name="ce52">
            <text:p>2,277</text:p>
          </table:table-cell>
          <table:table-cell office:value-type="float" office:value="7404" table:style-name="ce11">
            <text:p>7,404</text:p>
          </table:table-cell>
          <table:table-cell office:value-type="float" office:value="3714" table:style-name="ce11">
            <text:p>3,714</text:p>
          </table:table-cell>
          <table:table-cell office:value-type="float" office:value="3690" table:style-name="ce10">
            <text:p>3,69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461" table:style-name="ce52">
            <text:p>1,461</text:p>
          </table:table-cell>
          <table:table-cell office:value-type="float" office:value="4915" table:style-name="ce11">
            <text:p>4,915</text:p>
          </table:table-cell>
          <table:table-cell office:value-type="float" office:value="2491" table:style-name="ce11">
            <text:p>2,491</text:p>
          </table:table-cell>
          <table:table-cell office:value-type="float" office:value="2424" table:style-name="ce10">
            <text:p>2,42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631" table:style-name="ce52">
            <text:p>1,631</text:p>
          </table:table-cell>
          <table:table-cell office:value-type="float" office:value="4882" table:style-name="ce11">
            <text:p>4,882</text:p>
          </table:table-cell>
          <table:table-cell office:value-type="float" office:value="2512" table:style-name="ce11">
            <text:p>2,512</text:p>
          </table:table-cell>
          <table:table-cell office:value-type="float" office:value="2370" table:style-name="ce10">
            <text:p>2,37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2038" table:style-name="ce53">
            <text:p>2,038</text:p>
          </table:table-cell>
          <table:table-cell office:value-type="float" office:value="4835" table:style-name="ce18">
            <text:p>4,835</text:p>
          </table:table-cell>
          <table:table-cell office:value-type="float" office:value="2420" table:style-name="ce18">
            <text:p>2,420</text:p>
          </table:table-cell>
          <table:table-cell office:value-type="float" office:value="2415" table:style-name="ce17">
            <text:p>2,415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4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東縣</text:p>
          </table:table-cell>
          <table:table-cell office:value-type="float" office:value="84079" table:style-name="ce71">
            <text:p>84,079</text:p>
          </table:table-cell>
          <table:table-cell office:value-type="float" office:value="213032" table:style-name="ce79">
            <text:p>213,032</text:p>
          </table:table-cell>
          <table:table-cell office:value-type="float" office:value="109214" table:style-name="ce79">
            <text:p>109,214</text:p>
          </table:table-cell>
          <table:table-cell office:value-type="float" office:value="103818" table:style-name="ce73">
            <text:p>103,8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40638" table:style-name="ce52">
            <text:p>40,638</text:p>
          </table:table-cell>
          <table:table-cell office:value-type="float" office:value="103630" table:style-name="ce11">
            <text:p>103,630</text:p>
          </table:table-cell>
          <table:table-cell office:value-type="float" office:value="51549" table:style-name="ce11">
            <text:p>51,549</text:p>
          </table:table-cell>
          <table:table-cell office:value-type="float" office:value="52081" table:style-name="ce10">
            <text:p>52,0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51" table:style-name="ce52">
            <text:p>5,351</text:p>
          </table:table-cell>
          <table:table-cell office:value-type="float" office:value="13281" table:style-name="ce11">
            <text:p>13,281</text:p>
          </table:table-cell>
          <table:table-cell office:value-type="float" office:value="6973" table:style-name="ce11">
            <text:p>6,973</text:p>
          </table:table-cell>
          <table:table-cell office:value-type="float" office:value="6308" table:style-name="ce10">
            <text:p>6,3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178" table:style-name="ce52">
            <text:p>3,178</text:p>
          </table:table-cell>
          <table:table-cell office:value-type="float" office:value="8233" table:style-name="ce11">
            <text:p>8,233</text:p>
          </table:table-cell>
          <table:table-cell office:value-type="float" office:value="4240" table:style-name="ce11">
            <text:p>4,240</text:p>
          </table:table-cell>
          <table:table-cell office:value-type="float" office:value="3993" table:style-name="ce10">
            <text:p>3,9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870" table:style-name="ce52">
            <text:p>6,870</text:p>
          </table:table-cell>
          <table:table-cell office:value-type="float" office:value="16819" table:style-name="ce11">
            <text:p>16,819</text:p>
          </table:table-cell>
          <table:table-cell office:value-type="float" office:value="8820" table:style-name="ce11">
            <text:p>8,820</text:p>
          </table:table-cell>
          <table:table-cell office:value-type="float" office:value="7999" table:style-name="ce10">
            <text:p>7,9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76" table:style-name="ce52">
            <text:p>2,476</text:p>
          </table:table-cell>
          <table:table-cell office:value-type="float" office:value="5632" table:style-name="ce11">
            <text:p>5,632</text:p>
          </table:table-cell>
          <table:table-cell office:value-type="float" office:value="2929" table:style-name="ce11">
            <text:p>2,929</text:p>
          </table:table-cell>
          <table:table-cell office:value-type="float" office:value="2703" table:style-name="ce10">
            <text:p>2,7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808" table:style-name="ce52">
            <text:p>4,808</text:p>
          </table:table-cell>
          <table:table-cell office:value-type="float" office:value="10781" table:style-name="ce11">
            <text:p>10,781</text:p>
          </table:table-cell>
          <table:table-cell office:value-type="float" office:value="5705" table:style-name="ce11">
            <text:p>5,705</text:p>
          </table:table-cell>
          <table:table-cell office:value-type="float" office:value="5076" table:style-name="ce10">
            <text:p>5,0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698" table:style-name="ce52">
            <text:p>3,698</text:p>
          </table:table-cell>
          <table:table-cell office:value-type="float" office:value="8084" table:style-name="ce11">
            <text:p>8,084</text:p>
          </table:table-cell>
          <table:table-cell office:value-type="float" office:value="4436" table:style-name="ce11">
            <text:p>4,436</text:p>
          </table:table-cell>
          <table:table-cell office:value-type="float" office:value="3648" table:style-name="ce10">
            <text:p>3,6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900" table:style-name="ce52">
            <text:p>2,900</text:p>
          </table:table-cell>
          <table:table-cell office:value-type="float" office:value="6769" table:style-name="ce11">
            <text:p>6,769</text:p>
          </table:table-cell>
          <table:table-cell office:value-type="float" office:value="3810" table:style-name="ce11">
            <text:p>3,810</text:p>
          </table:table-cell>
          <table:table-cell office:value-type="float" office:value="2959" table:style-name="ce10">
            <text:p>2,9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21" table:style-name="ce52">
            <text:p>3,021</text:p>
          </table:table-cell>
          <table:table-cell office:value-type="float" office:value="7433" table:style-name="ce11">
            <text:p>7,433</text:p>
          </table:table-cell>
          <table:table-cell office:value-type="float" office:value="3920" table:style-name="ce11">
            <text:p>3,920</text:p>
          </table:table-cell>
          <table:table-cell office:value-type="float" office:value="3513" table:style-name="ce10">
            <text:p>3,5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157" table:style-name="ce52">
            <text:p>3,157</text:p>
          </table:table-cell>
          <table:table-cell office:value-type="float" office:value="7997" table:style-name="ce11">
            <text:p>7,997</text:p>
          </table:table-cell>
          <table:table-cell office:value-type="float" office:value="4113" table:style-name="ce11">
            <text:p>4,113</text:p>
          </table:table-cell>
          <table:table-cell office:value-type="float" office:value="3884" table:style-name="ce10">
            <text:p>3,8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205" table:style-name="ce52">
            <text:p>1,205</text:p>
          </table:table-cell>
          <table:table-cell office:value-type="float" office:value="4165" table:style-name="ce11">
            <text:p>4,165</text:p>
          </table:table-cell>
          <table:table-cell office:value-type="float" office:value="2235" table:style-name="ce11">
            <text:p>2,235</text:p>
          </table:table-cell>
          <table:table-cell office:value-type="float" office:value="1930" table:style-name="ce10">
            <text:p>1,9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87" table:style-name="ce52">
            <text:p>1,087</text:p>
          </table:table-cell>
          <table:table-cell office:value-type="float" office:value="3612" table:style-name="ce11">
            <text:p>3,612</text:p>
          </table:table-cell>
          <table:table-cell office:value-type="float" office:value="1907" table:style-name="ce11">
            <text:p>1,907</text:p>
          </table:table-cell>
          <table:table-cell office:value-type="float" office:value="1705" table:style-name="ce10">
            <text:p>1,70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92" table:style-name="ce52">
            <text:p>1,092</text:p>
          </table:table-cell>
          <table:table-cell office:value-type="float" office:value="4192" table:style-name="ce11">
            <text:p>4,192</text:p>
          </table:table-cell>
          <table:table-cell office:value-type="float" office:value="2216" table:style-name="ce11">
            <text:p>2,216</text:p>
          </table:table-cell>
          <table:table-cell office:value-type="float" office:value="1976" table:style-name="ce10">
            <text:p>1,97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45" table:style-name="ce52">
            <text:p>1,445</text:p>
          </table:table-cell>
          <table:table-cell office:value-type="float" office:value="3453" table:style-name="ce11">
            <text:p>3,453</text:p>
          </table:table-cell>
          <table:table-cell office:value-type="float" office:value="1870" table:style-name="ce11">
            <text:p>1,870</text:p>
          </table:table-cell>
          <table:table-cell office:value-type="float" office:value="1583" table:style-name="ce10">
            <text:p>1,58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198" table:style-name="ce52">
            <text:p>1,198</text:p>
          </table:table-cell>
          <table:table-cell office:value-type="float" office:value="3707" table:style-name="ce11">
            <text:p>3,707</text:p>
          </table:table-cell>
          <table:table-cell office:value-type="float" office:value="1872" table:style-name="ce11">
            <text:p>1,872</text:p>
          </table:table-cell>
          <table:table-cell office:value-type="float" office:value="1835" table:style-name="ce10">
            <text:p>1,83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955" table:style-name="ce53">
            <text:p>1,955</text:p>
          </table:table-cell>
          <table:table-cell office:value-type="float" office:value="5244" table:style-name="ce18">
            <text:p>5,244</text:p>
          </table:table-cell>
          <table:table-cell office:value-type="float" office:value="2619" table:style-name="ce18">
            <text:p>2,619</text:p>
          </table:table-cell>
          <table:table-cell office:value-type="float" office:value="2625" table:style-name="ce17">
            <text:p>2,625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7937" table:style-name="ce71">
            <text:p>127,937</text:p>
          </table:table-cell>
          <table:table-cell office:value-type="float" office:value="320405" table:style-name="ce79">
            <text:p>320,405</text:p>
          </table:table-cell>
          <table:table-cell office:value-type="float" office:value="161854" table:style-name="ce79">
            <text:p>161,854</text:p>
          </table:table-cell>
          <table:table-cell office:value-type="float" office:value="158551" table:style-name="ce73">
            <text:p>158,5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672" table:style-name="ce52">
            <text:p>41,672</text:p>
          </table:table-cell>
          <table:table-cell office:value-type="float" office:value="100528" table:style-name="ce11">
            <text:p>100,528</text:p>
          </table:table-cell>
          <table:table-cell office:value-type="float" office:value="48324" table:style-name="ce11">
            <text:p>48,324</text:p>
          </table:table-cell>
          <table:table-cell office:value-type="float" office:value="52204" table:style-name="ce10">
            <text:p>52,2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362" table:style-name="ce52">
            <text:p>4,362</text:p>
          </table:table-cell>
          <table:table-cell office:value-type="float" office:value="10615" table:style-name="ce11">
            <text:p>10,615</text:p>
          </table:table-cell>
          <table:table-cell office:value-type="float" office:value="5482" table:style-name="ce11">
            <text:p>5,482</text:p>
          </table:table-cell>
          <table:table-cell office:value-type="float" office:value="5133" table:style-name="ce10">
            <text:p>5,1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868" table:style-name="ce52">
            <text:p>8,868</text:p>
          </table:table-cell>
          <table:table-cell office:value-type="float" office:value="22729" table:style-name="ce11">
            <text:p>22,729</text:p>
          </table:table-cell>
          <table:table-cell office:value-type="float" office:value="11999" table:style-name="ce11">
            <text:p>11,999</text:p>
          </table:table-cell>
          <table:table-cell office:value-type="float" office:value="10730" table:style-name="ce10">
            <text:p>10,7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8228" table:style-name="ce52">
            <text:p>8,228</text:p>
          </table:table-cell>
          <table:table-cell office:value-type="float" office:value="20271" table:style-name="ce11">
            <text:p>20,271</text:p>
          </table:table-cell>
          <table:table-cell office:value-type="float" office:value="10322" table:style-name="ce11">
            <text:p>10,322</text:p>
          </table:table-cell>
          <table:table-cell office:value-type="float" office:value="9949" table:style-name="ce10">
            <text:p>9,9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3025" table:style-name="ce52">
            <text:p>33,025</text:p>
          </table:table-cell>
          <table:table-cell office:value-type="float" office:value="82891" table:style-name="ce11">
            <text:p>82,891</text:p>
          </table:table-cell>
          <table:table-cell office:value-type="float" office:value="41407" table:style-name="ce11">
            <text:p>41,407</text:p>
          </table:table-cell>
          <table:table-cell office:value-type="float" office:value="41484" table:style-name="ce10">
            <text:p>41,4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370" table:style-name="ce52">
            <text:p>7,370</text:p>
          </table:table-cell>
          <table:table-cell office:value-type="float" office:value="17225" table:style-name="ce11">
            <text:p>17,225</text:p>
          </table:table-cell>
          <table:table-cell office:value-type="float" office:value="9137" table:style-name="ce11">
            <text:p>9,137</text:p>
          </table:table-cell>
          <table:table-cell office:value-type="float" office:value="8088" table:style-name="ce10">
            <text:p>8,0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4961" table:style-name="ce52">
            <text:p>4,961</text:p>
          </table:table-cell>
          <table:table-cell office:value-type="float" office:value="12121" table:style-name="ce11">
            <text:p>12,121</text:p>
          </table:table-cell>
          <table:table-cell office:value-type="float" office:value="6433" table:style-name="ce11">
            <text:p>6,433</text:p>
          </table:table-cell>
          <table:table-cell office:value-type="float" office:value="5688" table:style-name="ce10">
            <text:p>5,6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688" table:style-name="ce52">
            <text:p>1,688</text:p>
          </table:table-cell>
          <table:table-cell office:value-type="float" office:value="4338" table:style-name="ce11">
            <text:p>4,338</text:p>
          </table:table-cell>
          <table:table-cell office:value-type="float" office:value="2433" table:style-name="ce11">
            <text:p>2,433</text:p>
          </table:table-cell>
          <table:table-cell office:value-type="float" office:value="1905" table:style-name="ce10">
            <text:p>1,9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86" table:style-name="ce52">
            <text:p>4,786</text:p>
          </table:table-cell>
          <table:table-cell office:value-type="float" office:value="11064" table:style-name="ce11">
            <text:p>11,064</text:p>
          </table:table-cell>
          <table:table-cell office:value-type="float" office:value="5904" table:style-name="ce11">
            <text:p>5,904</text:p>
          </table:table-cell>
          <table:table-cell office:value-type="float" office:value="5160" table:style-name="ce10">
            <text:p>5,1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56" table:style-name="ce52">
            <text:p>4,056</text:p>
          </table:table-cell>
          <table:table-cell office:value-type="float" office:value="9771" table:style-name="ce11">
            <text:p>9,771</text:p>
          </table:table-cell>
          <table:table-cell office:value-type="float" office:value="5302" table:style-name="ce11">
            <text:p>5,302</text:p>
          </table:table-cell>
          <table:table-cell office:value-type="float" office:value="4469" table:style-name="ce10">
            <text:p>4,46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5074" table:style-name="ce52">
            <text:p>5,074</text:p>
          </table:table-cell>
          <table:table-cell office:value-type="float" office:value="16724" table:style-name="ce11">
            <text:p>16,724</text:p>
          </table:table-cell>
          <table:table-cell office:value-type="float" office:value="8594" table:style-name="ce11">
            <text:p>8,594</text:p>
          </table:table-cell>
          <table:table-cell office:value-type="float" office:value="8130" table:style-name="ce10">
            <text:p>8,1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125" table:style-name="ce52">
            <text:p>2,125</text:p>
          </table:table-cell>
          <table:table-cell office:value-type="float" office:value="6143" table:style-name="ce11">
            <text:p>6,143</text:p>
          </table:table-cell>
          <table:table-cell office:value-type="float" office:value="3241" table:style-name="ce11">
            <text:p>3,241</text:p>
          </table:table-cell>
          <table:table-cell office:value-type="float" office:value="2902" table:style-name="ce10">
            <text:p>2,90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722" table:style-name="ce53">
            <text:p>1,722</text:p>
          </table:table-cell>
          <table:table-cell office:value-type="float" office:value="5985" table:style-name="ce18">
            <text:p>5,985</text:p>
          </table:table-cell>
          <table:table-cell office:value-type="float" office:value="3276" table:style-name="ce18">
            <text:p>3,276</text:p>
          </table:table-cell>
          <table:table-cell office:value-type="float" office:value="2709" table:style-name="ce17">
            <text:p>2,709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6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澎湖縣</text:p>
          </table:table-cell>
          <table:table-cell office:value-type="float" office:value="42388" table:style-name="ce71">
            <text:p>42,388</text:p>
          </table:table-cell>
          <table:table-cell office:value-type="float" office:value="106174" table:style-name="ce79">
            <text:p>106,174</text:p>
          </table:table-cell>
          <table:table-cell office:value-type="float" office:value="54576" table:style-name="ce79">
            <text:p>54,576</text:p>
          </table:table-cell>
          <table:table-cell office:value-type="float" office:value="51598" table:style-name="ce73">
            <text:p>51,5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5916" table:style-name="ce52">
            <text:p>25,916</text:p>
          </table:table-cell>
          <table:table-cell office:value-type="float" office:value="63155" table:style-name="ce11">
            <text:p>63,155</text:p>
          </table:table-cell>
          <table:table-cell office:value-type="float" office:value="32107" table:style-name="ce11">
            <text:p>32,107</text:p>
          </table:table-cell>
          <table:table-cell office:value-type="float" office:value="31048" table:style-name="ce10">
            <text:p>31,0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6235" table:style-name="ce52">
            <text:p>6,235</text:p>
          </table:table-cell>
          <table:table-cell office:value-type="float" office:value="15463" table:style-name="ce11">
            <text:p>15,463</text:p>
          </table:table-cell>
          <table:table-cell office:value-type="float" office:value="8160" table:style-name="ce11">
            <text:p>8,160</text:p>
          </table:table-cell>
          <table:table-cell office:value-type="float" office:value="7303" table:style-name="ce10">
            <text:p>7,3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610" table:style-name="ce52">
            <text:p>3,610</text:p>
          </table:table-cell>
          <table:table-cell office:value-type="float" office:value="9960" table:style-name="ce11">
            <text:p>9,960</text:p>
          </table:table-cell>
          <table:table-cell office:value-type="float" office:value="5120" table:style-name="ce11">
            <text:p>5,120</text:p>
          </table:table-cell>
          <table:table-cell office:value-type="float" office:value="4840" table:style-name="ce10">
            <text:p>4,8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100" table:style-name="ce52">
            <text:p>3,100</text:p>
          </table:table-cell>
          <table:table-cell office:value-type="float" office:value="8326" table:style-name="ce11">
            <text:p>8,326</text:p>
          </table:table-cell>
          <table:table-cell office:value-type="float" office:value="4287" table:style-name="ce11">
            <text:p>4,287</text:p>
          </table:table-cell>
          <table:table-cell office:value-type="float" office:value="4039" table:style-name="ce10">
            <text:p>4,0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47" table:style-name="ce52">
            <text:p>2,047</text:p>
          </table:table-cell>
          <table:table-cell office:value-type="float" office:value="5427" table:style-name="ce11">
            <text:p>5,427</text:p>
          </table:table-cell>
          <table:table-cell office:value-type="float" office:value="2930" table:style-name="ce11">
            <text:p>2,930</text:p>
          </table:table-cell>
          <table:table-cell office:value-type="float" office:value="2497" table:style-name="ce10">
            <text:p>2,497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480" table:style-name="ce53">
            <text:p>1,480</text:p>
          </table:table-cell>
          <table:table-cell office:value-type="float" office:value="3843" table:style-name="ce18">
            <text:p>3,843</text:p>
          </table:table-cell>
          <table:table-cell office:value-type="float" office:value="1972" table:style-name="ce18">
            <text:p>1,972</text:p>
          </table:table-cell>
          <table:table-cell office:value-type="float" office:value="1871" table:style-name="ce17">
            <text:p>1,871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25"/>
          <table:table-cell office:value-type="string" table:style-name="ce86">
            <text:p>中華民國111年03月底</text:p>
          </table:table-cell>
          <table:table-cell table:number-columns-repeated="2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6">
            <text:p>基隆市</text:p>
          </table:table-cell>
          <table:table-cell office:value-type="float" office:value="155983" table:style-name="ce71">
            <text:p>155,983</text:p>
          </table:table-cell>
          <table:table-cell office:value-type="float" office:value="362239" table:style-name="ce79">
            <text:p>362,239</text:p>
          </table:table-cell>
          <table:table-cell office:value-type="float" office:value="180600" table:style-name="ce79">
            <text:p>180,600</text:p>
          </table:table-cell>
          <table:table-cell office:value-type="float" office:value="181639" table:style-name="ce73">
            <text:p>181,639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中正區</text:p>
          </table:table-cell>
          <table:table-cell office:value-type="float" office:value="22941" table:style-name="ce52">
            <text:p>22,941</text:p>
          </table:table-cell>
          <table:table-cell office:value-type="float" office:value="50514" table:style-name="ce11">
            <text:p>50,514</text:p>
          </table:table-cell>
          <table:table-cell office:value-type="float" office:value="25654" table:style-name="ce11">
            <text:p>25,654</text:p>
          </table:table-cell>
          <table:table-cell office:value-type="float" office:value="24860" table:style-name="ce10">
            <text:p>24,860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七堵區</text:p>
          </table:table-cell>
          <table:table-cell office:value-type="float" office:value="22008" table:style-name="ce52">
            <text:p>22,008</text:p>
          </table:table-cell>
          <table:table-cell office:value-type="float" office:value="53058" table:style-name="ce11">
            <text:p>53,058</text:p>
          </table:table-cell>
          <table:table-cell office:value-type="float" office:value="26512" table:style-name="ce11">
            <text:p>26,512</text:p>
          </table:table-cell>
          <table:table-cell office:value-type="float" office:value="26546" table:style-name="ce10">
            <text:p>26,546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暖暖區</text:p>
          </table:table-cell>
          <table:table-cell office:value-type="float" office:value="16240" table:style-name="ce52">
            <text:p>16,240</text:p>
          </table:table-cell>
          <table:table-cell office:value-type="float" office:value="38244" table:style-name="ce11">
            <text:p>38,244</text:p>
          </table:table-cell>
          <table:table-cell office:value-type="float" office:value="19098" table:style-name="ce11">
            <text:p>19,098</text:p>
          </table:table-cell>
          <table:table-cell office:value-type="float" office:value="19146" table:style-name="ce10">
            <text:p>19,146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仁愛區</text:p>
          </table:table-cell>
          <table:table-cell office:value-type="float" office:value="18808" table:style-name="ce52">
            <text:p>18,808</text:p>
          </table:table-cell>
          <table:table-cell office:value-type="float" office:value="41552" table:style-name="ce11">
            <text:p>41,552</text:p>
          </table:table-cell>
          <table:table-cell office:value-type="float" office:value="20429" table:style-name="ce11">
            <text:p>20,429</text:p>
          </table:table-cell>
          <table:table-cell office:value-type="float" office:value="21123" table:style-name="ce10">
            <text:p>21,123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山區</text:p>
          </table:table-cell>
          <table:table-cell office:value-type="float" office:value="19167" table:style-name="ce52">
            <text:p>19,167</text:p>
          </table:table-cell>
          <table:table-cell office:value-type="float" office:value="45435" table:style-name="ce11">
            <text:p>45,435</text:p>
          </table:table-cell>
          <table:table-cell office:value-type="float" office:value="23041" table:style-name="ce11">
            <text:p>23,041</text:p>
          </table:table-cell>
          <table:table-cell office:value-type="float" office:value="22394" table:style-name="ce10">
            <text:p>22,394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安樂區</text:p>
          </table:table-cell>
          <table:table-cell office:value-type="float" office:value="34003" table:style-name="ce52">
            <text:p>34,003</text:p>
          </table:table-cell>
          <table:table-cell office:value-type="float" office:value="80619" table:style-name="ce11">
            <text:p>80,619</text:p>
          </table:table-cell>
          <table:table-cell office:value-type="float" office:value="39930" table:style-name="ce11">
            <text:p>39,930</text:p>
          </table:table-cell>
          <table:table-cell office:value-type="float" office:value="40689" table:style-name="ce10">
            <text:p>40,689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信義區</text:p>
          </table:table-cell>
          <table:table-cell office:value-type="float" office:value="22816" table:style-name="ce53">
            <text:p>22,816</text:p>
          </table:table-cell>
          <table:table-cell office:value-type="float" office:value="52817" table:style-name="ce18">
            <text:p>52,817</text:p>
          </table:table-cell>
          <table:table-cell office:value-type="float" office:value="25936" table:style-name="ce18">
            <text:p>25,936</text:p>
          </table:table-cell>
          <table:table-cell office:value-type="float" office:value="26881" table:style-name="ce17">
            <text:p>26,881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74218" table:style-name="ce71">
            <text:p>174,218</text:p>
          </table:table-cell>
          <table:table-cell office:value-type="float" office:value="451689" table:style-name="ce79">
            <text:p>451,689</text:p>
          </table:table-cell>
          <table:table-cell office:value-type="float" office:value="223158" table:style-name="ce79">
            <text:p>223,158</text:p>
          </table:table-cell>
          <table:table-cell office:value-type="float" office:value="228531" table:style-name="ce73">
            <text:p>228,53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85528" table:style-name="ce52">
            <text:p>85,528</text:p>
          </table:table-cell>
          <table:table-cell office:value-type="float" office:value="221436" table:style-name="ce11">
            <text:p>221,436</text:p>
          </table:table-cell>
          <table:table-cell office:value-type="float" office:value="109273" table:style-name="ce11">
            <text:p>109,273</text:p>
          </table:table-cell>
          <table:table-cell office:value-type="float" office:value="112163" table:style-name="ce10">
            <text:p>112,16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9848" table:style-name="ce52">
            <text:p>59,848</text:p>
          </table:table-cell>
          <table:table-cell office:value-type="float" office:value="151838" table:style-name="ce11">
            <text:p>151,838</text:p>
          </table:table-cell>
          <table:table-cell office:value-type="float" office:value="74071" table:style-name="ce11">
            <text:p>74,071</text:p>
          </table:table-cell>
          <table:table-cell office:value-type="float" office:value="77767" table:style-name="ce10">
            <text:p>77,76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8842" table:style-name="ce53">
            <text:p>28,842</text:p>
          </table:table-cell>
          <table:table-cell office:value-type="float" office:value="78415" table:style-name="ce18">
            <text:p>78,415</text:p>
          </table:table-cell>
          <table:table-cell office:value-type="float" office:value="39814" table:style-name="ce18">
            <text:p>39,814</text:p>
          </table:table-cell>
          <table:table-cell office:value-type="float" office:value="38601" table:style-name="ce17">
            <text:p>38,601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1791" table:style-name="ce71">
            <text:p>101,791</text:p>
          </table:table-cell>
          <table:table-cell office:value-type="float" office:value="263821" table:style-name="ce79">
            <text:p>263,821</text:p>
          </table:table-cell>
          <table:table-cell office:value-type="float" office:value="127263" table:style-name="ce79">
            <text:p>127,263</text:p>
          </table:table-cell>
          <table:table-cell office:value-type="float" office:value="136558" table:style-name="ce73">
            <text:p>136,55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6131" table:style-name="ce52">
            <text:p>46,131</text:p>
          </table:table-cell>
          <table:table-cell office:value-type="float" office:value="118524" table:style-name="ce11">
            <text:p>118,524</text:p>
          </table:table-cell>
          <table:table-cell office:value-type="float" office:value="56609" table:style-name="ce11">
            <text:p>56,609</text:p>
          </table:table-cell>
          <table:table-cell office:value-type="float" office:value="61915" table:style-name="ce10">
            <text:p>61,91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5660" table:style-name="ce53">
            <text:p>55,660</text:p>
          </table:table-cell>
          <table:table-cell office:value-type="float" office:value="145297" table:style-name="ce18">
            <text:p>145,297</text:p>
          </table:table-cell>
          <table:table-cell office:value-type="float" office:value="70654" table:style-name="ce18">
            <text:p>70,654</text:p>
          </table:table-cell>
          <table:table-cell office:value-type="float" office:value="74643" table:style-name="ce17">
            <text:p>74,643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2620" table:style-name="ce71">
            <text:p>42,620</text:p>
          </table:table-cell>
          <table:table-cell office:value-type="float" office:value="140740" table:style-name="ce79">
            <text:p>140,740</text:p>
          </table:table-cell>
          <table:table-cell office:value-type="float" office:value="69981" table:style-name="ce79">
            <text:p>69,981</text:p>
          </table:table-cell>
          <table:table-cell office:value-type="float" office:value="70759" table:style-name="ce73">
            <text:p>70,7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3256" table:style-name="ce52">
            <text:p>13,256</text:p>
          </table:table-cell>
          <table:table-cell office:value-type="float" office:value="42459" table:style-name="ce11">
            <text:p>42,459</text:p>
          </table:table-cell>
          <table:table-cell office:value-type="float" office:value="21079" table:style-name="ce11">
            <text:p>21,079</text:p>
          </table:table-cell>
          <table:table-cell office:value-type="float" office:value="21380" table:style-name="ce10">
            <text:p>21,3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9581" table:style-name="ce52">
            <text:p>9,581</text:p>
          </table:table-cell>
          <table:table-cell office:value-type="float" office:value="30498" table:style-name="ce11">
            <text:p>30,498</text:p>
          </table:table-cell>
          <table:table-cell office:value-type="float" office:value="15232" table:style-name="ce11">
            <text:p>15,232</text:p>
          </table:table-cell>
          <table:table-cell office:value-type="float" office:value="15266" table:style-name="ce10">
            <text:p>15,2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546" table:style-name="ce52">
            <text:p>6,546</text:p>
          </table:table-cell>
          <table:table-cell office:value-type="float" office:value="20690" table:style-name="ce11">
            <text:p>20,690</text:p>
          </table:table-cell>
          <table:table-cell office:value-type="float" office:value="10125" table:style-name="ce11">
            <text:p>10,125</text:p>
          </table:table-cell>
          <table:table-cell office:value-type="float" office:value="10565" table:style-name="ce10">
            <text:p>10,5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9845" table:style-name="ce52">
            <text:p>9,845</text:p>
          </table:table-cell>
          <table:table-cell office:value-type="float" office:value="33790" table:style-name="ce11">
            <text:p>33,790</text:p>
          </table:table-cell>
          <table:table-cell office:value-type="float" office:value="16914" table:style-name="ce11">
            <text:p>16,914</text:p>
          </table:table-cell>
          <table:table-cell office:value-type="float" office:value="16876" table:style-name="ce10">
            <text:p>16,8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260" table:style-name="ce52">
            <text:p>3,260</text:p>
          </table:table-cell>
          <table:table-cell office:value-type="float" office:value="12634" table:style-name="ce11">
            <text:p>12,634</text:p>
          </table:table-cell>
          <table:table-cell office:value-type="float" office:value="6287" table:style-name="ce11">
            <text:p>6,287</text:p>
          </table:table-cell>
          <table:table-cell office:value-type="float" office:value="6347" table:style-name="ce10">
            <text:p>6,347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2" table:style-name="ce53">
            <text:p>132</text:p>
          </table:table-cell>
          <table:table-cell office:value-type="float" office:value="669" table:style-name="ce18">
            <text:p>669</text:p>
          </table:table-cell>
          <table:table-cell office:value-type="float" office:value="344" table:style-name="ce18">
            <text:p>344</text:p>
          </table:table-cell>
          <table:table-cell office:value-type="float" office:value="325" table:style-name="ce17">
            <text:p>325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576" table:style-name="ce71">
            <text:p>3,576</text:p>
          </table:table-cell>
          <table:table-cell office:value-type="float" office:value="13711" table:style-name="ce79">
            <text:p>13,711</text:p>
          </table:table-cell>
          <table:table-cell office:value-type="float" office:value="7973" table:style-name="ce79">
            <text:p>7,973</text:p>
          </table:table-cell>
          <table:table-cell office:value-type="float" office:value="5738" table:style-name="ce73">
            <text:p>5,7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2022" table:style-name="ce52">
            <text:p>2,022</text:p>
          </table:table-cell>
          <table:table-cell office:value-type="float" office:value="7667" table:style-name="ce11">
            <text:p>7,667</text:p>
          </table:table-cell>
          <table:table-cell office:value-type="float" office:value="4326" table:style-name="ce11">
            <text:p>4,326</text:p>
          </table:table-cell>
          <table:table-cell office:value-type="float" office:value="3341" table:style-name="ce10">
            <text:p>3,3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864" table:style-name="ce52">
            <text:p>864</text:p>
          </table:table-cell>
          <table:table-cell office:value-type="float" office:value="3057" table:style-name="ce11">
            <text:p>3,057</text:p>
          </table:table-cell>
          <table:table-cell office:value-type="float" office:value="1777" table:style-name="ce11">
            <text:p>1,777</text:p>
          </table:table-cell>
          <table:table-cell office:value-type="float" office:value="1280" table:style-name="ce10">
            <text:p>1,2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331" table:style-name="ce52">
            <text:p>331</text:p>
          </table:table-cell>
          <table:table-cell office:value-type="float" office:value="1490" table:style-name="ce11">
            <text:p>1,490</text:p>
          </table:table-cell>
          <table:table-cell office:value-type="float" office:value="945" table:style-name="ce11">
            <text:p>945</text:p>
          </table:table-cell>
          <table:table-cell office:value-type="float" office:value="545" table:style-name="ce10">
            <text:p>54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59" table:style-name="ce53">
            <text:p>359</text:p>
          </table:table-cell>
          <table:table-cell office:value-type="float" office:value="1497" table:style-name="ce18">
            <text:p>1,497</text:p>
          </table:table-cell>
          <table:table-cell office:value-type="float" office:value="925" table:style-name="ce18">
            <text:p>925</text:p>
          </table:table-cell>
          <table:table-cell office:value-type="float" office:value="572" table:style-name="ce17">
            <text:p>572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user</meta:initial-creator>
    <dc:creator>盧怡婷</dc:creator>
    <meta:creation-date>1998-03-06T04:37:15Z</meta:creation-date>
    <dc:date>2022-04-01T07:06:46Z</dc:date>
    <meta:print-date>2020-06-02T06:30:47Z</meta:print-date>
  </office:meta>
</office:document-meta>
</file>